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diagonal-bl-tr="none" style:diagonal-tl-br="none" fo:border="none" style:rotation-align="none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4" style:family="table-cell" style:parent-style-name="Default" style:data-style-name="N100">
      <style:table-cell-properties style:rotation-align="none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gemeinde</text:p>
          </table:table-cell>
          <table:table-cell office:value-type="string" calcext:value-type="string">
            <text:p>jahr</text:p>
          </table:table-cell>
          <table:table-cell table:style-name="ce2" office:value-type="string" calcext:value-type="string">
            <text:p>steuerfuss_in_prozent</text:p>
          </table:table-cell>
        </table:table-row>
        <table:table-row table:style-name="ro1">
          <table:table-cell office:value-type="string" calcext:value-type="string">
            <text:p>Aedermannsdorf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Aeschi (SO)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Balm bei Günsberg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Balsthal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ärschwil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Bättwil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einwil (SO)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Bellach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Bettlach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Biberist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Biezwil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Bolken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Boningen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reitenbach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string" calcext:value-type="string">
            <text:p>Buchegg</text:p>
          </table:table-cell>
          <table:table-cell office:value-type="float" office:value="2000" calcext:value-type="float">
            <text:p>2000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üren (SO)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Büsserach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Däniken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Deitingen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Derendingen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Dornach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string" calcext:value-type="string">
            <text:p>Drei Höfe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ulliken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Egerkingen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ppenberg-Wöschnau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rlinsbach SO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rschwil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Etziken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Fehren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Feldbrunnen-St.Niklaus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lumenthal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Fulenbach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Gempen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Gerlafingen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Grenchen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Gretzenbach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Grindel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Günsberg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Gunzgen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Hägendorf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Halten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Härkingen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Hauenstein-Ifenthal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Herbetswil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Himmelried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ochwald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Hofstetten-Flüh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Holderbank (SO)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Horriwil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Hubersdorf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Hüniken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Kammersrohr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Kappel (SO)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Kestenholz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Kienberg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leinlützel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riegstetten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Langendorf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Laupersdorf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Lohn-Ammannsegg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Lommiswil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Lostorf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string" calcext:value-type="string">
            <text:p>Lüsslingen-Nennigkofen</text:p>
          </table:table-cell>
          <table:table-cell office:value-type="float" office:value="2000" calcext:value-type="float">
            <text:p>2000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uterbach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Lüterkofen-Ichertswil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Lüterswil-Gächliwil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Matzendorf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Meltingen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Messen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Metzerlen-Mariastein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Mümliswil-Ramiswil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Neuendorf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Niederbuchsiten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Niedergösgen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Nuglar-St.Pantaleon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Nunningen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Oberbuchsiten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Oberdorf (SO)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Obergerlafingen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Obergösgen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Oekingen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Oensingen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Olten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Recherswil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Rickenbach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iedholz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odersdorf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Rüttenen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chnottwil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Schönenwerd (SO)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eewen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Selzach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Solothurn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Starrkirch-Wil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tüsslingen (Rohr)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Subingen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Trimbach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Unterramsern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Walterswil (SO)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Wangen bei Olten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Welschenrohr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Winznau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Wisen (SO)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Witterswil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Wolfwil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Zuchwil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Zullwil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Aedermannsdorf</text:p>
          </table:table-cell>
          <table:table-cell office:value-type="float" office:value="2001" calcext:value-type="float">
            <text:p>20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Aeschi (SO)</text:p>
          </table:table-cell>
          <table:table-cell office:value-type="float" office:value="2001" calcext:value-type="float">
            <text:p>200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Balm bei Günsberg</text:p>
          </table:table-cell>
          <table:table-cell office:value-type="float" office:value="2001" calcext:value-type="float">
            <text:p>200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Balsthal</text:p>
          </table:table-cell>
          <table:table-cell office:value-type="float" office:value="2001" calcext:value-type="float">
            <text:p>200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ärschwil</text:p>
          </table:table-cell>
          <table:table-cell office:value-type="float" office:value="2001" calcext:value-type="float">
            <text:p>200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Bättwil</text:p>
          </table:table-cell>
          <table:table-cell office:value-type="float" office:value="2001" calcext:value-type="float">
            <text:p>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einwil (SO)</text:p>
          </table:table-cell>
          <table:table-cell office:value-type="float" office:value="2001" calcext:value-type="float">
            <text:p>200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Bellach</text:p>
          </table:table-cell>
          <table:table-cell office:value-type="float" office:value="2001" calcext:value-type="float">
            <text:p>20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Bettlach</text:p>
          </table:table-cell>
          <table:table-cell office:value-type="float" office:value="2001" calcext:value-type="float">
            <text:p>200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Biberist</text:p>
          </table:table-cell>
          <table:table-cell office:value-type="float" office:value="2001" calcext:value-type="float">
            <text:p>200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Biezwil</text:p>
          </table:table-cell>
          <table:table-cell office:value-type="float" office:value="2001" calcext:value-type="float">
            <text:p>20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Bolken</text:p>
          </table:table-cell>
          <table:table-cell office:value-type="float" office:value="2001" calcext:value-type="float">
            <text:p>200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Boningen</text:p>
          </table:table-cell>
          <table:table-cell office:value-type="float" office:value="2001" calcext:value-type="float">
            <text:p>200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reitenbach</text:p>
          </table:table-cell>
          <table:table-cell office:value-type="float" office:value="2001" calcext:value-type="float">
            <text:p>20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string" calcext:value-type="string">
            <text:p>Buchegg</text:p>
          </table:table-cell>
          <table:table-cell office:value-type="float" office:value="2001" calcext:value-type="float">
            <text:p>2001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üren (SO)</text:p>
          </table:table-cell>
          <table:table-cell office:value-type="float" office:value="2001" calcext:value-type="float">
            <text:p>200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Büsserach</text:p>
          </table:table-cell>
          <table:table-cell office:value-type="float" office:value="2001" calcext:value-type="float">
            <text:p>20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Däniken</text:p>
          </table:table-cell>
          <table:table-cell office:value-type="float" office:value="2001" calcext:value-type="float">
            <text:p>200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Deitingen</text:p>
          </table:table-cell>
          <table:table-cell office:value-type="float" office:value="2001" calcext:value-type="float">
            <text:p>200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Derendingen</text:p>
          </table:table-cell>
          <table:table-cell office:value-type="float" office:value="2001" calcext:value-type="float">
            <text:p>200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Dornach</text:p>
          </table:table-cell>
          <table:table-cell office:value-type="float" office:value="2001" calcext:value-type="float">
            <text:p>20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Drei Höfe</text:p>
          </table:table-cell>
          <table:table-cell office:value-type="float" office:value="2001" calcext:value-type="float">
            <text:p>2001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ulliken</text:p>
          </table:table-cell>
          <table:table-cell office:value-type="float" office:value="2001" calcext:value-type="float">
            <text:p>200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Egerkingen</text:p>
          </table:table-cell>
          <table:table-cell office:value-type="float" office:value="2001" calcext:value-type="float">
            <text:p>200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ppenberg-Wöschnau</text:p>
          </table:table-cell>
          <table:table-cell office:value-type="float" office:value="2001" calcext:value-type="float">
            <text:p>200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rlinsbach S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rschwil</text:p>
          </table:table-cell>
          <table:table-cell office:value-type="float" office:value="2001" calcext:value-type="float">
            <text:p>200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Etziken</text:p>
          </table:table-cell>
          <table:table-cell office:value-type="float" office:value="2001" calcext:value-type="float">
            <text:p>200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Fehren</text:p>
          </table:table-cell>
          <table:table-cell office:value-type="float" office:value="2001" calcext:value-type="float">
            <text:p>200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Feldbrunnen-St.Niklaus</text:p>
          </table:table-cell>
          <table:table-cell office:value-type="float" office:value="2001" calcext:value-type="float">
            <text:p>200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lumenthal</text:p>
          </table:table-cell>
          <table:table-cell office:value-type="float" office:value="2001" calcext:value-type="float">
            <text:p>200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Fulenbach</text:p>
          </table:table-cell>
          <table:table-cell office:value-type="float" office:value="2001" calcext:value-type="float">
            <text:p>200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Gempen</text:p>
          </table:table-cell>
          <table:table-cell office:value-type="float" office:value="2001" calcext:value-type="float">
            <text:p>200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Gerlafingen</text:p>
          </table:table-cell>
          <table:table-cell office:value-type="float" office:value="2001" calcext:value-type="float">
            <text:p>200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Grenchen</text:p>
          </table:table-cell>
          <table:table-cell office:value-type="float" office:value="2001" calcext:value-type="float">
            <text:p>200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Gretzenbach</text:p>
          </table:table-cell>
          <table:table-cell office:value-type="float" office:value="2001" calcext:value-type="float">
            <text:p>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Grindel</text:p>
          </table:table-cell>
          <table:table-cell office:value-type="float" office:value="2001" calcext:value-type="float">
            <text:p>20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Günsberg</text:p>
          </table:table-cell>
          <table:table-cell office:value-type="float" office:value="2001" calcext:value-type="float">
            <text:p>20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Gunzgen</text:p>
          </table:table-cell>
          <table:table-cell office:value-type="float" office:value="2001" calcext:value-type="float">
            <text:p>200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Hägendorf</text:p>
          </table:table-cell>
          <table:table-cell office:value-type="float" office:value="2001" calcext:value-type="float">
            <text:p>200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Halten</text:p>
          </table:table-cell>
          <table:table-cell office:value-type="float" office:value="2001" calcext:value-type="float">
            <text:p>20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Härkingen</text:p>
          </table:table-cell>
          <table:table-cell office:value-type="float" office:value="2001" calcext:value-type="float">
            <text:p>200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Hauenstein-Ifenthal</text:p>
          </table:table-cell>
          <table:table-cell office:value-type="float" office:value="2001" calcext:value-type="float">
            <text:p>20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Herbetswil</text:p>
          </table:table-cell>
          <table:table-cell office:value-type="float" office:value="2001" calcext:value-type="float">
            <text:p>20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Himmelried</text:p>
          </table:table-cell>
          <table:table-cell office:value-type="float" office:value="2001" calcext:value-type="float">
            <text:p>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ochwald</text:p>
          </table:table-cell>
          <table:table-cell office:value-type="float" office:value="2001" calcext:value-type="float">
            <text:p>200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Hofstetten-Flüh</text:p>
          </table:table-cell>
          <table:table-cell office:value-type="float" office:value="2001" calcext:value-type="float">
            <text:p>200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Holderbank (SO)</text:p>
          </table:table-cell>
          <table:table-cell office:value-type="float" office:value="2001" calcext:value-type="float">
            <text:p>200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Horriwil</text:p>
          </table:table-cell>
          <table:table-cell office:value-type="float" office:value="2001" calcext:value-type="float">
            <text:p>200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Hubersdorf</text:p>
          </table:table-cell>
          <table:table-cell office:value-type="float" office:value="2001" calcext:value-type="float">
            <text:p>200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Hüniken</text:p>
          </table:table-cell>
          <table:table-cell office:value-type="float" office:value="2001" calcext:value-type="float">
            <text:p>20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Kammersrohr</text:p>
          </table:table-cell>
          <table:table-cell office:value-type="float" office:value="2001" calcext:value-type="float">
            <text:p>200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Kappel (SO)</text:p>
          </table:table-cell>
          <table:table-cell office:value-type="float" office:value="2001" calcext:value-type="float">
            <text:p>200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Kestenholz</text:p>
          </table:table-cell>
          <table:table-cell office:value-type="float" office:value="2001" calcext:value-type="float">
            <text:p>20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Kienberg</text:p>
          </table:table-cell>
          <table:table-cell office:value-type="float" office:value="2001" calcext:value-type="float">
            <text:p>200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leinlützel</text:p>
          </table:table-cell>
          <table:table-cell office:value-type="float" office:value="2001" calcext:value-type="float">
            <text:p>200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riegstetten</text:p>
          </table:table-cell>
          <table:table-cell office:value-type="float" office:value="2001" calcext:value-type="float">
            <text:p>20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Langendorf</text:p>
          </table:table-cell>
          <table:table-cell office:value-type="float" office:value="2001" calcext:value-type="float">
            <text:p>200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Laupersdorf</text:p>
          </table:table-cell>
          <table:table-cell office:value-type="float" office:value="2001" calcext:value-type="float">
            <text:p>200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Lohn-Ammannsegg</text:p>
          </table:table-cell>
          <table:table-cell office:value-type="float" office:value="2001" calcext:value-type="float">
            <text:p>20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ommiswil</text:p>
          </table:table-cell>
          <table:table-cell office:value-type="float" office:value="2001" calcext:value-type="float">
            <text:p>20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Lostorf</text:p>
          </table:table-cell>
          <table:table-cell office:value-type="float" office:value="2001" calcext:value-type="float">
            <text:p>200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string" calcext:value-type="string">
            <text:p>Lüsslingen-Nennigkofen</text:p>
          </table:table-cell>
          <table:table-cell office:value-type="float" office:value="2001" calcext:value-type="float">
            <text:p>2001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uterbach</text:p>
          </table:table-cell>
          <table:table-cell office:value-type="float" office:value="2001" calcext:value-type="float">
            <text:p>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Lüterkofen-Ichertswil</text:p>
          </table:table-cell>
          <table:table-cell office:value-type="float" office:value="2001" calcext:value-type="float">
            <text:p>200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Lüterswil-Gächliwil</text:p>
          </table:table-cell>
          <table:table-cell office:value-type="float" office:value="2001" calcext:value-type="float">
            <text:p>20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Matzendorf</text:p>
          </table:table-cell>
          <table:table-cell office:value-type="float" office:value="2001" calcext:value-type="float">
            <text:p>200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Meltingen</text:p>
          </table:table-cell>
          <table:table-cell office:value-type="float" office:value="2001" calcext:value-type="float">
            <text:p>200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Messen</text:p>
          </table:table-cell>
          <table:table-cell office:value-type="float" office:value="2001" calcext:value-type="float">
            <text:p>200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Metzerlen-Mariastein</text:p>
          </table:table-cell>
          <table:table-cell office:value-type="float" office:value="2001" calcext:value-type="float">
            <text:p>200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Mümliswil-Ramiswil</text:p>
          </table:table-cell>
          <table:table-cell office:value-type="float" office:value="2001" calcext:value-type="float">
            <text:p>200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Neuendorf</text:p>
          </table:table-cell>
          <table:table-cell office:value-type="float" office:value="2001" calcext:value-type="float">
            <text:p>200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Niederbuchsiten</text:p>
          </table:table-cell>
          <table:table-cell office:value-type="float" office:value="2001" calcext:value-type="float">
            <text:p>20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Niedergösgen</text:p>
          </table:table-cell>
          <table:table-cell office:value-type="float" office:value="2001" calcext:value-type="float">
            <text:p>20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uglar-St.Pantaleon</text:p>
          </table:table-cell>
          <table:table-cell office:value-type="float" office:value="2001" calcext:value-type="float">
            <text:p>200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Nunningen</text:p>
          </table:table-cell>
          <table:table-cell office:value-type="float" office:value="2001" calcext:value-type="float">
            <text:p>200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Oberbuchsiten</text:p>
          </table:table-cell>
          <table:table-cell office:value-type="float" office:value="2001" calcext:value-type="float">
            <text:p>20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Oberdorf (SO)</text:p>
          </table:table-cell>
          <table:table-cell office:value-type="float" office:value="2001" calcext:value-type="float">
            <text:p>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Obergerlafingen</text:p>
          </table:table-cell>
          <table:table-cell office:value-type="float" office:value="2001" calcext:value-type="float">
            <text:p>20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Obergösgen</text:p>
          </table:table-cell>
          <table:table-cell office:value-type="float" office:value="2001" calcext:value-type="float">
            <text:p>20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Oekingen</text:p>
          </table:table-cell>
          <table:table-cell office:value-type="float" office:value="2001" calcext:value-type="float">
            <text:p>200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Oensingen</text:p>
          </table:table-cell>
          <table:table-cell office:value-type="float" office:value="2001" calcext:value-type="float">
            <text:p>200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Olten</text:p>
          </table:table-cell>
          <table:table-cell office:value-type="float" office:value="2001" calcext:value-type="float">
            <text:p>2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Recherswil</text:p>
          </table:table-cell>
          <table:table-cell office:value-type="float" office:value="2001" calcext:value-type="float">
            <text:p>200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Rickenbach</text:p>
          </table:table-cell>
          <table:table-cell office:value-type="float" office:value="2001" calcext:value-type="float">
            <text:p>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iedholz</text:p>
          </table:table-cell>
          <table:table-cell office:value-type="float" office:value="2001" calcext:value-type="float">
            <text:p>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odersdorf</text:p>
          </table:table-cell>
          <table:table-cell office:value-type="float" office:value="2001" calcext:value-type="float">
            <text:p>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üttenen</text:p>
          </table:table-cell>
          <table:table-cell office:value-type="float" office:value="2001" calcext:value-type="float">
            <text:p>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chnottwil</text:p>
          </table:table-cell>
          <table:table-cell office:value-type="float" office:value="2001" calcext:value-type="float">
            <text:p>200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Schönenwerd (SO)</text:p>
          </table:table-cell>
          <table:table-cell office:value-type="float" office:value="2001" calcext:value-type="float">
            <text:p>200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eewen</text:p>
          </table:table-cell>
          <table:table-cell office:value-type="float" office:value="2001" calcext:value-type="float">
            <text:p>200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Selzach</text:p>
          </table:table-cell>
          <table:table-cell office:value-type="float" office:value="2001" calcext:value-type="float">
            <text:p>200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Solothurn</text:p>
          </table:table-cell>
          <table:table-cell office:value-type="float" office:value="2001" calcext:value-type="float">
            <text:p>200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Starrkirch-Wil</text:p>
          </table:table-cell>
          <table:table-cell office:value-type="float" office:value="2001" calcext:value-type="float">
            <text:p>20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tüsslingen (Rohr)</text:p>
          </table:table-cell>
          <table:table-cell office:value-type="float" office:value="2001" calcext:value-type="float">
            <text:p>200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Subingen</text:p>
          </table:table-cell>
          <table:table-cell office:value-type="float" office:value="2001" calcext:value-type="float">
            <text:p>200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Trimbach</text:p>
          </table:table-cell>
          <table:table-cell office:value-type="float" office:value="2001" calcext:value-type="float">
            <text:p>200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Unterramsern</text:p>
          </table:table-cell>
          <table:table-cell office:value-type="float" office:value="2001" calcext:value-type="float">
            <text:p>20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Walterswil (SO)</text:p>
          </table:table-cell>
          <table:table-cell office:value-type="float" office:value="2001" calcext:value-type="float">
            <text:p>20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Wangen bei Olten</text:p>
          </table:table-cell>
          <table:table-cell office:value-type="float" office:value="2001" calcext:value-type="float">
            <text:p>20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Welschenrohr</text:p>
          </table:table-cell>
          <table:table-cell office:value-type="float" office:value="2001" calcext:value-type="float">
            <text:p>200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Winznau</text:p>
          </table:table-cell>
          <table:table-cell office:value-type="float" office:value="2001" calcext:value-type="float">
            <text:p>200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Wisen (SO)</text:p>
          </table:table-cell>
          <table:table-cell office:value-type="float" office:value="2001" calcext:value-type="float">
            <text:p>200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Witterswil</text:p>
          </table:table-cell>
          <table:table-cell office:value-type="float" office:value="2001" calcext:value-type="float">
            <text:p>20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Wolfwil</text:p>
          </table:table-cell>
          <table:table-cell office:value-type="float" office:value="2001" calcext:value-type="float">
            <text:p>20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Zuchwil</text:p>
          </table:table-cell>
          <table:table-cell office:value-type="float" office:value="2001" calcext:value-type="float">
            <text:p>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Zullwil</text:p>
          </table:table-cell>
          <table:table-cell office:value-type="float" office:value="2001" calcext:value-type="float">
            <text:p>200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Aedermannsdorf</text:p>
          </table:table-cell>
          <table:table-cell office:value-type="float" office:value="2002" calcext:value-type="float">
            <text:p>200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Aeschi (SO)</text:p>
          </table:table-cell>
          <table:table-cell office:value-type="float" office:value="2002" calcext:value-type="float">
            <text:p>200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Balm bei Günsberg</text:p>
          </table:table-cell>
          <table:table-cell office:value-type="float" office:value="2002" calcext:value-type="float">
            <text:p>20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lsthal</text:p>
          </table:table-cell>
          <table:table-cell office:value-type="float" office:value="2002" calcext:value-type="float">
            <text:p>200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ärschwil</text:p>
          </table:table-cell>
          <table:table-cell office:value-type="float" office:value="2002" calcext:value-type="float">
            <text:p>200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Bättwil</text:p>
          </table:table-cell>
          <table:table-cell office:value-type="float" office:value="2002" calcext:value-type="float">
            <text:p>200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einwil (SO)</text:p>
          </table:table-cell>
          <table:table-cell office:value-type="float" office:value="2002" calcext:value-type="float">
            <text:p>200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ellach</text:p>
          </table:table-cell>
          <table:table-cell office:value-type="float" office:value="2002" calcext:value-type="float">
            <text:p>200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Bettlach</text:p>
          </table:table-cell>
          <table:table-cell office:value-type="float" office:value="2002" calcext:value-type="float">
            <text:p>20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iberist</text:p>
          </table:table-cell>
          <table:table-cell office:value-type="float" office:value="2002" calcext:value-type="float">
            <text:p>200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Biezwil</text:p>
          </table:table-cell>
          <table:table-cell office:value-type="float" office:value="2002" calcext:value-type="float">
            <text:p>200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Bolken</text:p>
          </table:table-cell>
          <table:table-cell office:value-type="float" office:value="2002" calcext:value-type="float">
            <text:p>200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Boningen</text:p>
          </table:table-cell>
          <table:table-cell office:value-type="float" office:value="2002" calcext:value-type="float">
            <text:p>200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reitenbach</text:p>
          </table:table-cell>
          <table:table-cell office:value-type="float" office:value="2002" calcext:value-type="float">
            <text:p>200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string" calcext:value-type="string">
            <text:p>Buchegg</text:p>
          </table:table-cell>
          <table:table-cell office:value-type="float" office:value="2002" calcext:value-type="float">
            <text:p>2002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üren (SO)</text:p>
          </table:table-cell>
          <table:table-cell office:value-type="float" office:value="2002" calcext:value-type="float">
            <text:p>200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Büsserach</text:p>
          </table:table-cell>
          <table:table-cell office:value-type="float" office:value="2002" calcext:value-type="float">
            <text:p>200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Däniken</text:p>
          </table:table-cell>
          <table:table-cell office:value-type="float" office:value="2002" calcext:value-type="float">
            <text:p>200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Deitingen</text:p>
          </table:table-cell>
          <table:table-cell office:value-type="float" office:value="2002" calcext:value-type="float">
            <text:p>200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Derendingen</text:p>
          </table:table-cell>
          <table:table-cell office:value-type="float" office:value="2002" calcext:value-type="float">
            <text:p>200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Dornach</text:p>
          </table:table-cell>
          <table:table-cell office:value-type="float" office:value="2002" calcext:value-type="float">
            <text:p>20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Drei Höfe</text:p>
          </table:table-cell>
          <table:table-cell office:value-type="float" office:value="2002" calcext:value-type="float">
            <text:p>2002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ulliken</text:p>
          </table:table-cell>
          <table:table-cell office:value-type="float" office:value="2002" calcext:value-type="float">
            <text:p>200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Egerkingen</text:p>
          </table:table-cell>
          <table:table-cell office:value-type="float" office:value="2002" calcext:value-type="float">
            <text:p>200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ppenberg-Wöschnau</text:p>
          </table:table-cell>
          <table:table-cell office:value-type="float" office:value="2002" calcext:value-type="float">
            <text:p>200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rlinsbach S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rschwil</text:p>
          </table:table-cell>
          <table:table-cell office:value-type="float" office:value="2002" calcext:value-type="float">
            <text:p>200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Etziken</text:p>
          </table:table-cell>
          <table:table-cell office:value-type="float" office:value="2002" calcext:value-type="float">
            <text:p>200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Fehren</text:p>
          </table:table-cell>
          <table:table-cell office:value-type="float" office:value="2002" calcext:value-type="float">
            <text:p>200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Feldbrunnen-St.Niklaus</text:p>
          </table:table-cell>
          <table:table-cell office:value-type="float" office:value="2002" calcext:value-type="float">
            <text:p>200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lumenthal</text:p>
          </table:table-cell>
          <table:table-cell office:value-type="float" office:value="2002" calcext:value-type="float">
            <text:p>200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Fulenbach</text:p>
          </table:table-cell>
          <table:table-cell office:value-type="float" office:value="2002" calcext:value-type="float">
            <text:p>200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Gempen</text:p>
          </table:table-cell>
          <table:table-cell office:value-type="float" office:value="2002" calcext:value-type="float">
            <text:p>200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Gerlafingen</text:p>
          </table:table-cell>
          <table:table-cell office:value-type="float" office:value="2002" calcext:value-type="float">
            <text:p>200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Grenchen</text:p>
          </table:table-cell>
          <table:table-cell office:value-type="float" office:value="2002" calcext:value-type="float">
            <text:p>200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Gretzenbach</text:p>
          </table:table-cell>
          <table:table-cell office:value-type="float" office:value="2002" calcext:value-type="float">
            <text:p>200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Grindel</text:p>
          </table:table-cell>
          <table:table-cell office:value-type="float" office:value="2002" calcext:value-type="float">
            <text:p>200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Günsberg</text:p>
          </table:table-cell>
          <table:table-cell office:value-type="float" office:value="2002" calcext:value-type="float">
            <text:p>200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Gunzgen</text:p>
          </table:table-cell>
          <table:table-cell office:value-type="float" office:value="2002" calcext:value-type="float">
            <text:p>200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Hägendorf</text:p>
          </table:table-cell>
          <table:table-cell office:value-type="float" office:value="2002" calcext:value-type="float">
            <text:p>200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Halten</text:p>
          </table:table-cell>
          <table:table-cell office:value-type="float" office:value="2002" calcext:value-type="float">
            <text:p>200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Härkingen</text:p>
          </table:table-cell>
          <table:table-cell office:value-type="float" office:value="2002" calcext:value-type="float">
            <text:p>200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Hauenstein-Ifenthal</text:p>
          </table:table-cell>
          <table:table-cell office:value-type="float" office:value="2002" calcext:value-type="float">
            <text:p>200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Herbetswil</text:p>
          </table:table-cell>
          <table:table-cell office:value-type="float" office:value="2002" calcext:value-type="float">
            <text:p>200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Himmelried</text:p>
          </table:table-cell>
          <table:table-cell office:value-type="float" office:value="2002" calcext:value-type="float">
            <text:p>200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ochwald</text:p>
          </table:table-cell>
          <table:table-cell office:value-type="float" office:value="2002" calcext:value-type="float">
            <text:p>200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Hofstetten-Flüh</text:p>
          </table:table-cell>
          <table:table-cell office:value-type="float" office:value="2002" calcext:value-type="float">
            <text:p>200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Holderbank (SO)</text:p>
          </table:table-cell>
          <table:table-cell office:value-type="float" office:value="2002" calcext:value-type="float">
            <text:p>200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Horriwil</text:p>
          </table:table-cell>
          <table:table-cell office:value-type="float" office:value="2002" calcext:value-type="float">
            <text:p>200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Hubersdorf</text:p>
          </table:table-cell>
          <table:table-cell office:value-type="float" office:value="2002" calcext:value-type="float">
            <text:p>200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Hüniken</text:p>
          </table:table-cell>
          <table:table-cell office:value-type="float" office:value="2002" calcext:value-type="float">
            <text:p>200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Kammersrohr</text:p>
          </table:table-cell>
          <table:table-cell office:value-type="float" office:value="2002" calcext:value-type="float">
            <text:p>200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Kappel (SO)</text:p>
          </table:table-cell>
          <table:table-cell office:value-type="float" office:value="2002" calcext:value-type="float">
            <text:p>200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Kestenholz</text:p>
          </table:table-cell>
          <table:table-cell office:value-type="float" office:value="2002" calcext:value-type="float">
            <text:p>200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Kienberg</text:p>
          </table:table-cell>
          <table:table-cell office:value-type="float" office:value="2002" calcext:value-type="float">
            <text:p>200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leinlützel</text:p>
          </table:table-cell>
          <table:table-cell office:value-type="float" office:value="2002" calcext:value-type="float">
            <text:p>200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riegstetten</text:p>
          </table:table-cell>
          <table:table-cell office:value-type="float" office:value="2002" calcext:value-type="float">
            <text:p>200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Langendorf</text:p>
          </table:table-cell>
          <table:table-cell office:value-type="float" office:value="2002" calcext:value-type="float">
            <text:p>200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Laupersdorf</text:p>
          </table:table-cell>
          <table:table-cell office:value-type="float" office:value="2002" calcext:value-type="float">
            <text:p>200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Lohn-Ammannsegg</text:p>
          </table:table-cell>
          <table:table-cell office:value-type="float" office:value="2002" calcext:value-type="float">
            <text:p>20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ommiswil</text:p>
          </table:table-cell>
          <table:table-cell office:value-type="float" office:value="2002" calcext:value-type="float">
            <text:p>200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Lostorf</text:p>
          </table:table-cell>
          <table:table-cell office:value-type="float" office:value="2002" calcext:value-type="float">
            <text:p>200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string" calcext:value-type="string">
            <text:p>Lüsslingen-Nennigkofen</text:p>
          </table:table-cell>
          <table:table-cell office:value-type="float" office:value="2002" calcext:value-type="float">
            <text:p>2002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uterbach</text:p>
          </table:table-cell>
          <table:table-cell office:value-type="float" office:value="2002" calcext:value-type="float">
            <text:p>200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Lüterkofen-Ichertswil</text:p>
          </table:table-cell>
          <table:table-cell office:value-type="float" office:value="2002" calcext:value-type="float">
            <text:p>200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Lüterswil-Gächliwil</text:p>
          </table:table-cell>
          <table:table-cell office:value-type="float" office:value="2002" calcext:value-type="float">
            <text:p>200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Matzendorf</text:p>
          </table:table-cell>
          <table:table-cell office:value-type="float" office:value="2002" calcext:value-type="float">
            <text:p>200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Meltingen</text:p>
          </table:table-cell>
          <table:table-cell office:value-type="float" office:value="2002" calcext:value-type="float">
            <text:p>200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Messen</text:p>
          </table:table-cell>
          <table:table-cell office:value-type="float" office:value="2002" calcext:value-type="float">
            <text:p>200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Metzerlen-Mariastein</text:p>
          </table:table-cell>
          <table:table-cell office:value-type="float" office:value="2002" calcext:value-type="float">
            <text:p>200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Mümliswil-Ramiswil</text:p>
          </table:table-cell>
          <table:table-cell office:value-type="float" office:value="2002" calcext:value-type="float">
            <text:p>200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Neuendorf</text:p>
          </table:table-cell>
          <table:table-cell office:value-type="float" office:value="2002" calcext:value-type="float">
            <text:p>200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Niederbuchsiten</text:p>
          </table:table-cell>
          <table:table-cell office:value-type="float" office:value="2002" calcext:value-type="float">
            <text:p>200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Niedergösgen</text:p>
          </table:table-cell>
          <table:table-cell office:value-type="float" office:value="2002" calcext:value-type="float">
            <text:p>20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uglar-St.Pantaleon</text:p>
          </table:table-cell>
          <table:table-cell office:value-type="float" office:value="2002" calcext:value-type="float">
            <text:p>200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Nunningen</text:p>
          </table:table-cell>
          <table:table-cell office:value-type="float" office:value="2002" calcext:value-type="float">
            <text:p>200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Oberbuchsiten</text:p>
          </table:table-cell>
          <table:table-cell office:value-type="float" office:value="2002" calcext:value-type="float">
            <text:p>200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Oberdorf (SO)</text:p>
          </table:table-cell>
          <table:table-cell office:value-type="float" office:value="2002" calcext:value-type="float">
            <text:p>200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Obergerlafingen</text:p>
          </table:table-cell>
          <table:table-cell office:value-type="float" office:value="2002" calcext:value-type="float">
            <text:p>200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Obergösgen</text:p>
          </table:table-cell>
          <table:table-cell office:value-type="float" office:value="2002" calcext:value-type="float">
            <text:p>200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Oekingen</text:p>
          </table:table-cell>
          <table:table-cell office:value-type="float" office:value="2002" calcext:value-type="float">
            <text:p>200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Oensingen</text:p>
          </table:table-cell>
          <table:table-cell office:value-type="float" office:value="2002" calcext:value-type="float">
            <text:p>200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Olten</text:p>
          </table:table-cell>
          <table:table-cell office:value-type="float" office:value="2002" calcext:value-type="float">
            <text:p>200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Recherswil</text:p>
          </table:table-cell>
          <table:table-cell office:value-type="float" office:value="2002" calcext:value-type="float">
            <text:p>200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Rickenbach</text:p>
          </table:table-cell>
          <table:table-cell office:value-type="float" office:value="2002" calcext:value-type="float">
            <text:p>200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iedholz</text:p>
          </table:table-cell>
          <table:table-cell office:value-type="float" office:value="2002" calcext:value-type="float">
            <text:p>200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odersdorf</text:p>
          </table:table-cell>
          <table:table-cell office:value-type="float" office:value="2002" calcext:value-type="float">
            <text:p>200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üttenen</text:p>
          </table:table-cell>
          <table:table-cell office:value-type="float" office:value="2002" calcext:value-type="float">
            <text:p>200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chnottwil</text:p>
          </table:table-cell>
          <table:table-cell office:value-type="float" office:value="2002" calcext:value-type="float">
            <text:p>200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Schönenwerd (SO)</text:p>
          </table:table-cell>
          <table:table-cell office:value-type="float" office:value="2002" calcext:value-type="float">
            <text:p>200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eewen</text:p>
          </table:table-cell>
          <table:table-cell office:value-type="float" office:value="2002" calcext:value-type="float">
            <text:p>200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Selzach</text:p>
          </table:table-cell>
          <table:table-cell office:value-type="float" office:value="2002" calcext:value-type="float">
            <text:p>200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Solothurn</text:p>
          </table:table-cell>
          <table:table-cell office:value-type="float" office:value="2002" calcext:value-type="float">
            <text:p>200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Starrkirch-Wil</text:p>
          </table:table-cell>
          <table:table-cell office:value-type="float" office:value="2002" calcext:value-type="float">
            <text:p>200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tüsslingen (Rohr)</text:p>
          </table:table-cell>
          <table:table-cell office:value-type="float" office:value="2002" calcext:value-type="float">
            <text:p>200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Subingen</text:p>
          </table:table-cell>
          <table:table-cell office:value-type="float" office:value="2002" calcext:value-type="float">
            <text:p>200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Trimbach</text:p>
          </table:table-cell>
          <table:table-cell office:value-type="float" office:value="2002" calcext:value-type="float">
            <text:p>200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Unterramsern</text:p>
          </table:table-cell>
          <table:table-cell office:value-type="float" office:value="2002" calcext:value-type="float">
            <text:p>200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Walterswil (SO)</text:p>
          </table:table-cell>
          <table:table-cell office:value-type="float" office:value="2002" calcext:value-type="float">
            <text:p>200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Wangen bei Olten</text:p>
          </table:table-cell>
          <table:table-cell office:value-type="float" office:value="2002" calcext:value-type="float">
            <text:p>200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Welschenrohr</text:p>
          </table:table-cell>
          <table:table-cell office:value-type="float" office:value="2002" calcext:value-type="float">
            <text:p>200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Winznau</text:p>
          </table:table-cell>
          <table:table-cell office:value-type="float" office:value="2002" calcext:value-type="float">
            <text:p>200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Wisen (SO)</text:p>
          </table:table-cell>
          <table:table-cell office:value-type="float" office:value="2002" calcext:value-type="float">
            <text:p>200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Witterswil</text:p>
          </table:table-cell>
          <table:table-cell office:value-type="float" office:value="2002" calcext:value-type="float">
            <text:p>200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Wolfwil</text:p>
          </table:table-cell>
          <table:table-cell office:value-type="float" office:value="2002" calcext:value-type="float">
            <text:p>200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Zuchwil</text:p>
          </table:table-cell>
          <table:table-cell office:value-type="float" office:value="2002" calcext:value-type="float">
            <text:p>200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Zullwil</text:p>
          </table:table-cell>
          <table:table-cell office:value-type="float" office:value="2002" calcext:value-type="float">
            <text:p>200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Aedermannsdorf</text:p>
          </table:table-cell>
          <table:table-cell office:value-type="float" office:value="2003" calcext:value-type="float">
            <text:p>200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Aeschi (SO)</text:p>
          </table:table-cell>
          <table:table-cell office:value-type="float" office:value="2003" calcext:value-type="float">
            <text:p>200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alm bei Günsberg</text:p>
          </table:table-cell>
          <table:table-cell office:value-type="float" office:value="2003" calcext:value-type="float">
            <text:p>200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alsthal</text:p>
          </table:table-cell>
          <table:table-cell office:value-type="float" office:value="2003" calcext:value-type="float">
            <text:p>200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ärschwil</text:p>
          </table:table-cell>
          <table:table-cell office:value-type="float" office:value="2003" calcext:value-type="float">
            <text:p>200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Bättwil</text:p>
          </table:table-cell>
          <table:table-cell office:value-type="float" office:value="2003" calcext:value-type="float">
            <text:p>200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einwil (SO)</text:p>
          </table:table-cell>
          <table:table-cell office:value-type="float" office:value="2003" calcext:value-type="float">
            <text:p>200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ellach</text:p>
          </table:table-cell>
          <table:table-cell office:value-type="float" office:value="2003" calcext:value-type="float">
            <text:p>200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Bettlach</text:p>
          </table:table-cell>
          <table:table-cell office:value-type="float" office:value="2003" calcext:value-type="float">
            <text:p>200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iberist</text:p>
          </table:table-cell>
          <table:table-cell office:value-type="float" office:value="2003" calcext:value-type="float">
            <text:p>200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Biezwil</text:p>
          </table:table-cell>
          <table:table-cell office:value-type="float" office:value="2003" calcext:value-type="float">
            <text:p>200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Bolken</text:p>
          </table:table-cell>
          <table:table-cell office:value-type="float" office:value="2003" calcext:value-type="float">
            <text:p>200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Boningen</text:p>
          </table:table-cell>
          <table:table-cell office:value-type="float" office:value="2003" calcext:value-type="float">
            <text:p>200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reitenbach</text:p>
          </table:table-cell>
          <table:table-cell office:value-type="float" office:value="2003" calcext:value-type="float">
            <text:p>200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string" calcext:value-type="string">
            <text:p>Buchegg</text:p>
          </table:table-cell>
          <table:table-cell office:value-type="float" office:value="2003" calcext:value-type="float">
            <text:p>2003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üren (SO)</text:p>
          </table:table-cell>
          <table:table-cell office:value-type="float" office:value="2003" calcext:value-type="float">
            <text:p>200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Büsserach</text:p>
          </table:table-cell>
          <table:table-cell office:value-type="float" office:value="2003" calcext:value-type="float">
            <text:p>200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Däniken</text:p>
          </table:table-cell>
          <table:table-cell office:value-type="float" office:value="2003" calcext:value-type="float">
            <text:p>200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Deitingen</text:p>
          </table:table-cell>
          <table:table-cell office:value-type="float" office:value="2003" calcext:value-type="float">
            <text:p>200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Derendingen</text:p>
          </table:table-cell>
          <table:table-cell office:value-type="float" office:value="2003" calcext:value-type="float">
            <text:p>200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Dornach</text:p>
          </table:table-cell>
          <table:table-cell office:value-type="float" office:value="2003" calcext:value-type="float">
            <text:p>20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Drei Höfe</text:p>
          </table:table-cell>
          <table:table-cell office:value-type="float" office:value="2003" calcext:value-type="float">
            <text:p>2003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ulliken</text:p>
          </table:table-cell>
          <table:table-cell office:value-type="float" office:value="2003" calcext:value-type="float">
            <text:p>200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Egerkingen</text:p>
          </table:table-cell>
          <table:table-cell office:value-type="float" office:value="2003" calcext:value-type="float">
            <text:p>200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ppenberg-Wöschnau</text:p>
          </table:table-cell>
          <table:table-cell office:value-type="float" office:value="2003" calcext:value-type="float">
            <text:p>200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rlinsbach S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rschwil</text:p>
          </table:table-cell>
          <table:table-cell office:value-type="float" office:value="2003" calcext:value-type="float">
            <text:p>200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Etziken</text:p>
          </table:table-cell>
          <table:table-cell office:value-type="float" office:value="2003" calcext:value-type="float">
            <text:p>200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Fehren</text:p>
          </table:table-cell>
          <table:table-cell office:value-type="float" office:value="2003" calcext:value-type="float">
            <text:p>200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Feldbrunnen-St.Niklaus</text:p>
          </table:table-cell>
          <table:table-cell office:value-type="float" office:value="2003" calcext:value-type="float">
            <text:p>200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lumenthal</text:p>
          </table:table-cell>
          <table:table-cell office:value-type="float" office:value="2003" calcext:value-type="float">
            <text:p>200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Fulenbach</text:p>
          </table:table-cell>
          <table:table-cell office:value-type="float" office:value="2003" calcext:value-type="float">
            <text:p>200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Gempen</text:p>
          </table:table-cell>
          <table:table-cell office:value-type="float" office:value="2003" calcext:value-type="float">
            <text:p>200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Gerlafingen</text:p>
          </table:table-cell>
          <table:table-cell office:value-type="float" office:value="2003" calcext:value-type="float">
            <text:p>200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Grenchen</text:p>
          </table:table-cell>
          <table:table-cell office:value-type="float" office:value="2003" calcext:value-type="float">
            <text:p>200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Gretzenbach</text:p>
          </table:table-cell>
          <table:table-cell office:value-type="float" office:value="2003" calcext:value-type="float">
            <text:p>200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Grindel</text:p>
          </table:table-cell>
          <table:table-cell office:value-type="float" office:value="2003" calcext:value-type="float">
            <text:p>200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Günsberg</text:p>
          </table:table-cell>
          <table:table-cell office:value-type="float" office:value="2003" calcext:value-type="float">
            <text:p>200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Gunzgen</text:p>
          </table:table-cell>
          <table:table-cell office:value-type="float" office:value="2003" calcext:value-type="float">
            <text:p>200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Hägendorf</text:p>
          </table:table-cell>
          <table:table-cell office:value-type="float" office:value="2003" calcext:value-type="float">
            <text:p>200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Halten</text:p>
          </table:table-cell>
          <table:table-cell office:value-type="float" office:value="2003" calcext:value-type="float">
            <text:p>200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ärkingen</text:p>
          </table:table-cell>
          <table:table-cell office:value-type="float" office:value="2003" calcext:value-type="float">
            <text:p>200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Hauenstein-Ifenthal</text:p>
          </table:table-cell>
          <table:table-cell office:value-type="float" office:value="2003" calcext:value-type="float">
            <text:p>200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Herbetswil</text:p>
          </table:table-cell>
          <table:table-cell office:value-type="float" office:value="2003" calcext:value-type="float">
            <text:p>200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Himmelried</text:p>
          </table:table-cell>
          <table:table-cell office:value-type="float" office:value="2003" calcext:value-type="float">
            <text:p>200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ochwald</text:p>
          </table:table-cell>
          <table:table-cell office:value-type="float" office:value="2003" calcext:value-type="float">
            <text:p>200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Hofstetten-Flüh</text:p>
          </table:table-cell>
          <table:table-cell office:value-type="float" office:value="2003" calcext:value-type="float">
            <text:p>200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Holderbank (SO)</text:p>
          </table:table-cell>
          <table:table-cell office:value-type="float" office:value="2003" calcext:value-type="float">
            <text:p>200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Horriwil</text:p>
          </table:table-cell>
          <table:table-cell office:value-type="float" office:value="2003" calcext:value-type="float">
            <text:p>200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Hubersdorf</text:p>
          </table:table-cell>
          <table:table-cell office:value-type="float" office:value="2003" calcext:value-type="float">
            <text:p>200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Hüniken</text:p>
          </table:table-cell>
          <table:table-cell office:value-type="float" office:value="2003" calcext:value-type="float">
            <text:p>200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Kammersrohr</text:p>
          </table:table-cell>
          <table:table-cell office:value-type="float" office:value="2003" calcext:value-type="float">
            <text:p>20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appel (SO)</text:p>
          </table:table-cell>
          <table:table-cell office:value-type="float" office:value="2003" calcext:value-type="float">
            <text:p>200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Kestenholz</text:p>
          </table:table-cell>
          <table:table-cell office:value-type="float" office:value="2003" calcext:value-type="float">
            <text:p>200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Kienberg</text:p>
          </table:table-cell>
          <table:table-cell office:value-type="float" office:value="2003" calcext:value-type="float">
            <text:p>200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leinlützel</text:p>
          </table:table-cell>
          <table:table-cell office:value-type="float" office:value="2003" calcext:value-type="float">
            <text:p>200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riegstetten</text:p>
          </table:table-cell>
          <table:table-cell office:value-type="float" office:value="2003" calcext:value-type="float">
            <text:p>200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Langendorf</text:p>
          </table:table-cell>
          <table:table-cell office:value-type="float" office:value="2003" calcext:value-type="float">
            <text:p>200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Laupersdorf</text:p>
          </table:table-cell>
          <table:table-cell office:value-type="float" office:value="2003" calcext:value-type="float">
            <text:p>200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Lohn-Ammannsegg</text:p>
          </table:table-cell>
          <table:table-cell office:value-type="float" office:value="2003" calcext:value-type="float">
            <text:p>200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Lommiswil</text:p>
          </table:table-cell>
          <table:table-cell office:value-type="float" office:value="2003" calcext:value-type="float">
            <text:p>200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Lostorf</text:p>
          </table:table-cell>
          <table:table-cell office:value-type="float" office:value="2003" calcext:value-type="float">
            <text:p>200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string" calcext:value-type="string">
            <text:p>Lüsslingen-Nennigkofen</text:p>
          </table:table-cell>
          <table:table-cell office:value-type="float" office:value="2003" calcext:value-type="float">
            <text:p>2003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uterbach</text:p>
          </table:table-cell>
          <table:table-cell office:value-type="float" office:value="2003" calcext:value-type="float">
            <text:p>200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Lüterkofen-Ichertswil</text:p>
          </table:table-cell>
          <table:table-cell office:value-type="float" office:value="2003" calcext:value-type="float">
            <text:p>200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Lüterswil-Gächliwil</text:p>
          </table:table-cell>
          <table:table-cell office:value-type="float" office:value="2003" calcext:value-type="float">
            <text:p>200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Matzendorf</text:p>
          </table:table-cell>
          <table:table-cell office:value-type="float" office:value="2003" calcext:value-type="float">
            <text:p>200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Meltingen</text:p>
          </table:table-cell>
          <table:table-cell office:value-type="float" office:value="2003" calcext:value-type="float">
            <text:p>200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Messen</text:p>
          </table:table-cell>
          <table:table-cell office:value-type="float" office:value="2003" calcext:value-type="float">
            <text:p>200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Metzerlen-Mariastein</text:p>
          </table:table-cell>
          <table:table-cell office:value-type="float" office:value="2003" calcext:value-type="float">
            <text:p>200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Mümliswil-Ramiswil</text:p>
          </table:table-cell>
          <table:table-cell office:value-type="float" office:value="2003" calcext:value-type="float">
            <text:p>200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Neuendorf</text:p>
          </table:table-cell>
          <table:table-cell office:value-type="float" office:value="2003" calcext:value-type="float">
            <text:p>200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Niederbuchsiten</text:p>
          </table:table-cell>
          <table:table-cell office:value-type="float" office:value="2003" calcext:value-type="float">
            <text:p>200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Niedergösgen</text:p>
          </table:table-cell>
          <table:table-cell office:value-type="float" office:value="2003" calcext:value-type="float">
            <text:p>20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uglar-St.Pantaleon</text:p>
          </table:table-cell>
          <table:table-cell office:value-type="float" office:value="2003" calcext:value-type="float">
            <text:p>200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Nunningen</text:p>
          </table:table-cell>
          <table:table-cell office:value-type="float" office:value="2003" calcext:value-type="float">
            <text:p>200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Oberbuchsiten</text:p>
          </table:table-cell>
          <table:table-cell office:value-type="float" office:value="2003" calcext:value-type="float">
            <text:p>200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Oberdorf (SO)</text:p>
          </table:table-cell>
          <table:table-cell office:value-type="float" office:value="2003" calcext:value-type="float">
            <text:p>200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Obergerlafingen</text:p>
          </table:table-cell>
          <table:table-cell office:value-type="float" office:value="2003" calcext:value-type="float">
            <text:p>200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Obergösgen</text:p>
          </table:table-cell>
          <table:table-cell office:value-type="float" office:value="2003" calcext:value-type="float">
            <text:p>200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Oekingen</text:p>
          </table:table-cell>
          <table:table-cell office:value-type="float" office:value="2003" calcext:value-type="float">
            <text:p>200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Oensingen</text:p>
          </table:table-cell>
          <table:table-cell office:value-type="float" office:value="2003" calcext:value-type="float">
            <text:p>200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Olten</text:p>
          </table:table-cell>
          <table:table-cell office:value-type="float" office:value="2003" calcext:value-type="float">
            <text:p>200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Recherswil</text:p>
          </table:table-cell>
          <table:table-cell office:value-type="float" office:value="2003" calcext:value-type="float">
            <text:p>200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Rickenbach</text:p>
          </table:table-cell>
          <table:table-cell office:value-type="float" office:value="2003" calcext:value-type="float">
            <text:p>200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Riedholz</text:p>
          </table:table-cell>
          <table:table-cell office:value-type="float" office:value="2003" calcext:value-type="float">
            <text:p>200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Rodersdorf</text:p>
          </table:table-cell>
          <table:table-cell office:value-type="float" office:value="2003" calcext:value-type="float">
            <text:p>200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Rüttenen</text:p>
          </table:table-cell>
          <table:table-cell office:value-type="float" office:value="2003" calcext:value-type="float">
            <text:p>200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chnottwil</text:p>
          </table:table-cell>
          <table:table-cell office:value-type="float" office:value="2003" calcext:value-type="float">
            <text:p>200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Schönenwerd (SO)</text:p>
          </table:table-cell>
          <table:table-cell office:value-type="float" office:value="2003" calcext:value-type="float">
            <text:p>200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eewen</text:p>
          </table:table-cell>
          <table:table-cell office:value-type="float" office:value="2003" calcext:value-type="float">
            <text:p>200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Selzach</text:p>
          </table:table-cell>
          <table:table-cell office:value-type="float" office:value="2003" calcext:value-type="float">
            <text:p>200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olothurn</text:p>
          </table:table-cell>
          <table:table-cell office:value-type="float" office:value="2003" calcext:value-type="float">
            <text:p>200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Starrkirch-Wil</text:p>
          </table:table-cell>
          <table:table-cell office:value-type="float" office:value="2003" calcext:value-type="float">
            <text:p>200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tüsslingen (Rohr)</text:p>
          </table:table-cell>
          <table:table-cell office:value-type="float" office:value="2003" calcext:value-type="float">
            <text:p>200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Subingen</text:p>
          </table:table-cell>
          <table:table-cell office:value-type="float" office:value="2003" calcext:value-type="float">
            <text:p>200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Trimbach</text:p>
          </table:table-cell>
          <table:table-cell office:value-type="float" office:value="2003" calcext:value-type="float">
            <text:p>200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Unterramsern</text:p>
          </table:table-cell>
          <table:table-cell office:value-type="float" office:value="2003" calcext:value-type="float">
            <text:p>200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Walterswil (SO)</text:p>
          </table:table-cell>
          <table:table-cell office:value-type="float" office:value="2003" calcext:value-type="float">
            <text:p>200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Wangen bei Olten</text:p>
          </table:table-cell>
          <table:table-cell office:value-type="float" office:value="2003" calcext:value-type="float">
            <text:p>200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Welschenrohr</text:p>
          </table:table-cell>
          <table:table-cell office:value-type="float" office:value="2003" calcext:value-type="float">
            <text:p>200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Winznau</text:p>
          </table:table-cell>
          <table:table-cell office:value-type="float" office:value="2003" calcext:value-type="float">
            <text:p>200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Wisen (SO)</text:p>
          </table:table-cell>
          <table:table-cell office:value-type="float" office:value="2003" calcext:value-type="float">
            <text:p>200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Witterswil</text:p>
          </table:table-cell>
          <table:table-cell office:value-type="float" office:value="2003" calcext:value-type="float">
            <text:p>200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Wolfwil</text:p>
          </table:table-cell>
          <table:table-cell office:value-type="float" office:value="2003" calcext:value-type="float">
            <text:p>200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Zuchwil</text:p>
          </table:table-cell>
          <table:table-cell office:value-type="float" office:value="2003" calcext:value-type="float">
            <text:p>200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Zullwil</text:p>
          </table:table-cell>
          <table:table-cell office:value-type="float" office:value="2003" calcext:value-type="float">
            <text:p>200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Aedermannsdorf</text:p>
          </table:table-cell>
          <table:table-cell office:value-type="float" office:value="2004" calcext:value-type="float">
            <text:p>200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Aeschi (SO)</text:p>
          </table:table-cell>
          <table:table-cell office:value-type="float" office:value="2004" calcext:value-type="float">
            <text:p>200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alm bei Günsberg</text:p>
          </table:table-cell>
          <table:table-cell office:value-type="float" office:value="2004" calcext:value-type="float">
            <text:p>200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alsthal</text:p>
          </table:table-cell>
          <table:table-cell office:value-type="float" office:value="2004" calcext:value-type="float">
            <text:p>200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ärschwil</text:p>
          </table:table-cell>
          <table:table-cell office:value-type="float" office:value="2004" calcext:value-type="float">
            <text:p>200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Bättwil</text:p>
          </table:table-cell>
          <table:table-cell office:value-type="float" office:value="2004" calcext:value-type="float">
            <text:p>20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einwil (SO)</text:p>
          </table:table-cell>
          <table:table-cell office:value-type="float" office:value="2004" calcext:value-type="float">
            <text:p>200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ellach</text:p>
          </table:table-cell>
          <table:table-cell office:value-type="float" office:value="2004" calcext:value-type="float">
            <text:p>20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ettlach</text:p>
          </table:table-cell>
          <table:table-cell office:value-type="float" office:value="2004" calcext:value-type="float">
            <text:p>200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iberist</text:p>
          </table:table-cell>
          <table:table-cell office:value-type="float" office:value="2004" calcext:value-type="float">
            <text:p>200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Biezwil</text:p>
          </table:table-cell>
          <table:table-cell office:value-type="float" office:value="2004" calcext:value-type="float">
            <text:p>200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olken</text:p>
          </table:table-cell>
          <table:table-cell office:value-type="float" office:value="2004" calcext:value-type="float">
            <text:p>200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Boningen</text:p>
          </table:table-cell>
          <table:table-cell office:value-type="float" office:value="2004" calcext:value-type="float">
            <text:p>200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reitenbach</text:p>
          </table:table-cell>
          <table:table-cell office:value-type="float" office:value="2004" calcext:value-type="float">
            <text:p>200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string" calcext:value-type="string">
            <text:p>Buchegg</text:p>
          </table:table-cell>
          <table:table-cell office:value-type="float" office:value="2004" calcext:value-type="float">
            <text:p>2004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üren (SO)</text:p>
          </table:table-cell>
          <table:table-cell office:value-type="float" office:value="2004" calcext:value-type="float">
            <text:p>200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Büsserach</text:p>
          </table:table-cell>
          <table:table-cell office:value-type="float" office:value="2004" calcext:value-type="float">
            <text:p>200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Däniken</text:p>
          </table:table-cell>
          <table:table-cell office:value-type="float" office:value="2004" calcext:value-type="float">
            <text:p>200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Deitingen</text:p>
          </table:table-cell>
          <table:table-cell office:value-type="float" office:value="2004" calcext:value-type="float">
            <text:p>200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Derendingen</text:p>
          </table:table-cell>
          <table:table-cell office:value-type="float" office:value="2004" calcext:value-type="float">
            <text:p>200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Dornach</text:p>
          </table:table-cell>
          <table:table-cell office:value-type="float" office:value="2004" calcext:value-type="float">
            <text:p>20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Drei Höfe</text:p>
          </table:table-cell>
          <table:table-cell office:value-type="float" office:value="2004" calcext:value-type="float">
            <text:p>2004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ulliken</text:p>
          </table:table-cell>
          <table:table-cell office:value-type="float" office:value="2004" calcext:value-type="float">
            <text:p>20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Egerkingen</text:p>
          </table:table-cell>
          <table:table-cell office:value-type="float" office:value="2004" calcext:value-type="float">
            <text:p>20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ppenberg-Wöschnau</text:p>
          </table:table-cell>
          <table:table-cell office:value-type="float" office:value="2004" calcext:value-type="float">
            <text:p>20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rlinsbach S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rschwil</text:p>
          </table:table-cell>
          <table:table-cell office:value-type="float" office:value="2004" calcext:value-type="float">
            <text:p>200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Etziken</text:p>
          </table:table-cell>
          <table:table-cell office:value-type="float" office:value="2004" calcext:value-type="float">
            <text:p>200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Fehren</text:p>
          </table:table-cell>
          <table:table-cell office:value-type="float" office:value="2004" calcext:value-type="float">
            <text:p>200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Feldbrunnen-St.Niklaus</text:p>
          </table:table-cell>
          <table:table-cell office:value-type="float" office:value="2004" calcext:value-type="float">
            <text:p>20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lumenthal</text:p>
          </table:table-cell>
          <table:table-cell office:value-type="float" office:value="2004" calcext:value-type="float">
            <text:p>200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Fulenbach</text:p>
          </table:table-cell>
          <table:table-cell office:value-type="float" office:value="2004" calcext:value-type="float">
            <text:p>20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Gempen</text:p>
          </table:table-cell>
          <table:table-cell office:value-type="float" office:value="2004" calcext:value-type="float">
            <text:p>200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Gerlafingen</text:p>
          </table:table-cell>
          <table:table-cell office:value-type="float" office:value="2004" calcext:value-type="float">
            <text:p>200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Grenchen</text:p>
          </table:table-cell>
          <table:table-cell office:value-type="float" office:value="2004" calcext:value-type="float">
            <text:p>200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Gretzenbach</text:p>
          </table:table-cell>
          <table:table-cell office:value-type="float" office:value="2004" calcext:value-type="float">
            <text:p>20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Grindel</text:p>
          </table:table-cell>
          <table:table-cell office:value-type="float" office:value="2004" calcext:value-type="float">
            <text:p>200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Günsberg</text:p>
          </table:table-cell>
          <table:table-cell office:value-type="float" office:value="2004" calcext:value-type="float">
            <text:p>200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Gunzgen</text:p>
          </table:table-cell>
          <table:table-cell office:value-type="float" office:value="2004" calcext:value-type="float">
            <text:p>200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Hägendorf</text:p>
          </table:table-cell>
          <table:table-cell office:value-type="float" office:value="2004" calcext:value-type="float">
            <text:p>200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Halten</text:p>
          </table:table-cell>
          <table:table-cell office:value-type="float" office:value="2004" calcext:value-type="float">
            <text:p>20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ärkingen</text:p>
          </table:table-cell>
          <table:table-cell office:value-type="float" office:value="2004" calcext:value-type="float">
            <text:p>20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Hauenstein-Ifenthal</text:p>
          </table:table-cell>
          <table:table-cell office:value-type="float" office:value="2004" calcext:value-type="float">
            <text:p>200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Herbetswil</text:p>
          </table:table-cell>
          <table:table-cell office:value-type="float" office:value="2004" calcext:value-type="float">
            <text:p>20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Himmelried</text:p>
          </table:table-cell>
          <table:table-cell office:value-type="float" office:value="2004" calcext:value-type="float">
            <text:p>200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Hochwald</text:p>
          </table:table-cell>
          <table:table-cell office:value-type="float" office:value="2004" calcext:value-type="float">
            <text:p>200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Hofstetten-Flüh</text:p>
          </table:table-cell>
          <table:table-cell office:value-type="float" office:value="2004" calcext:value-type="float">
            <text:p>200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Holderbank (SO)</text:p>
          </table:table-cell>
          <table:table-cell office:value-type="float" office:value="2004" calcext:value-type="float">
            <text:p>200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Horriwil</text:p>
          </table:table-cell>
          <table:table-cell office:value-type="float" office:value="2004" calcext:value-type="float">
            <text:p>200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Hubersdorf</text:p>
          </table:table-cell>
          <table:table-cell office:value-type="float" office:value="2004" calcext:value-type="float">
            <text:p>200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Hüniken</text:p>
          </table:table-cell>
          <table:table-cell office:value-type="float" office:value="2004" calcext:value-type="float">
            <text:p>200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Kammersrohr</text:p>
          </table:table-cell>
          <table:table-cell office:value-type="float" office:value="2004" calcext:value-type="float">
            <text:p>20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Kappel (SO)</text:p>
          </table:table-cell>
          <table:table-cell office:value-type="float" office:value="2004" calcext:value-type="float">
            <text:p>200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Kestenholz</text:p>
          </table:table-cell>
          <table:table-cell office:value-type="float" office:value="2004" calcext:value-type="float">
            <text:p>200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Kienberg</text:p>
          </table:table-cell>
          <table:table-cell office:value-type="float" office:value="2004" calcext:value-type="float">
            <text:p>200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leinlützel</text:p>
          </table:table-cell>
          <table:table-cell office:value-type="float" office:value="2004" calcext:value-type="float">
            <text:p>200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riegstetten</text:p>
          </table:table-cell>
          <table:table-cell office:value-type="float" office:value="2004" calcext:value-type="float">
            <text:p>200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Langendorf</text:p>
          </table:table-cell>
          <table:table-cell office:value-type="float" office:value="2004" calcext:value-type="float">
            <text:p>200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Laupersdorf</text:p>
          </table:table-cell>
          <table:table-cell office:value-type="float" office:value="2004" calcext:value-type="float">
            <text:p>200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Lohn-Ammannsegg</text:p>
          </table:table-cell>
          <table:table-cell office:value-type="float" office:value="2004" calcext:value-type="float">
            <text:p>200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Lommiswil</text:p>
          </table:table-cell>
          <table:table-cell office:value-type="float" office:value="2004" calcext:value-type="float">
            <text:p>200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Lostorf</text:p>
          </table:table-cell>
          <table:table-cell office:value-type="float" office:value="2004" calcext:value-type="float">
            <text:p>200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string" calcext:value-type="string">
            <text:p>Lüsslingen-Nennigkofen</text:p>
          </table:table-cell>
          <table:table-cell office:value-type="float" office:value="2004" calcext:value-type="float">
            <text:p>2004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uterbach</text:p>
          </table:table-cell>
          <table:table-cell office:value-type="float" office:value="2004" calcext:value-type="float">
            <text:p>20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Lüterkofen-Ichertswil</text:p>
          </table:table-cell>
          <table:table-cell office:value-type="float" office:value="2004" calcext:value-type="float">
            <text:p>200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Lüterswil-Gächliwil</text:p>
          </table:table-cell>
          <table:table-cell office:value-type="float" office:value="2004" calcext:value-type="float">
            <text:p>200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Matzendorf</text:p>
          </table:table-cell>
          <table:table-cell office:value-type="float" office:value="2004" calcext:value-type="float">
            <text:p>200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Meltingen</text:p>
          </table:table-cell>
          <table:table-cell office:value-type="float" office:value="2004" calcext:value-type="float">
            <text:p>200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Messen</text:p>
          </table:table-cell>
          <table:table-cell office:value-type="float" office:value="2004" calcext:value-type="float">
            <text:p>200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Metzerlen-Mariastein</text:p>
          </table:table-cell>
          <table:table-cell office:value-type="float" office:value="2004" calcext:value-type="float">
            <text:p>200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Mümliswil-Ramiswil</text:p>
          </table:table-cell>
          <table:table-cell office:value-type="float" office:value="2004" calcext:value-type="float">
            <text:p>200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Neuendorf</text:p>
          </table:table-cell>
          <table:table-cell office:value-type="float" office:value="2004" calcext:value-type="float">
            <text:p>200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Niederbuchsiten</text:p>
          </table:table-cell>
          <table:table-cell office:value-type="float" office:value="2004" calcext:value-type="float">
            <text:p>20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Niedergösgen</text:p>
          </table:table-cell>
          <table:table-cell office:value-type="float" office:value="2004" calcext:value-type="float">
            <text:p>20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uglar-St.Pantaleon</text:p>
          </table:table-cell>
          <table:table-cell office:value-type="float" office:value="2004" calcext:value-type="float">
            <text:p>200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Nunningen</text:p>
          </table:table-cell>
          <table:table-cell office:value-type="float" office:value="2004" calcext:value-type="float">
            <text:p>200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Oberbuchsiten</text:p>
          </table:table-cell>
          <table:table-cell office:value-type="float" office:value="2004" calcext:value-type="float">
            <text:p>200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Oberdorf (SO)</text:p>
          </table:table-cell>
          <table:table-cell office:value-type="float" office:value="2004" calcext:value-type="float">
            <text:p>200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Obergerlafingen</text:p>
          </table:table-cell>
          <table:table-cell office:value-type="float" office:value="2004" calcext:value-type="float">
            <text:p>200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Obergösgen</text:p>
          </table:table-cell>
          <table:table-cell office:value-type="float" office:value="2004" calcext:value-type="float">
            <text:p>200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Oekingen</text:p>
          </table:table-cell>
          <table:table-cell office:value-type="float" office:value="2004" calcext:value-type="float">
            <text:p>200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Oensingen</text:p>
          </table:table-cell>
          <table:table-cell office:value-type="float" office:value="2004" calcext:value-type="float">
            <text:p>200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Olten</text:p>
          </table:table-cell>
          <table:table-cell office:value-type="float" office:value="2004" calcext:value-type="float">
            <text:p>200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Recherswil</text:p>
          </table:table-cell>
          <table:table-cell office:value-type="float" office:value="2004" calcext:value-type="float">
            <text:p>200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Rickenbach</text:p>
          </table:table-cell>
          <table:table-cell office:value-type="float" office:value="2004" calcext:value-type="float">
            <text:p>20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iedholz</text:p>
          </table:table-cell>
          <table:table-cell office:value-type="float" office:value="2004" calcext:value-type="float">
            <text:p>200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Rodersdorf</text:p>
          </table:table-cell>
          <table:table-cell office:value-type="float" office:value="2004" calcext:value-type="float">
            <text:p>200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Rüttenen</text:p>
          </table:table-cell>
          <table:table-cell office:value-type="float" office:value="2004" calcext:value-type="float">
            <text:p>200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chnottwil</text:p>
          </table:table-cell>
          <table:table-cell office:value-type="float" office:value="2004" calcext:value-type="float">
            <text:p>200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Schönenwerd (SO)</text:p>
          </table:table-cell>
          <table:table-cell office:value-type="float" office:value="2004" calcext:value-type="float">
            <text:p>200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eewen</text:p>
          </table:table-cell>
          <table:table-cell office:value-type="float" office:value="2004" calcext:value-type="float">
            <text:p>200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Selzach</text:p>
          </table:table-cell>
          <table:table-cell office:value-type="float" office:value="2004" calcext:value-type="float">
            <text:p>200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olothurn</text:p>
          </table:table-cell>
          <table:table-cell office:value-type="float" office:value="2004" calcext:value-type="float">
            <text:p>200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Starrkirch-Wil</text:p>
          </table:table-cell>
          <table:table-cell office:value-type="float" office:value="2004" calcext:value-type="float">
            <text:p>200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tüsslingen (Rohr)</text:p>
          </table:table-cell>
          <table:table-cell office:value-type="float" office:value="2004" calcext:value-type="float">
            <text:p>200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Subingen</text:p>
          </table:table-cell>
          <table:table-cell office:value-type="float" office:value="2004" calcext:value-type="float">
            <text:p>200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Trimbach</text:p>
          </table:table-cell>
          <table:table-cell office:value-type="float" office:value="2004" calcext:value-type="float">
            <text:p>200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Unterramsern</text:p>
          </table:table-cell>
          <table:table-cell office:value-type="float" office:value="2004" calcext:value-type="float">
            <text:p>200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Walterswil (SO)</text:p>
          </table:table-cell>
          <table:table-cell office:value-type="float" office:value="2004" calcext:value-type="float">
            <text:p>200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Wangen bei Olten</text:p>
          </table:table-cell>
          <table:table-cell office:value-type="float" office:value="2004" calcext:value-type="float">
            <text:p>200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Welschenrohr</text:p>
          </table:table-cell>
          <table:table-cell office:value-type="float" office:value="2004" calcext:value-type="float">
            <text:p>200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Winznau</text:p>
          </table:table-cell>
          <table:table-cell office:value-type="float" office:value="2004" calcext:value-type="float">
            <text:p>200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Wisen (SO)</text:p>
          </table:table-cell>
          <table:table-cell office:value-type="float" office:value="2004" calcext:value-type="float">
            <text:p>200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Witterswil</text:p>
          </table:table-cell>
          <table:table-cell office:value-type="float" office:value="2004" calcext:value-type="float">
            <text:p>20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Wolfwil</text:p>
          </table:table-cell>
          <table:table-cell office:value-type="float" office:value="2004" calcext:value-type="float">
            <text:p>20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Zuchwil</text:p>
          </table:table-cell>
          <table:table-cell office:value-type="float" office:value="2004" calcext:value-type="float">
            <text:p>20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Zullwil</text:p>
          </table:table-cell>
          <table:table-cell office:value-type="float" office:value="2004" calcext:value-type="float">
            <text:p>200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Aedermannsdorf</text:p>
          </table:table-cell>
          <table:table-cell office:value-type="float" office:value="2005" calcext:value-type="float">
            <text:p>200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Aeschi (SO)</text:p>
          </table:table-cell>
          <table:table-cell office:value-type="float" office:value="2005" calcext:value-type="float">
            <text:p>200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alm bei Günsberg</text:p>
          </table:table-cell>
          <table:table-cell office:value-type="float" office:value="2005" calcext:value-type="float">
            <text:p>200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alsthal</text:p>
          </table:table-cell>
          <table:table-cell office:value-type="float" office:value="2005" calcext:value-type="float">
            <text:p>200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ärschwil</text:p>
          </table:table-cell>
          <table:table-cell office:value-type="float" office:value="2005" calcext:value-type="float">
            <text:p>200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Bättwil</text:p>
          </table:table-cell>
          <table:table-cell office:value-type="float" office:value="2005" calcext:value-type="float">
            <text:p>2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einwil (SO)</text:p>
          </table:table-cell>
          <table:table-cell office:value-type="float" office:value="2005" calcext:value-type="float">
            <text:p>200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Bellach</text:p>
          </table:table-cell>
          <table:table-cell office:value-type="float" office:value="2005" calcext:value-type="float">
            <text:p>2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ettlach</text:p>
          </table:table-cell>
          <table:table-cell office:value-type="float" office:value="2005" calcext:value-type="float">
            <text:p>200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iberist</text:p>
          </table:table-cell>
          <table:table-cell office:value-type="float" office:value="2005" calcext:value-type="float">
            <text:p>200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Biezwil</text:p>
          </table:table-cell>
          <table:table-cell office:value-type="float" office:value="2005" calcext:value-type="float">
            <text:p>200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Bolken</text:p>
          </table:table-cell>
          <table:table-cell office:value-type="float" office:value="2005" calcext:value-type="float">
            <text:p>200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Boningen</text:p>
          </table:table-cell>
          <table:table-cell office:value-type="float" office:value="2005" calcext:value-type="float">
            <text:p>200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Breitenbach</text:p>
          </table:table-cell>
          <table:table-cell office:value-type="float" office:value="2005" calcext:value-type="float">
            <text:p>200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string" calcext:value-type="string">
            <text:p>Buchegg</text:p>
          </table:table-cell>
          <table:table-cell office:value-type="float" office:value="2005" calcext:value-type="float">
            <text:p>2005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üren (SO)</text:p>
          </table:table-cell>
          <table:table-cell office:value-type="float" office:value="2005" calcext:value-type="float">
            <text:p>200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Büsserach</text:p>
          </table:table-cell>
          <table:table-cell office:value-type="float" office:value="2005" calcext:value-type="float">
            <text:p>200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Däniken</text:p>
          </table:table-cell>
          <table:table-cell office:value-type="float" office:value="2005" calcext:value-type="float">
            <text:p>200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Deitingen</text:p>
          </table:table-cell>
          <table:table-cell office:value-type="float" office:value="2005" calcext:value-type="float">
            <text:p>200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Derendingen</text:p>
          </table:table-cell>
          <table:table-cell office:value-type="float" office:value="2005" calcext:value-type="float">
            <text:p>200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Dornach</text:p>
          </table:table-cell>
          <table:table-cell office:value-type="float" office:value="2005" calcext:value-type="float">
            <text:p>200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string" calcext:value-type="string">
            <text:p>Drei Höfe</text:p>
          </table:table-cell>
          <table:table-cell office:value-type="float" office:value="2005" calcext:value-type="float">
            <text:p>2005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ulliken</text:p>
          </table:table-cell>
          <table:table-cell office:value-type="float" office:value="2005" calcext:value-type="float">
            <text:p>2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Egerkingen</text:p>
          </table:table-cell>
          <table:table-cell office:value-type="float" office:value="2005" calcext:value-type="float">
            <text:p>200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ppenberg-Wöschnau</text:p>
          </table:table-cell>
          <table:table-cell office:value-type="float" office:value="2005" calcext:value-type="float">
            <text:p>200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rlinsbach S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rschwil</text:p>
          </table:table-cell>
          <table:table-cell office:value-type="float" office:value="2005" calcext:value-type="float">
            <text:p>200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Etziken</text:p>
          </table:table-cell>
          <table:table-cell office:value-type="float" office:value="2005" calcext:value-type="float">
            <text:p>200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Fehren</text:p>
          </table:table-cell>
          <table:table-cell office:value-type="float" office:value="2005" calcext:value-type="float">
            <text:p>200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Feldbrunnen-St.Niklaus</text:p>
          </table:table-cell>
          <table:table-cell office:value-type="float" office:value="2005" calcext:value-type="float">
            <text:p>2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lumenthal</text:p>
          </table:table-cell>
          <table:table-cell office:value-type="float" office:value="2005" calcext:value-type="float">
            <text:p>200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Fulenbach</text:p>
          </table:table-cell>
          <table:table-cell office:value-type="float" office:value="2005" calcext:value-type="float">
            <text:p>2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Gempen</text:p>
          </table:table-cell>
          <table:table-cell office:value-type="float" office:value="2005" calcext:value-type="float">
            <text:p>200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Gerlafingen</text:p>
          </table:table-cell>
          <table:table-cell office:value-type="float" office:value="2005" calcext:value-type="float">
            <text:p>200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Grenchen</text:p>
          </table:table-cell>
          <table:table-cell office:value-type="float" office:value="2005" calcext:value-type="float">
            <text:p>200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Gretzenbach</text:p>
          </table:table-cell>
          <table:table-cell office:value-type="float" office:value="2005" calcext:value-type="float">
            <text:p>2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Grindel</text:p>
          </table:table-cell>
          <table:table-cell office:value-type="float" office:value="2005" calcext:value-type="float">
            <text:p>200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Günsberg</text:p>
          </table:table-cell>
          <table:table-cell office:value-type="float" office:value="2005" calcext:value-type="float">
            <text:p>200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Gunzgen</text:p>
          </table:table-cell>
          <table:table-cell office:value-type="float" office:value="2005" calcext:value-type="float">
            <text:p>200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Hägendorf</text:p>
          </table:table-cell>
          <table:table-cell office:value-type="float" office:value="2005" calcext:value-type="float">
            <text:p>200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Halten</text:p>
          </table:table-cell>
          <table:table-cell office:value-type="float" office:value="2005" calcext:value-type="float">
            <text:p>200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Härkingen</text:p>
          </table:table-cell>
          <table:table-cell office:value-type="float" office:value="2005" calcext:value-type="float">
            <text:p>200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Hauenstein-Ifenthal</text:p>
          </table:table-cell>
          <table:table-cell office:value-type="float" office:value="2005" calcext:value-type="float">
            <text:p>200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Herbetswil</text:p>
          </table:table-cell>
          <table:table-cell office:value-type="float" office:value="2005" calcext:value-type="float">
            <text:p>200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Himmelried</text:p>
          </table:table-cell>
          <table:table-cell office:value-type="float" office:value="2005" calcext:value-type="float">
            <text:p>200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Hochwald</text:p>
          </table:table-cell>
          <table:table-cell office:value-type="float" office:value="2005" calcext:value-type="float">
            <text:p>2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ofstetten-Flüh</text:p>
          </table:table-cell>
          <table:table-cell office:value-type="float" office:value="2005" calcext:value-type="float">
            <text:p>200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Holderbank (SO)</text:p>
          </table:table-cell>
          <table:table-cell office:value-type="float" office:value="2005" calcext:value-type="float">
            <text:p>200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Horriwil</text:p>
          </table:table-cell>
          <table:table-cell office:value-type="float" office:value="2005" calcext:value-type="float">
            <text:p>2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ubersdorf</text:p>
          </table:table-cell>
          <table:table-cell office:value-type="float" office:value="2005" calcext:value-type="float">
            <text:p>200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Hüniken</text:p>
          </table:table-cell>
          <table:table-cell office:value-type="float" office:value="2005" calcext:value-type="float">
            <text:p>200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Kammersrohr</text:p>
          </table:table-cell>
          <table:table-cell office:value-type="float" office:value="2005" calcext:value-type="float">
            <text:p>2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Kappel (SO)</text:p>
          </table:table-cell>
          <table:table-cell office:value-type="float" office:value="2005" calcext:value-type="float">
            <text:p>200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Kestenholz</text:p>
          </table:table-cell>
          <table:table-cell office:value-type="float" office:value="2005" calcext:value-type="float">
            <text:p>200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Kienberg</text:p>
          </table:table-cell>
          <table:table-cell office:value-type="float" office:value="2005" calcext:value-type="float">
            <text:p>200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leinlützel</text:p>
          </table:table-cell>
          <table:table-cell office:value-type="float" office:value="2005" calcext:value-type="float">
            <text:p>200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riegstetten</text:p>
          </table:table-cell>
          <table:table-cell office:value-type="float" office:value="2005" calcext:value-type="float">
            <text:p>200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Langendorf</text:p>
          </table:table-cell>
          <table:table-cell office:value-type="float" office:value="2005" calcext:value-type="float">
            <text:p>200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Laupersdorf</text:p>
          </table:table-cell>
          <table:table-cell office:value-type="float" office:value="2005" calcext:value-type="float">
            <text:p>200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Lohn-Ammannsegg</text:p>
          </table:table-cell>
          <table:table-cell office:value-type="float" office:value="2005" calcext:value-type="float">
            <text:p>200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Lommiswil</text:p>
          </table:table-cell>
          <table:table-cell office:value-type="float" office:value="2005" calcext:value-type="float">
            <text:p>200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Lostorf</text:p>
          </table:table-cell>
          <table:table-cell office:value-type="float" office:value="2005" calcext:value-type="float">
            <text:p>200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string" calcext:value-type="string">
            <text:p>Lüsslingen-Nennigkofen</text:p>
          </table:table-cell>
          <table:table-cell office:value-type="float" office:value="2005" calcext:value-type="float">
            <text:p>2005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uterbach</text:p>
          </table:table-cell>
          <table:table-cell office:value-type="float" office:value="2005" calcext:value-type="float">
            <text:p>2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Lüterkofen-Ichertswil</text:p>
          </table:table-cell>
          <table:table-cell office:value-type="float" office:value="2005" calcext:value-type="float">
            <text:p>200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Lüterswil-Gächliwil</text:p>
          </table:table-cell>
          <table:table-cell office:value-type="float" office:value="2005" calcext:value-type="float">
            <text:p>2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atzendorf</text:p>
          </table:table-cell>
          <table:table-cell office:value-type="float" office:value="2005" calcext:value-type="float">
            <text:p>200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Meltingen</text:p>
          </table:table-cell>
          <table:table-cell office:value-type="float" office:value="2005" calcext:value-type="float">
            <text:p>200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Messen</text:p>
          </table:table-cell>
          <table:table-cell office:value-type="float" office:value="2005" calcext:value-type="float">
            <text:p>200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Metzerlen-Mariastein</text:p>
          </table:table-cell>
          <table:table-cell office:value-type="float" office:value="2005" calcext:value-type="float">
            <text:p>200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Mümliswil-Ramiswil</text:p>
          </table:table-cell>
          <table:table-cell office:value-type="float" office:value="2005" calcext:value-type="float">
            <text:p>200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Neuendorf</text:p>
          </table:table-cell>
          <table:table-cell office:value-type="float" office:value="2005" calcext:value-type="float">
            <text:p>200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Niederbuchsiten</text:p>
          </table:table-cell>
          <table:table-cell office:value-type="float" office:value="2005" calcext:value-type="float">
            <text:p>200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Niedergösgen</text:p>
          </table:table-cell>
          <table:table-cell office:value-type="float" office:value="2005" calcext:value-type="float">
            <text:p>20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uglar-St.Pantaleon</text:p>
          </table:table-cell>
          <table:table-cell office:value-type="float" office:value="2005" calcext:value-type="float">
            <text:p>200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Nunningen</text:p>
          </table:table-cell>
          <table:table-cell office:value-type="float" office:value="2005" calcext:value-type="float">
            <text:p>200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Oberbuchsiten</text:p>
          </table:table-cell>
          <table:table-cell office:value-type="float" office:value="2005" calcext:value-type="float">
            <text:p>200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Oberdorf (SO)</text:p>
          </table:table-cell>
          <table:table-cell office:value-type="float" office:value="2005" calcext:value-type="float">
            <text:p>200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Obergerlafingen</text:p>
          </table:table-cell>
          <table:table-cell office:value-type="float" office:value="2005" calcext:value-type="float">
            <text:p>200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Obergösgen</text:p>
          </table:table-cell>
          <table:table-cell office:value-type="float" office:value="2005" calcext:value-type="float">
            <text:p>200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Oekingen</text:p>
          </table:table-cell>
          <table:table-cell office:value-type="float" office:value="2005" calcext:value-type="float">
            <text:p>200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Oensingen</text:p>
          </table:table-cell>
          <table:table-cell office:value-type="float" office:value="2005" calcext:value-type="float">
            <text:p>200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Olten</text:p>
          </table:table-cell>
          <table:table-cell office:value-type="float" office:value="2005" calcext:value-type="float">
            <text:p>200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Recherswil</text:p>
          </table:table-cell>
          <table:table-cell office:value-type="float" office:value="2005" calcext:value-type="float">
            <text:p>200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Rickenbach</text:p>
          </table:table-cell>
          <table:table-cell office:value-type="float" office:value="2005" calcext:value-type="float">
            <text:p>200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Riedholz</text:p>
          </table:table-cell>
          <table:table-cell office:value-type="float" office:value="2005" calcext:value-type="float">
            <text:p>200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Rodersdorf</text:p>
          </table:table-cell>
          <table:table-cell office:value-type="float" office:value="2005" calcext:value-type="float">
            <text:p>2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üttenen</text:p>
          </table:table-cell>
          <table:table-cell office:value-type="float" office:value="2005" calcext:value-type="float">
            <text:p>200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chnottwil</text:p>
          </table:table-cell>
          <table:table-cell office:value-type="float" office:value="2005" calcext:value-type="float">
            <text:p>200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Schönenwerd (SO)</text:p>
          </table:table-cell>
          <table:table-cell office:value-type="float" office:value="2005" calcext:value-type="float">
            <text:p>200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eewen</text:p>
          </table:table-cell>
          <table:table-cell office:value-type="float" office:value="2005" calcext:value-type="float">
            <text:p>200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Selzach</text:p>
          </table:table-cell>
          <table:table-cell office:value-type="float" office:value="2005" calcext:value-type="float">
            <text:p>200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olothurn</text:p>
          </table:table-cell>
          <table:table-cell office:value-type="float" office:value="2005" calcext:value-type="float">
            <text:p>200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Starrkirch-Wil</text:p>
          </table:table-cell>
          <table:table-cell office:value-type="float" office:value="2005" calcext:value-type="float">
            <text:p>200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tüsslingen (Rohr)</text:p>
          </table:table-cell>
          <table:table-cell office:value-type="float" office:value="2005" calcext:value-type="float">
            <text:p>200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ubingen</text:p>
          </table:table-cell>
          <table:table-cell office:value-type="float" office:value="2005" calcext:value-type="float">
            <text:p>200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Trimbach</text:p>
          </table:table-cell>
          <table:table-cell office:value-type="float" office:value="2005" calcext:value-type="float">
            <text:p>200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Unterramsern</text:p>
          </table:table-cell>
          <table:table-cell office:value-type="float" office:value="2005" calcext:value-type="float">
            <text:p>200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Walterswil (SO)</text:p>
          </table:table-cell>
          <table:table-cell office:value-type="float" office:value="2005" calcext:value-type="float">
            <text:p>200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Wangen bei Olten</text:p>
          </table:table-cell>
          <table:table-cell office:value-type="float" office:value="2005" calcext:value-type="float">
            <text:p>200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Welschenrohr</text:p>
          </table:table-cell>
          <table:table-cell office:value-type="float" office:value="2005" calcext:value-type="float">
            <text:p>200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Winznau</text:p>
          </table:table-cell>
          <table:table-cell office:value-type="float" office:value="2005" calcext:value-type="float">
            <text:p>200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Wisen (SO)</text:p>
          </table:table-cell>
          <table:table-cell office:value-type="float" office:value="2005" calcext:value-type="float">
            <text:p>200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Witterswil</text:p>
          </table:table-cell>
          <table:table-cell office:value-type="float" office:value="2005" calcext:value-type="float">
            <text:p>2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Wolfwil</text:p>
          </table:table-cell>
          <table:table-cell office:value-type="float" office:value="2005" calcext:value-type="float">
            <text:p>2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Zuchwil</text:p>
          </table:table-cell>
          <table:table-cell office:value-type="float" office:value="2005" calcext:value-type="float">
            <text:p>2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Zullwil</text:p>
          </table:table-cell>
          <table:table-cell office:value-type="float" office:value="2005" calcext:value-type="float">
            <text:p>200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Aedermannsdorf</text:p>
          </table:table-cell>
          <table:table-cell office:value-type="float" office:value="2006" calcext:value-type="float">
            <text:p>200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Aeschi (SO)</text:p>
          </table:table-cell>
          <table:table-cell office:value-type="float" office:value="2006" calcext:value-type="float">
            <text:p>200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Balm bei Günsberg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lsthal</text:p>
          </table:table-cell>
          <table:table-cell office:value-type="float" office:value="2006" calcext:value-type="float">
            <text:p>200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Bärschwil</text:p>
          </table:table-cell>
          <table:table-cell office:value-type="float" office:value="2006" calcext:value-type="float">
            <text:p>200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Bättwil</text:p>
          </table:table-cell>
          <table:table-cell office:value-type="float" office:value="2006" calcext:value-type="float">
            <text:p>20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einwil (SO)</text:p>
          </table:table-cell>
          <table:table-cell office:value-type="float" office:value="2006" calcext:value-type="float">
            <text:p>200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Bellach</text:p>
          </table:table-cell>
          <table:table-cell office:value-type="float" office:value="2006" calcext:value-type="float">
            <text:p>20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ettlach</text:p>
          </table:table-cell>
          <table:table-cell office:value-type="float" office:value="2006" calcext:value-type="float">
            <text:p>20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Biberist</text:p>
          </table:table-cell>
          <table:table-cell office:value-type="float" office:value="2006" calcext:value-type="float">
            <text:p>200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Biezwil</text:p>
          </table:table-cell>
          <table:table-cell office:value-type="float" office:value="2006" calcext:value-type="float">
            <text:p>200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Bolken</text:p>
          </table:table-cell>
          <table:table-cell office:value-type="float" office:value="2006" calcext:value-type="float">
            <text:p>200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Boningen</text:p>
          </table:table-cell>
          <table:table-cell office:value-type="float" office:value="2006" calcext:value-type="float">
            <text:p>200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Breitenbach</text:p>
          </table:table-cell>
          <table:table-cell office:value-type="float" office:value="2006" calcext:value-type="float">
            <text:p>200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string" calcext:value-type="string">
            <text:p>Buchegg</text:p>
          </table:table-cell>
          <table:table-cell office:value-type="float" office:value="2006" calcext:value-type="float">
            <text:p>2006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üren (SO)</text:p>
          </table:table-cell>
          <table:table-cell office:value-type="float" office:value="2006" calcext:value-type="float">
            <text:p>20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Büsserach</text:p>
          </table:table-cell>
          <table:table-cell office:value-type="float" office:value="2006" calcext:value-type="float">
            <text:p>200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Däniken</text:p>
          </table:table-cell>
          <table:table-cell office:value-type="float" office:value="2006" calcext:value-type="float">
            <text:p>200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Deitingen</text:p>
          </table:table-cell>
          <table:table-cell office:value-type="float" office:value="2006" calcext:value-type="float">
            <text:p>200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Derendingen</text:p>
          </table:table-cell>
          <table:table-cell office:value-type="float" office:value="2006" calcext:value-type="float">
            <text:p>200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Dornach</text:p>
          </table:table-cell>
          <table:table-cell office:value-type="float" office:value="2006" calcext:value-type="float">
            <text:p>200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string" calcext:value-type="string">
            <text:p>Drei Höfe</text:p>
          </table:table-cell>
          <table:table-cell office:value-type="float" office:value="2006" calcext:value-type="float">
            <text:p>2006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ulliken</text:p>
          </table:table-cell>
          <table:table-cell office:value-type="float" office:value="2006" calcext:value-type="float">
            <text:p>200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gerkingen</text:p>
          </table:table-cell>
          <table:table-cell office:value-type="float" office:value="2006" calcext:value-type="float">
            <text:p>200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ppenberg-Wöschnau</text:p>
          </table:table-cell>
          <table:table-cell office:value-type="float" office:value="2006" calcext:value-type="float">
            <text:p>200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rlinsbach SO</text:p>
          </table:table-cell>
          <table:table-cell office:value-type="float" office:value="2006" calcext:value-type="float">
            <text:p>20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rschwil</text:p>
          </table:table-cell>
          <table:table-cell office:value-type="float" office:value="2006" calcext:value-type="float">
            <text:p>200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Etziken</text:p>
          </table:table-cell>
          <table:table-cell office:value-type="float" office:value="2006" calcext:value-type="float">
            <text:p>200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Fehren</text:p>
          </table:table-cell>
          <table:table-cell office:value-type="float" office:value="2006" calcext:value-type="float">
            <text:p>200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Feldbrunnen-St.Niklaus</text:p>
          </table:table-cell>
          <table:table-cell office:value-type="float" office:value="2006" calcext:value-type="float">
            <text:p>20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lumenthal</text:p>
          </table:table-cell>
          <table:table-cell office:value-type="float" office:value="2006" calcext:value-type="float">
            <text:p>200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Fulenbach</text:p>
          </table:table-cell>
          <table:table-cell office:value-type="float" office:value="2006" calcext:value-type="float">
            <text:p>20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Gempen</text:p>
          </table:table-cell>
          <table:table-cell office:value-type="float" office:value="2006" calcext:value-type="float">
            <text:p>200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Gerlafingen</text:p>
          </table:table-cell>
          <table:table-cell office:value-type="float" office:value="2006" calcext:value-type="float">
            <text:p>200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Grenchen</text:p>
          </table:table-cell>
          <table:table-cell office:value-type="float" office:value="2006" calcext:value-type="float">
            <text:p>200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Gretzenbach</text:p>
          </table:table-cell>
          <table:table-cell office:value-type="float" office:value="2006" calcext:value-type="float">
            <text:p>20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Grindel</text:p>
          </table:table-cell>
          <table:table-cell office:value-type="float" office:value="2006" calcext:value-type="float">
            <text:p>200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Günsberg</text:p>
          </table:table-cell>
          <table:table-cell office:value-type="float" office:value="2006" calcext:value-type="float">
            <text:p>200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Gunzgen</text:p>
          </table:table-cell>
          <table:table-cell office:value-type="float" office:value="2006" calcext:value-type="float">
            <text:p>200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Hägendorf</text:p>
          </table:table-cell>
          <table:table-cell office:value-type="float" office:value="2006" calcext:value-type="float">
            <text:p>200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Halten</text:p>
          </table:table-cell>
          <table:table-cell office:value-type="float" office:value="2006" calcext:value-type="float">
            <text:p>200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Härkingen</text:p>
          </table:table-cell>
          <table:table-cell office:value-type="float" office:value="2006" calcext:value-type="float">
            <text:p>200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Hauenstein-Ifenthal</text:p>
          </table:table-cell>
          <table:table-cell office:value-type="float" office:value="2006" calcext:value-type="float">
            <text:p>200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Herbetswil</text:p>
          </table:table-cell>
          <table:table-cell office:value-type="float" office:value="2006" calcext:value-type="float">
            <text:p>200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Himmelried</text:p>
          </table:table-cell>
          <table:table-cell office:value-type="float" office:value="2006" calcext:value-type="float">
            <text:p>200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Hochwald</text:p>
          </table:table-cell>
          <table:table-cell office:value-type="float" office:value="2006" calcext:value-type="float">
            <text:p>20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ofstetten-Flüh</text:p>
          </table:table-cell>
          <table:table-cell office:value-type="float" office:value="2006" calcext:value-type="float">
            <text:p>200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Holderbank (SO)</text:p>
          </table:table-cell>
          <table:table-cell office:value-type="float" office:value="2006" calcext:value-type="float">
            <text:p>200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Horriwil</text:p>
          </table:table-cell>
          <table:table-cell office:value-type="float" office:value="2006" calcext:value-type="float">
            <text:p>20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ubersdorf</text:p>
          </table:table-cell>
          <table:table-cell office:value-type="float" office:value="2006" calcext:value-type="float">
            <text:p>200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Hüniken</text:p>
          </table:table-cell>
          <table:table-cell office:value-type="float" office:value="2006" calcext:value-type="float">
            <text:p>200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Kammersrohr</text:p>
          </table:table-cell>
          <table:table-cell office:value-type="float" office:value="2006" calcext:value-type="float">
            <text:p>20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Kappel (SO)</text:p>
          </table:table-cell>
          <table:table-cell office:value-type="float" office:value="2006" calcext:value-type="float">
            <text:p>20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Kestenholz</text:p>
          </table:table-cell>
          <table:table-cell office:value-type="float" office:value="2006" calcext:value-type="float">
            <text:p>200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Kienberg</text:p>
          </table:table-cell>
          <table:table-cell office:value-type="float" office:value="2006" calcext:value-type="float">
            <text:p>200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leinlützel</text:p>
          </table:table-cell>
          <table:table-cell office:value-type="float" office:value="2006" calcext:value-type="float">
            <text:p>200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riegstetten</text:p>
          </table:table-cell>
          <table:table-cell office:value-type="float" office:value="2006" calcext:value-type="float">
            <text:p>200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Langendorf</text:p>
          </table:table-cell>
          <table:table-cell office:value-type="float" office:value="2006" calcext:value-type="float">
            <text:p>200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Laupersdorf</text:p>
          </table:table-cell>
          <table:table-cell office:value-type="float" office:value="2006" calcext:value-type="float">
            <text:p>200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Lohn-Ammannsegg</text:p>
          </table:table-cell>
          <table:table-cell office:value-type="float" office:value="2006" calcext:value-type="float">
            <text:p>200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Lommiswil</text:p>
          </table:table-cell>
          <table:table-cell office:value-type="float" office:value="2006" calcext:value-type="float">
            <text:p>200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Lostorf</text:p>
          </table:table-cell>
          <table:table-cell office:value-type="float" office:value="2006" calcext:value-type="float">
            <text:p>200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style-name="ce2" office:value-type="string" calcext:value-type="string">
            <text:p>Lüsslingen-Nennigkofen</text:p>
          </table:table-cell>
          <table:table-cell office:value-type="float" office:value="2006" calcext:value-type="float">
            <text:p>2006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uterbach</text:p>
          </table:table-cell>
          <table:table-cell office:value-type="float" office:value="2006" calcext:value-type="float">
            <text:p>20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Lüterkofen-Ichertswil</text:p>
          </table:table-cell>
          <table:table-cell office:value-type="float" office:value="2006" calcext:value-type="float">
            <text:p>200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Lüterswil-Gächliwil</text:p>
          </table:table-cell>
          <table:table-cell office:value-type="float" office:value="2006" calcext:value-type="float">
            <text:p>200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Matzendorf</text:p>
          </table:table-cell>
          <table:table-cell office:value-type="float" office:value="2006" calcext:value-type="float">
            <text:p>200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Meltingen</text:p>
          </table:table-cell>
          <table:table-cell office:value-type="float" office:value="2006" calcext:value-type="float">
            <text:p>200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Messen</text:p>
          </table:table-cell>
          <table:table-cell office:value-type="float" office:value="2006" calcext:value-type="float">
            <text:p>200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Metzerlen-Mariastein</text:p>
          </table:table-cell>
          <table:table-cell office:value-type="float" office:value="2006" calcext:value-type="float">
            <text:p>200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Mümliswil-Ramiswil</text:p>
          </table:table-cell>
          <table:table-cell office:value-type="float" office:value="2006" calcext:value-type="float">
            <text:p>200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Neuendorf</text:p>
          </table:table-cell>
          <table:table-cell office:value-type="float" office:value="2006" calcext:value-type="float">
            <text:p>200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Niederbuchsiten</text:p>
          </table:table-cell>
          <table:table-cell office:value-type="float" office:value="2006" calcext:value-type="float">
            <text:p>200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Niedergösgen</text:p>
          </table:table-cell>
          <table:table-cell office:value-type="float" office:value="2006" calcext:value-type="float">
            <text:p>20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uglar-St.Pantaleon</text:p>
          </table:table-cell>
          <table:table-cell office:value-type="float" office:value="2006" calcext:value-type="float">
            <text:p>200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Nunningen</text:p>
          </table:table-cell>
          <table:table-cell office:value-type="float" office:value="2006" calcext:value-type="float">
            <text:p>200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Oberbuchsiten</text:p>
          </table:table-cell>
          <table:table-cell office:value-type="float" office:value="2006" calcext:value-type="float">
            <text:p>200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Oberdorf (SO)</text:p>
          </table:table-cell>
          <table:table-cell office:value-type="float" office:value="2006" calcext:value-type="float">
            <text:p>200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Obergerlafingen</text:p>
          </table:table-cell>
          <table:table-cell office:value-type="float" office:value="2006" calcext:value-type="float">
            <text:p>200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Obergösgen</text:p>
          </table:table-cell>
          <table:table-cell office:value-type="float" office:value="2006" calcext:value-type="float">
            <text:p>200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Oekingen</text:p>
          </table:table-cell>
          <table:table-cell office:value-type="float" office:value="2006" calcext:value-type="float">
            <text:p>200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Oensingen</text:p>
          </table:table-cell>
          <table:table-cell office:value-type="float" office:value="2006" calcext:value-type="float">
            <text:p>200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Olten</text:p>
          </table:table-cell>
          <table:table-cell office:value-type="float" office:value="2006" calcext:value-type="float">
            <text:p>200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Recherswil</text:p>
          </table:table-cell>
          <table:table-cell office:value-type="float" office:value="2006" calcext:value-type="float">
            <text:p>200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Rickenbach</text:p>
          </table:table-cell>
          <table:table-cell office:value-type="float" office:value="2006" calcext:value-type="float">
            <text:p>200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Riedholz</text:p>
          </table:table-cell>
          <table:table-cell office:value-type="float" office:value="2006" calcext:value-type="float">
            <text:p>200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Rodersdorf</text:p>
          </table:table-cell>
          <table:table-cell office:value-type="float" office:value="2006" calcext:value-type="float">
            <text:p>20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üttenen</text:p>
          </table:table-cell>
          <table:table-cell office:value-type="float" office:value="2006" calcext:value-type="float">
            <text:p>200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chnottwil</text:p>
          </table:table-cell>
          <table:table-cell office:value-type="float" office:value="2006" calcext:value-type="float">
            <text:p>200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chönenwerd (SO)</text:p>
          </table:table-cell>
          <table:table-cell office:value-type="float" office:value="2006" calcext:value-type="float">
            <text:p>200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eewen</text:p>
          </table:table-cell>
          <table:table-cell office:value-type="float" office:value="2006" calcext:value-type="float">
            <text:p>200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Selzach</text:p>
          </table:table-cell>
          <table:table-cell office:value-type="float" office:value="2006" calcext:value-type="float">
            <text:p>200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olothurn</text:p>
          </table:table-cell>
          <table:table-cell office:value-type="float" office:value="2006" calcext:value-type="float">
            <text:p>200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Starrkirch-Wil</text:p>
          </table:table-cell>
          <table:table-cell office:value-type="float" office:value="2006" calcext:value-type="float">
            <text:p>200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tüsslingen (Rohr)</text:p>
          </table:table-cell>
          <table:table-cell office:value-type="float" office:value="2006" calcext:value-type="float">
            <text:p>200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ubingen</text:p>
          </table:table-cell>
          <table:table-cell office:value-type="float" office:value="2006" calcext:value-type="float">
            <text:p>200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Trimbach</text:p>
          </table:table-cell>
          <table:table-cell office:value-type="float" office:value="2006" calcext:value-type="float">
            <text:p>200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Unterramsern</text:p>
          </table:table-cell>
          <table:table-cell office:value-type="float" office:value="2006" calcext:value-type="float">
            <text:p>200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Walterswil (SO)</text:p>
          </table:table-cell>
          <table:table-cell office:value-type="float" office:value="2006" calcext:value-type="float">
            <text:p>200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Wangen bei Olten</text:p>
          </table:table-cell>
          <table:table-cell office:value-type="float" office:value="2006" calcext:value-type="float">
            <text:p>200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Welschenrohr</text:p>
          </table:table-cell>
          <table:table-cell office:value-type="float" office:value="2006" calcext:value-type="float">
            <text:p>200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Winznau</text:p>
          </table:table-cell>
          <table:table-cell office:value-type="float" office:value="2006" calcext:value-type="float">
            <text:p>200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Wisen (SO)</text:p>
          </table:table-cell>
          <table:table-cell office:value-type="float" office:value="2006" calcext:value-type="float">
            <text:p>200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Witterswil</text:p>
          </table:table-cell>
          <table:table-cell office:value-type="float" office:value="2006" calcext:value-type="float">
            <text:p>20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Wolfwil</text:p>
          </table:table-cell>
          <table:table-cell office:value-type="float" office:value="2006" calcext:value-type="float">
            <text:p>200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Zuchwil</text:p>
          </table:table-cell>
          <table:table-cell office:value-type="float" office:value="2006" calcext:value-type="float">
            <text:p>20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Zullwil</text:p>
          </table:table-cell>
          <table:table-cell office:value-type="float" office:value="2006" calcext:value-type="float">
            <text:p>200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Aedermannsdorf</text:p>
          </table:table-cell>
          <table:table-cell office:value-type="float" office:value="2007" calcext:value-type="float">
            <text:p>200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Aeschi (SO)</text:p>
          </table:table-cell>
          <table:table-cell office:value-type="float" office:value="2007" calcext:value-type="float">
            <text:p>200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Balm bei Günsberg</text:p>
          </table:table-cell>
          <table:table-cell office:value-type="float" office:value="2007" calcext:value-type="float">
            <text:p>200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Balsthal</text:p>
          </table:table-cell>
          <table:table-cell office:value-type="float" office:value="2007" calcext:value-type="float">
            <text:p>200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Bärschwil</text:p>
          </table:table-cell>
          <table:table-cell office:value-type="float" office:value="2007" calcext:value-type="float">
            <text:p>200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Bättwil</text:p>
          </table:table-cell>
          <table:table-cell office:value-type="float" office:value="2007" calcext:value-type="float">
            <text:p>20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einwil (SO)</text:p>
          </table:table-cell>
          <table:table-cell office:value-type="float" office:value="2007" calcext:value-type="float">
            <text:p>200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Bellach</text:p>
          </table:table-cell>
          <table:table-cell office:value-type="float" office:value="2007" calcext:value-type="float">
            <text:p>200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Bettlach</text:p>
          </table:table-cell>
          <table:table-cell office:value-type="float" office:value="2007" calcext:value-type="float">
            <text:p>20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Biberist</text:p>
          </table:table-cell>
          <table:table-cell office:value-type="float" office:value="2007" calcext:value-type="float">
            <text:p>200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Biezwil</text:p>
          </table:table-cell>
          <table:table-cell office:value-type="float" office:value="2007" calcext:value-type="float">
            <text:p>200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Bolken</text:p>
          </table:table-cell>
          <table:table-cell office:value-type="float" office:value="2007" calcext:value-type="float">
            <text:p>200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Boningen</text:p>
          </table:table-cell>
          <table:table-cell office:value-type="float" office:value="2007" calcext:value-type="float">
            <text:p>200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Breitenbach</text:p>
          </table:table-cell>
          <table:table-cell office:value-type="float" office:value="2007" calcext:value-type="float">
            <text:p>20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string" calcext:value-type="string">
            <text:p>Buchegg</text:p>
          </table:table-cell>
          <table:table-cell office:value-type="float" office:value="2007" calcext:value-type="float">
            <text:p>2007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üren (SO)</text:p>
          </table:table-cell>
          <table:table-cell office:value-type="float" office:value="2007" calcext:value-type="float">
            <text:p>200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Büsserach</text:p>
          </table:table-cell>
          <table:table-cell office:value-type="float" office:value="2007" calcext:value-type="float">
            <text:p>200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Däniken</text:p>
          </table:table-cell>
          <table:table-cell office:value-type="float" office:value="2007" calcext:value-type="float">
            <text:p>200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Deitingen</text:p>
          </table:table-cell>
          <table:table-cell office:value-type="float" office:value="2007" calcext:value-type="float">
            <text:p>200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Derendingen</text:p>
          </table:table-cell>
          <table:table-cell office:value-type="float" office:value="2007" calcext:value-type="float">
            <text:p>200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Dornach</text:p>
          </table:table-cell>
          <table:table-cell office:value-type="float" office:value="2007" calcext:value-type="float">
            <text:p>200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string" calcext:value-type="string">
            <text:p>Drei Höfe</text:p>
          </table:table-cell>
          <table:table-cell office:value-type="float" office:value="2007" calcext:value-type="float">
            <text:p>2007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ulliken</text:p>
          </table:table-cell>
          <table:table-cell office:value-type="float" office:value="2007" calcext:value-type="float">
            <text:p>200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gerkingen</text:p>
          </table:table-cell>
          <table:table-cell office:value-type="float" office:value="2007" calcext:value-type="float">
            <text:p>200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ppenberg-Wöschnau</text:p>
          </table:table-cell>
          <table:table-cell office:value-type="float" office:value="2007" calcext:value-type="float">
            <text:p>200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rlinsbach SO</text:p>
          </table:table-cell>
          <table:table-cell office:value-type="float" office:value="2007" calcext:value-type="float">
            <text:p>20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rschwil</text:p>
          </table:table-cell>
          <table:table-cell office:value-type="float" office:value="2007" calcext:value-type="float">
            <text:p>200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Etziken</text:p>
          </table:table-cell>
          <table:table-cell office:value-type="float" office:value="2007" calcext:value-type="float">
            <text:p>200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Fehren</text:p>
          </table:table-cell>
          <table:table-cell office:value-type="float" office:value="2007" calcext:value-type="float">
            <text:p>200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Feldbrunnen-St.Niklaus</text:p>
          </table:table-cell>
          <table:table-cell office:value-type="float" office:value="2007" calcext:value-type="float">
            <text:p>200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lumenthal</text:p>
          </table:table-cell>
          <table:table-cell office:value-type="float" office:value="2007" calcext:value-type="float">
            <text:p>200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Fulenbach</text:p>
          </table:table-cell>
          <table:table-cell office:value-type="float" office:value="2007" calcext:value-type="float">
            <text:p>200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Gempen</text:p>
          </table:table-cell>
          <table:table-cell office:value-type="float" office:value="2007" calcext:value-type="float">
            <text:p>200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Gerlafingen</text:p>
          </table:table-cell>
          <table:table-cell office:value-type="float" office:value="2007" calcext:value-type="float">
            <text:p>200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Grenchen</text:p>
          </table:table-cell>
          <table:table-cell office:value-type="float" office:value="2007" calcext:value-type="float">
            <text:p>200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Gretzenbach</text:p>
          </table:table-cell>
          <table:table-cell office:value-type="float" office:value="2007" calcext:value-type="float">
            <text:p>20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Grindel</text:p>
          </table:table-cell>
          <table:table-cell office:value-type="float" office:value="2007" calcext:value-type="float">
            <text:p>200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Günsberg</text:p>
          </table:table-cell>
          <table:table-cell office:value-type="float" office:value="2007" calcext:value-type="float">
            <text:p>200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Gunzgen</text:p>
          </table:table-cell>
          <table:table-cell office:value-type="float" office:value="2007" calcext:value-type="float">
            <text:p>200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Hägendorf</text:p>
          </table:table-cell>
          <table:table-cell office:value-type="float" office:value="2007" calcext:value-type="float">
            <text:p>200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Halten</text:p>
          </table:table-cell>
          <table:table-cell office:value-type="float" office:value="2007" calcext:value-type="float">
            <text:p>200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Härkingen</text:p>
          </table:table-cell>
          <table:table-cell office:value-type="float" office:value="2007" calcext:value-type="float">
            <text:p>200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Hauenstein-Ifenthal</text:p>
          </table:table-cell>
          <table:table-cell office:value-type="float" office:value="2007" calcext:value-type="float">
            <text:p>200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Herbetswil</text:p>
          </table:table-cell>
          <table:table-cell office:value-type="float" office:value="2007" calcext:value-type="float">
            <text:p>200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Himmelried</text:p>
          </table:table-cell>
          <table:table-cell office:value-type="float" office:value="2007" calcext:value-type="float">
            <text:p>200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Hochwald</text:p>
          </table:table-cell>
          <table:table-cell office:value-type="float" office:value="2007" calcext:value-type="float">
            <text:p>20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ofstetten-Flüh</text:p>
          </table:table-cell>
          <table:table-cell office:value-type="float" office:value="2007" calcext:value-type="float">
            <text:p>200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Holderbank (SO)</text:p>
          </table:table-cell>
          <table:table-cell office:value-type="float" office:value="2007" calcext:value-type="float">
            <text:p>200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Horriwil</text:p>
          </table:table-cell>
          <table:table-cell office:value-type="float" office:value="2007" calcext:value-type="float">
            <text:p>20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ubersdorf</text:p>
          </table:table-cell>
          <table:table-cell office:value-type="float" office:value="2007" calcext:value-type="float">
            <text:p>200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Hüniken</text:p>
          </table:table-cell>
          <table:table-cell office:value-type="float" office:value="2007" calcext:value-type="float">
            <text:p>200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Kammersrohr</text:p>
          </table:table-cell>
          <table:table-cell office:value-type="float" office:value="2007" calcext:value-type="float">
            <text:p>200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Kappel (SO)</text:p>
          </table:table-cell>
          <table:table-cell office:value-type="float" office:value="2007" calcext:value-type="float">
            <text:p>200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Kestenholz</text:p>
          </table:table-cell>
          <table:table-cell office:value-type="float" office:value="2007" calcext:value-type="float">
            <text:p>200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Kienberg</text:p>
          </table:table-cell>
          <table:table-cell office:value-type="float" office:value="2007" calcext:value-type="float">
            <text:p>200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leinlützel</text:p>
          </table:table-cell>
          <table:table-cell office:value-type="float" office:value="2007" calcext:value-type="float">
            <text:p>200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riegstetten</text:p>
          </table:table-cell>
          <table:table-cell office:value-type="float" office:value="2007" calcext:value-type="float">
            <text:p>200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Langendorf</text:p>
          </table:table-cell>
          <table:table-cell office:value-type="float" office:value="2007" calcext:value-type="float">
            <text:p>200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Laupersdorf</text:p>
          </table:table-cell>
          <table:table-cell office:value-type="float" office:value="2007" calcext:value-type="float">
            <text:p>200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Lohn-Ammannsegg</text:p>
          </table:table-cell>
          <table:table-cell office:value-type="float" office:value="2007" calcext:value-type="float">
            <text:p>200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Lommiswil</text:p>
          </table:table-cell>
          <table:table-cell office:value-type="float" office:value="2007" calcext:value-type="float">
            <text:p>200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Lostorf</text:p>
          </table:table-cell>
          <table:table-cell office:value-type="float" office:value="2007" calcext:value-type="float">
            <text:p>200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style-name="ce2" office:value-type="string" calcext:value-type="string">
            <text:p>Lüsslingen-Nennigkofen</text:p>
          </table:table-cell>
          <table:table-cell office:value-type="float" office:value="2007" calcext:value-type="float">
            <text:p>2007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uterbach</text:p>
          </table:table-cell>
          <table:table-cell office:value-type="float" office:value="2007" calcext:value-type="float">
            <text:p>20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Lüterkofen-Ichertswil</text:p>
          </table:table-cell>
          <table:table-cell office:value-type="float" office:value="2007" calcext:value-type="float">
            <text:p>200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Lüterswil-Gächliwil</text:p>
          </table:table-cell>
          <table:table-cell office:value-type="float" office:value="2007" calcext:value-type="float">
            <text:p>200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Matzendorf</text:p>
          </table:table-cell>
          <table:table-cell office:value-type="float" office:value="2007" calcext:value-type="float">
            <text:p>200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Meltingen</text:p>
          </table:table-cell>
          <table:table-cell office:value-type="float" office:value="2007" calcext:value-type="float">
            <text:p>200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Messen</text:p>
          </table:table-cell>
          <table:table-cell office:value-type="float" office:value="2007" calcext:value-type="float">
            <text:p>200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Metzerlen-Mariastein</text:p>
          </table:table-cell>
          <table:table-cell office:value-type="float" office:value="2007" calcext:value-type="float">
            <text:p>200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Mümliswil-Ramiswil</text:p>
          </table:table-cell>
          <table:table-cell office:value-type="float" office:value="2007" calcext:value-type="float">
            <text:p>200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Neuendorf</text:p>
          </table:table-cell>
          <table:table-cell office:value-type="float" office:value="2007" calcext:value-type="float">
            <text:p>200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Niederbuchsiten</text:p>
          </table:table-cell>
          <table:table-cell office:value-type="float" office:value="2007" calcext:value-type="float">
            <text:p>200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Niedergösgen</text:p>
          </table:table-cell>
          <table:table-cell office:value-type="float" office:value="2007" calcext:value-type="float">
            <text:p>20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uglar-St.Pantaleon</text:p>
          </table:table-cell>
          <table:table-cell office:value-type="float" office:value="2007" calcext:value-type="float">
            <text:p>200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Nunningen</text:p>
          </table:table-cell>
          <table:table-cell office:value-type="float" office:value="2007" calcext:value-type="float">
            <text:p>200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Oberbuchsiten</text:p>
          </table:table-cell>
          <table:table-cell office:value-type="float" office:value="2007" calcext:value-type="float">
            <text:p>200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Oberdorf (SO)</text:p>
          </table:table-cell>
          <table:table-cell office:value-type="float" office:value="2007" calcext:value-type="float">
            <text:p>20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Obergerlafingen</text:p>
          </table:table-cell>
          <table:table-cell office:value-type="float" office:value="2007" calcext:value-type="float">
            <text:p>20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Obergösgen</text:p>
          </table:table-cell>
          <table:table-cell office:value-type="float" office:value="2007" calcext:value-type="float">
            <text:p>200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Oekingen</text:p>
          </table:table-cell>
          <table:table-cell office:value-type="float" office:value="2007" calcext:value-type="float">
            <text:p>200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Oensingen</text:p>
          </table:table-cell>
          <table:table-cell office:value-type="float" office:value="2007" calcext:value-type="float">
            <text:p>20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Olten</text:p>
          </table:table-cell>
          <table:table-cell office:value-type="float" office:value="2007" calcext:value-type="float">
            <text:p>200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Recherswil</text:p>
          </table:table-cell>
          <table:table-cell office:value-type="float" office:value="2007" calcext:value-type="float">
            <text:p>200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Rickenbach</text:p>
          </table:table-cell>
          <table:table-cell office:value-type="float" office:value="2007" calcext:value-type="float">
            <text:p>200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Riedholz</text:p>
          </table:table-cell>
          <table:table-cell office:value-type="float" office:value="2007" calcext:value-type="float">
            <text:p>200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Rodersdorf</text:p>
          </table:table-cell>
          <table:table-cell office:value-type="float" office:value="2007" calcext:value-type="float">
            <text:p>20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üttenen</text:p>
          </table:table-cell>
          <table:table-cell office:value-type="float" office:value="2007" calcext:value-type="float">
            <text:p>200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chnottwil</text:p>
          </table:table-cell>
          <table:table-cell office:value-type="float" office:value="2007" calcext:value-type="float">
            <text:p>200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chönenwerd (SO)</text:p>
          </table:table-cell>
          <table:table-cell office:value-type="float" office:value="2007" calcext:value-type="float">
            <text:p>200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eewen</text:p>
          </table:table-cell>
          <table:table-cell office:value-type="float" office:value="2007" calcext:value-type="float">
            <text:p>200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Selzach</text:p>
          </table:table-cell>
          <table:table-cell office:value-type="float" office:value="2007" calcext:value-type="float">
            <text:p>200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olothurn</text:p>
          </table:table-cell>
          <table:table-cell office:value-type="float" office:value="2007" calcext:value-type="float">
            <text:p>200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tarrkirch-Wil</text:p>
          </table:table-cell>
          <table:table-cell office:value-type="float" office:value="2007" calcext:value-type="float">
            <text:p>200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tüsslingen (Rohr)</text:p>
          </table:table-cell>
          <table:table-cell office:value-type="float" office:value="2007" calcext:value-type="float">
            <text:p>200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ubingen</text:p>
          </table:table-cell>
          <table:table-cell office:value-type="float" office:value="2007" calcext:value-type="float">
            <text:p>200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Trimbach</text:p>
          </table:table-cell>
          <table:table-cell office:value-type="float" office:value="2007" calcext:value-type="float">
            <text:p>200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Unterramsern</text:p>
          </table:table-cell>
          <table:table-cell office:value-type="float" office:value="2007" calcext:value-type="float">
            <text:p>200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Walterswil (SO)</text:p>
          </table:table-cell>
          <table:table-cell office:value-type="float" office:value="2007" calcext:value-type="float">
            <text:p>200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Wangen bei Olten</text:p>
          </table:table-cell>
          <table:table-cell office:value-type="float" office:value="2007" calcext:value-type="float">
            <text:p>200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Welschenrohr</text:p>
          </table:table-cell>
          <table:table-cell office:value-type="float" office:value="2007" calcext:value-type="float">
            <text:p>200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Winznau</text:p>
          </table:table-cell>
          <table:table-cell office:value-type="float" office:value="2007" calcext:value-type="float">
            <text:p>200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Wisen (SO)</text:p>
          </table:table-cell>
          <table:table-cell office:value-type="float" office:value="2007" calcext:value-type="float">
            <text:p>200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Witterswil</text:p>
          </table:table-cell>
          <table:table-cell office:value-type="float" office:value="2007" calcext:value-type="float">
            <text:p>20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Wolfwil</text:p>
          </table:table-cell>
          <table:table-cell office:value-type="float" office:value="2007" calcext:value-type="float">
            <text:p>200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Zuchwil</text:p>
          </table:table-cell>
          <table:table-cell office:value-type="float" office:value="2007" calcext:value-type="float">
            <text:p>200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Zullwil</text:p>
          </table:table-cell>
          <table:table-cell office:value-type="float" office:value="2007" calcext:value-type="float">
            <text:p>200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Aedermannsdorf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Aeschi (SO)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Balm bei Günsberg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Balsthal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Bärschwil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Bättwil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Beinwil (SO)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Bellach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Bettlach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Biberist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Biezwil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Bolken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Boningen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Breitenbach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string" calcext:value-type="string">
            <text:p>Buchegg</text:p>
          </table:table-cell>
          <table:table-cell office:value-type="float" office:value="2008" calcext:value-type="float">
            <text:p>2008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üren (SO)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Büsserach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Däniken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Deitingen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Derendingen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Dornach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string" calcext:value-type="string">
            <text:p>Drei Höfe</text:p>
          </table:table-cell>
          <table:table-cell office:value-type="float" office:value="2008" calcext:value-type="float">
            <text:p>2008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ulliken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gerkingen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ppenberg-Wöschnau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rlinsbach SO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rschwil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Etziken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Fehren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Feldbrunnen-St.Niklaus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lumenthal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Fulenbach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Gempen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Gerlafingen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Grenchen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Gretzenbach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Grindel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Günsberg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Gunzgen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Hägendorf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Halten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Härkingen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Hauenstein-Ifenthal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Herbetswil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Himmelried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Hochwald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ofstetten-Flüh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Holderbank (SO)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Horriwil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Hubersdorf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Hüniken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Kammersrohr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Kappel (SO)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Kestenholz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Kienberg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Kleinlützel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riegstetten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Langendorf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Laupersdorf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Lohn-Ammannsegg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Lommiswil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Lostorf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string" calcext:value-type="string">
            <text:p>Lüsslingen-Nennigkofen</text:p>
          </table:table-cell>
          <table:table-cell office:value-type="float" office:value="2008" calcext:value-type="float">
            <text:p>2008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uterbach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Lüterkofen-Ichertswil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Lüterswil-Gächliwil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Matzendorf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Meltingen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Messen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Metzerlen-Mariastein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Mümliswil-Ramiswil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Neuendorf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iederbuchsiten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Niedergösgen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uglar-St.Pantaleon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Nunningen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Oberbuchsiten</text:p>
          </table:table-cell>
          <table:table-cell office:value-type="float" office:value="2008" calcext:value-type="float">
            <text:p>2008</text:p>
          </table:table-cell>
          <table:table-cell table:style-name="ce5"/>
        </table:table-row>
        <table:table-row table:style-name="ro1">
          <table:table-cell office:value-type="string" calcext:value-type="string">
            <text:p>Oberdorf (SO)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Obergerlafingen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Obergösgen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Oekingen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Oensingen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Olten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cherswil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Rickenbach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Riedholz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Rodersdorf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Rüttenen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chnottwil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chönenwerd (SO)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eewen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Selzach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olothurn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tarrkirch-Wil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tüsslingen (Rohr)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ubingen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Trimbach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Unterramsern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Walterswil (SO)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Wangen bei Olten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Welschenrohr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Winznau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Wisen (SO)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Witterswil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Wolfwil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Zuchwil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Zullwil</text:p>
          </table:table-cell>
          <table:table-cell office:value-type="float" office:value="2008" calcext:value-type="float">
            <text:p>2008</text:p>
          </table:table-cell>
          <table:table-cell table:style-name="ce5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edermannsdorf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Aeschi (SO)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Balm bei Günsberg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Balsthal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Bärschwil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Bättwil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Beinwil (SO)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Bellach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Bettlach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Biberist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Biezwil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Bolken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Boningen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Breitenbach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string" calcext:value-type="string">
            <text:p>Buchegg</text:p>
          </table:table-cell>
          <table:table-cell office:value-type="float" office:value="2009" calcext:value-type="float">
            <text:p>2009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üren (SO)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Büsserach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Däniken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Deitingen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Derendingen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Dornach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string" calcext:value-type="string">
            <text:p>Drei Höfe</text:p>
          </table:table-cell>
          <table:table-cell office:value-type="float" office:value="2009" calcext:value-type="float">
            <text:p>2009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ulliken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gerkingen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ppenberg-Wöschnau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rlinsbach SO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rschwil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Etziken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Fehren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Feldbrunnen-St.Niklaus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lumenthal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Fulenbach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Gempen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Gerlafingen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Grenchen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Gretzenbach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Grindel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Günsberg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Gunzgen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Hägendorf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Halten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Härkingen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Hauenstein-Ifenthal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Herbetswil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Himmelried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Hochwald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ofstetten-Flüh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Holderbank (SO)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Horriwil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Hubersdorf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Hüniken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Kammersrohr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Kappel (SO)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Kestenholz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Kienberg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Kleinlützel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riegstetten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Langendorf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Laupersdorf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Lohn-Ammannsegg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Lommiswil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Lostorf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03" calcext:value-type="float">
            <text:p>103</text:p>
          </table:table-cell>
        </table:table-row>
        <table:table-row table:style-name="ro1">
          <table:table-cell table:style-name="ce2" office:value-type="string" calcext:value-type="string">
            <text:p>Lüsslingen-Nennigkofen</text:p>
          </table:table-cell>
          <table:table-cell office:value-type="float" office:value="2009" calcext:value-type="float">
            <text:p>2009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uterbach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Lüterkofen-Ichertswil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Lüterswil-Gächliwil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atzendorf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Meltingen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Messen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etzerlen-Mariastein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Mümliswil-Ramiswil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Neuendorf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iederbuchsiten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Niedergösgen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uglar-St.Pantaleon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Nunningen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Oberbuchsiten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Oberdorf (SO)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Obergerlafingen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Obergösgen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Oekingen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Oensingen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Olten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cherswil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Rickenbach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Riedholz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Rodersdorf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Rüttenen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chnottwil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Schönenwerd (SO)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eewen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Selzach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olothurn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tarrkirch-Wil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tüsslingen (Rohr)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ubingen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Trimbach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Unterramsern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Walterswil (SO)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Wangen bei Olten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Welschenrohr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Winznau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Wisen (SO)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Witterswil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Wolfwil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Zuchwil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Zullwil</text:p>
          </table:table-cell>
          <table:table-cell office:value-type="float" office:value="2009" calcext:value-type="float">
            <text:p>2009</text:p>
          </table:table-cell>
          <table:table-cell table:style-name="ce5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edermannsdorf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Aeschi (SO)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Balm bei Günsberg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Balsthal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Bärschwil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Bättwil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Beinwil (SO)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Bellach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Bettlach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Biberist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Biezwil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Bolken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Boningen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Breitenbach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string" calcext:value-type="string">
            <text:p>Buchegg</text:p>
          </table:table-cell>
          <table:table-cell office:value-type="float" office:value="2010" calcext:value-type="float">
            <text:p>2010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üren (SO)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Büsserach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Däniken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Deitingen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Derendingen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Dornach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string" calcext:value-type="string">
            <text:p>Drei Höfe</text:p>
          </table:table-cell>
          <table:table-cell office:value-type="float" office:value="2010" calcext:value-type="float">
            <text:p>201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ulliken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gerkingen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ppenberg-Wöschnau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rlinsbach SO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rschwil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Etziken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Fehren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Feldbrunnen-St.Niklaus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lumenthal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Fulenbach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Gempen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Gerlafingen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Grenchen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Gretzenbach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Grindel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Günsberg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Gunzgen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Hägendorf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Halten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Härkingen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Hauenstein-Ifenthal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Herbetswil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Himmelried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Hochwald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ofstetten-Flüh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Holderbank (SO)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Horriwil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Hubersdorf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Hüniken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Kammersrohr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Kappel (SO)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Kestenholz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Kienberg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leinlützel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riegstetten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Langendorf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Laupersdorf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Lohn-Ammannsegg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Lommiswil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Lostorf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03" calcext:value-type="float">
            <text:p>103</text:p>
          </table:table-cell>
        </table:table-row>
        <table:table-row table:style-name="ro1">
          <table:table-cell table:style-name="ce2" office:value-type="string" calcext:value-type="string">
            <text:p>Lüsslingen-Nennigkofen</text:p>
          </table:table-cell>
          <table:table-cell office:value-type="float" office:value="2010" calcext:value-type="float">
            <text:p>2010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uterbach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Lüterkofen-Ichertswil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Lüterswil-Gächliwil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atzendorf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Meltingen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Messen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etzerlen-Mariastein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Mümliswil-Ramiswil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Neuendorf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iederbuchsiten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Niedergösgen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uglar-St.Pantaleon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Nunningen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Oberbuchsiten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Oberdorf (SO)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Obergerlafingen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Obergösgen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Oekingen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Oensingen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Olten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cherswil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Rickenbach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Riedholz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Rodersdorf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Rüttenen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chnottwil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Schönenwerd (SO)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eewen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Selzach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olothurn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tarrkirch-Wil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tüsslingen (Rohr)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ubingen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Trimbach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Unterramsern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Walterswil (SO)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Wangen bei Olten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Welschenrohr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Winznau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Wisen (SO)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Witterswil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Wolfwil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Zuchwil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Zullwil</text:p>
          </table:table-cell>
          <table:table-cell office:value-type="float" office:value="2010" calcext:value-type="float">
            <text:p>2010</text:p>
          </table:table-cell>
          <table:table-cell table:style-name="ce5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edermannsdorf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Aeschi (SO)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Balm bei Günsberg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Balsthal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Bärschwil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Bättwil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Beinwil (SO)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Bellach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Bettlach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Biberist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Biezwil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Bolken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Boningen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Breitenbach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string" calcext:value-type="string">
            <text:p>Buchegg</text:p>
          </table:table-cell>
          <table:table-cell office:value-type="float" office:value="2011" calcext:value-type="float">
            <text:p>2011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üren (SO)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Büsserach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Däniken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Deitingen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Derendingen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Dornach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90" calcext:value-type="float">
            <text:p>90</text:p>
          </table:table-cell>
        </table:table-row>
        <table:table-row table:style-name="ro1">
          <table:table-cell table:style-name="ce2" office:value-type="string" calcext:value-type="string">
            <text:p>Drei Höfe</text:p>
          </table:table-cell>
          <table:table-cell office:value-type="float" office:value="2011" calcext:value-type="float">
            <text:p>2011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ulliken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Egerkingen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ppenberg-Wöschnau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rlinsbach SO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rschwil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Etziken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Fehren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Feldbrunnen-St.Niklaus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lumenthal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Fulenbach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Gempen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Gerlafingen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Grenchen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Gretzenbach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Grindel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Günsberg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Gunzgen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Hägendorf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Halten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Härkingen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Hauenstein-Ifenthal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Herbetswil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Himmelried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ochwald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ofstetten-Flüh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Holderbank (SO)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Horriwil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Hubersdorf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Hüniken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Kammersrohr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Kappel (SO)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Kestenholz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Kienberg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leinlützel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riegstetten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Langendorf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Laupersdorf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Lohn-Ammannsegg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Lommiswil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Lostorf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03" calcext:value-type="float">
            <text:p>103</text:p>
          </table:table-cell>
        </table:table-row>
        <table:table-row table:style-name="ro1">
          <table:table-cell table:style-name="ce2" office:value-type="string" calcext:value-type="string">
            <text:p>Lüsslingen-Nennigkofen</text:p>
          </table:table-cell>
          <table:table-cell office:value-type="float" office:value="2011" calcext:value-type="float">
            <text:p>2011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uterbach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Lüterkofen-Ichertswil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Lüterswil-Gächliwil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atzendorf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Meltingen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Messen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etzerlen-Mariastein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Mümliswil-Ramiswil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Neuendorf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iederbuchsiten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Niedergösgen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uglar-St.Pantaleon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Nunningen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Oberbuchsiten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Oberdorf (SO)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Obergerlafingen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Obergösgen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Oekingen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Oensingen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Olten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cherswil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Rickenbach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Riedholz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Rodersdorf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Rüttenen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chnottwil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Schönenwerd (SO)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eewen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Selzach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olothurn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tarrkirch-Wil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tüsslingen (Rohr)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ubingen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Trimbach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Unterramsern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Walterswil (SO)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Wangen bei Olten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Welschenrohr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Winznau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Wisen (SO)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Witterswil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Wolfwil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Zuchwil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Zullwil</text:p>
          </table:table-cell>
          <table:table-cell office:value-type="float" office:value="2011" calcext:value-type="float">
            <text:p>2011</text:p>
          </table:table-cell>
          <table:table-cell table:style-name="ce4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edermannsdorf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Aeschi (SO)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Balm bei Günsberg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Balsthal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Bärschwil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Bättwil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Beinwil (SO)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Bellach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Bettlach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Biberist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Biezwil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olken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Boningen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Breitenbach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string" calcext:value-type="string">
            <text:p>Buchegg</text:p>
          </table:table-cell>
          <table:table-cell office:value-type="float" office:value="2012" calcext:value-type="float">
            <text:p>2012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üren (SO)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Büsserach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Däniken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Deitingen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Derendingen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Dornach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90" calcext:value-type="float">
            <text:p>90</text:p>
          </table:table-cell>
        </table:table-row>
        <table:table-row table:style-name="ro1">
          <table:table-cell table:style-name="ce2" office:value-type="string" calcext:value-type="string">
            <text:p>Drei Höfe</text:p>
          </table:table-cell>
          <table:table-cell office:value-type="float" office:value="2012" calcext:value-type="float">
            <text:p>2012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ulliken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Egerkingen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ppenberg-Wöschnau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rlinsbach SO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rschwil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Etziken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Fehren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Feldbrunnen-St.Niklaus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lumenthal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Fulenbach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Gempen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Gerlafingen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Grenchen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Gretzenbach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Grindel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Günsberg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Gunzgen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Hägendorf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Halten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Härkingen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Hauenstein-Ifenthal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Herbetswil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Himmelried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Hochwald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ofstetten-Flüh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Holderbank (SO)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Horriwil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Hubersdorf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Hüniken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Kammersrohr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Kappel (SO)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Kestenholz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Kienberg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leinlützel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Kriegstetten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Langendorf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Laupersdorf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Lohn-Ammannsegg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Lommiswil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Lostorf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string" calcext:value-type="string">
            <text:p>Lüsslingen-Nennigkofen</text:p>
          </table:table-cell>
          <table:table-cell office:value-type="float" office:value="2012" calcext:value-type="float">
            <text:p>2012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uterbach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Lüterkofen-Ichertswil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Lüterswil-Gächliwil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atzendorf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Meltingen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Messen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Metzerlen-Mariastein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Mümliswil-Ramiswil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Neuendorf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iederbuchsiten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Niedergösgen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uglar-St.Pantaleon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Nunningen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Oberbuchsiten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Oberdorf (SO)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Obergerlafingen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Obergösgen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Oekingen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Oensingen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Olten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Recherswil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Rickenbach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Riedholz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Rodersdorf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Rüttenen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chnottwil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Schönenwerd (SO)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eewen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Selzach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olothurn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tarrkirch-Wil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tüsslingen (Rohr)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ubingen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Trimbach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Unterramsern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Walterswil (SO)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Wangen bei Olten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Welschenrohr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Winznau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Wisen (SO)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Witterswil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Wolfwil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Zuchwil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Zullwil</text:p>
          </table:table-cell>
          <table:table-cell office:value-type="float" office:value="2012" calcext:value-type="float">
            <text:p>2012</text:p>
          </table:table-cell>
          <table:table-cell table:style-name="ce4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edermannsdorf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Aeschi (SO)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Balm bei Günsberg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Balsthal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Bärschwil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Bättwil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Beinwil (SO)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Bellach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ettlach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Biberist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Biezwil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olken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Boningen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Breitenbach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string" calcext:value-type="string">
            <text:p>Buchegg</text:p>
          </table:table-cell>
          <table:table-cell office:value-type="float" office:value="2013" calcext:value-type="float">
            <text:p>2013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üren (SO)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Büsserach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Däniken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Deitingen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Derendingen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Dornach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90" calcext:value-type="float">
            <text:p>90</text:p>
          </table:table-cell>
        </table:table-row>
        <table:table-row table:style-name="ro1">
          <table:table-cell table:style-name="ce2" office:value-type="string" calcext:value-type="string">
            <text:p>Drei Höfe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Dulliken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Egerkingen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ppenberg-Wöschnau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rlinsbach SO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rschwil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Etziken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Fehren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Feldbrunnen-St.Niklaus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lumenthal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Fulenbach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Gempen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Gerlafingen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Grenchen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Gretzenbach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Grindel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Günsberg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Gunzgen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Hägendorf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Halten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Härkingen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Hauenstein-Ifenthal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Herbetswil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Himmelried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Hochwald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ofstetten-Flüh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Holderbank (SO)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Horriwil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Hubersdorf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Hüniken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Kammersrohr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Kappel (SO)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estenholz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Kienberg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leinlützel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Kriegstetten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Langendorf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Laupersdorf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Lohn-Ammannsegg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Lommiswil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Lostorf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string" calcext:value-type="string">
            <text:p>Lüsslingen-Nennigkofen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Luterbach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Lüterkofen-Ichertswil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Lüterswil-Gächliwil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atzendorf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Meltingen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Messen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Metzerlen-Mariastein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Mümliswil-Ramiswil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Neuendorf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iederbuchsiten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Niedergösgen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uglar-St.Pantaleon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Nunningen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Oberbuchsiten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Oberdorf (SO)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Obergerlafingen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Obergösgen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Oekingen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Oensingen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Olten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Recherswil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Rickenbach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Riedholz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Rodersdorf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Rüttenen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chnottwil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Schönenwerd (SO)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eewen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Selzach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olothurn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tarrkirch-Wil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tüsslingen (Rohr)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ubingen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Trimbach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Unterramsern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Walterswil (SO)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Wangen bei Olten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Welschenrohr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Winznau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Wisen (SO)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Witterswil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Wolfwil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Zuchwil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Zullwil</text:p>
          </table:table-cell>
          <table:table-cell office:value-type="float" office:value="2013" calcext:value-type="float">
            <text:p>2013</text:p>
          </table:table-cell>
          <table:table-cell table:style-name="ce4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edermannsdorf</text:p>
          </table:table-cell>
          <table:table-cell office:value-type="float" office:value="2014" calcext:value-type="float">
            <text:p>201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Aeschi (SO)</text:p>
          </table:table-cell>
          <table:table-cell office:value-type="float" office:value="2014" calcext:value-type="float">
            <text:p>201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Balm bei Günsberg</text:p>
          </table:table-cell>
          <table:table-cell office:value-type="float" office:value="2014" calcext:value-type="float">
            <text:p>201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Balsthal</text:p>
          </table:table-cell>
          <table:table-cell office:value-type="float" office:value="2014" calcext:value-type="float">
            <text:p>201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Bärschwil</text:p>
          </table:table-cell>
          <table:table-cell office:value-type="float" office:value="2014" calcext:value-type="float">
            <text:p>201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Bättwil</text:p>
          </table:table-cell>
          <table:table-cell office:value-type="float" office:value="2014" calcext:value-type="float">
            <text:p>201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Beinwil (SO)</text:p>
          </table:table-cell>
          <table:table-cell office:value-type="float" office:value="2014" calcext:value-type="float">
            <text:p>201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Bellach</text:p>
          </table:table-cell>
          <table:table-cell office:value-type="float" office:value="2014" calcext:value-type="float">
            <text:p>201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ettlach</text:p>
          </table:table-cell>
          <table:table-cell office:value-type="float" office:value="2014" calcext:value-type="float">
            <text:p>201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iberist</text:p>
          </table:table-cell>
          <table:table-cell office:value-type="float" office:value="2014" calcext:value-type="float">
            <text:p>201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Biezwil</text:p>
          </table:table-cell>
          <table:table-cell office:value-type="float" office:value="2014" calcext:value-type="float">
            <text:p>201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olken</text:p>
          </table:table-cell>
          <table:table-cell office:value-type="float" office:value="2014" calcext:value-type="float">
            <text:p>201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Boningen</text:p>
          </table:table-cell>
          <table:table-cell office:value-type="float" office:value="2014" calcext:value-type="float">
            <text:p>201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Breitenbach</text:p>
          </table:table-cell>
          <table:table-cell office:value-type="float" office:value="2014" calcext:value-type="float">
            <text:p>201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string" calcext:value-type="string">
            <text:p>Buchegg</text:p>
          </table:table-cell>
          <table:table-cell office:value-type="float" office:value="2014" calcext:value-type="float">
            <text:p>2014</text:p>
          </table:table-cell>
          <table:table-cell table:style-name="ce5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Büren (SO)</text:p>
          </table:table-cell>
          <table:table-cell office:value-type="float" office:value="2014" calcext:value-type="float">
            <text:p>201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Büsserach</text:p>
          </table:table-cell>
          <table:table-cell office:value-type="float" office:value="2014" calcext:value-type="float">
            <text:p>201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Däniken</text:p>
          </table:table-cell>
          <table:table-cell office:value-type="float" office:value="2014" calcext:value-type="float">
            <text:p>201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Deitingen</text:p>
          </table:table-cell>
          <table:table-cell office:value-type="float" office:value="2014" calcext:value-type="float">
            <text:p>201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Derendingen</text:p>
          </table:table-cell>
          <table:table-cell office:value-type="float" office:value="2014" calcext:value-type="float">
            <text:p>201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Dornach</text:p>
          </table:table-cell>
          <table:table-cell office:value-type="float" office:value="2014" calcext:value-type="float">
            <text:p>201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string" calcext:value-type="string">
            <text:p>Drei Höfe</text:p>
          </table:table-cell>
          <table:table-cell office:value-type="float" office:value="2014" calcext:value-type="float">
            <text:p>201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Dulliken</text:p>
          </table:table-cell>
          <table:table-cell office:value-type="float" office:value="2014" calcext:value-type="float">
            <text:p>201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Egerkingen</text:p>
          </table:table-cell>
          <table:table-cell office:value-type="float" office:value="2014" calcext:value-type="float">
            <text:p>201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ppenberg-Wöschnau</text:p>
          </table:table-cell>
          <table:table-cell office:value-type="float" office:value="2014" calcext:value-type="float">
            <text:p>201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rlinsbach SO</text:p>
          </table:table-cell>
          <table:table-cell office:value-type="float" office:value="2014" calcext:value-type="float">
            <text:p>201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rschwil</text:p>
          </table:table-cell>
          <table:table-cell office:value-type="float" office:value="2014" calcext:value-type="float">
            <text:p>201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Etziken</text:p>
          </table:table-cell>
          <table:table-cell office:value-type="float" office:value="2014" calcext:value-type="float">
            <text:p>201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Fehren</text:p>
          </table:table-cell>
          <table:table-cell office:value-type="float" office:value="2014" calcext:value-type="float">
            <text:p>201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Feldbrunnen-St.Niklaus</text:p>
          </table:table-cell>
          <table:table-cell office:value-type="float" office:value="2014" calcext:value-type="float">
            <text:p>20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lumenthal</text:p>
          </table:table-cell>
          <table:table-cell office:value-type="float" office:value="2014" calcext:value-type="float">
            <text:p>201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Fulenbach</text:p>
          </table:table-cell>
          <table:table-cell office:value-type="float" office:value="2014" calcext:value-type="float">
            <text:p>201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Gempen</text:p>
          </table:table-cell>
          <table:table-cell office:value-type="float" office:value="2014" calcext:value-type="float">
            <text:p>201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Gerlafingen</text:p>
          </table:table-cell>
          <table:table-cell office:value-type="float" office:value="2014" calcext:value-type="float">
            <text:p>201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Grenchen</text:p>
          </table:table-cell>
          <table:table-cell office:value-type="float" office:value="2014" calcext:value-type="float">
            <text:p>201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Gretzenbach</text:p>
          </table:table-cell>
          <table:table-cell office:value-type="float" office:value="2014" calcext:value-type="float">
            <text:p>201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Grindel</text:p>
          </table:table-cell>
          <table:table-cell office:value-type="float" office:value="2014" calcext:value-type="float">
            <text:p>201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Günsberg</text:p>
          </table:table-cell>
          <table:table-cell office:value-type="float" office:value="2014" calcext:value-type="float">
            <text:p>201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Gunzgen</text:p>
          </table:table-cell>
          <table:table-cell office:value-type="float" office:value="2014" calcext:value-type="float">
            <text:p>201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Hägendorf</text:p>
          </table:table-cell>
          <table:table-cell office:value-type="float" office:value="2014" calcext:value-type="float">
            <text:p>201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Halten</text:p>
          </table:table-cell>
          <table:table-cell office:value-type="float" office:value="2014" calcext:value-type="float">
            <text:p>201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ärkingen</text:p>
          </table:table-cell>
          <table:table-cell office:value-type="float" office:value="2014" calcext:value-type="float">
            <text:p>201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Hauenstein-Ifenthal</text:p>
          </table:table-cell>
          <table:table-cell office:value-type="float" office:value="2014" calcext:value-type="float">
            <text:p>201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Herbetswil</text:p>
          </table:table-cell>
          <table:table-cell office:value-type="float" office:value="2014" calcext:value-type="float">
            <text:p>201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Himmelried</text:p>
          </table:table-cell>
          <table:table-cell office:value-type="float" office:value="2014" calcext:value-type="float">
            <text:p>201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Hochwald</text:p>
          </table:table-cell>
          <table:table-cell office:value-type="float" office:value="2014" calcext:value-type="float">
            <text:p>201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ofstetten-Flüh</text:p>
          </table:table-cell>
          <table:table-cell office:value-type="float" office:value="2014" calcext:value-type="float">
            <text:p>201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Holderbank (SO)</text:p>
          </table:table-cell>
          <table:table-cell office:value-type="float" office:value="2014" calcext:value-type="float">
            <text:p>201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Horriwil</text:p>
          </table:table-cell>
          <table:table-cell office:value-type="float" office:value="2014" calcext:value-type="float">
            <text:p>201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Hubersdorf</text:p>
          </table:table-cell>
          <table:table-cell office:value-type="float" office:value="2014" calcext:value-type="float">
            <text:p>201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Hüniken</text:p>
          </table:table-cell>
          <table:table-cell office:value-type="float" office:value="2014" calcext:value-type="float">
            <text:p>201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Kammersrohr</text:p>
          </table:table-cell>
          <table:table-cell office:value-type="float" office:value="2014" calcext:value-type="float">
            <text:p>20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Kappel (SO)</text:p>
          </table:table-cell>
          <table:table-cell office:value-type="float" office:value="2014" calcext:value-type="float">
            <text:p>201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estenholz</text:p>
          </table:table-cell>
          <table:table-cell office:value-type="float" office:value="2014" calcext:value-type="float">
            <text:p>201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Kienberg</text:p>
          </table:table-cell>
          <table:table-cell office:value-type="float" office:value="2014" calcext:value-type="float">
            <text:p>201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leinlützel</text:p>
          </table:table-cell>
          <table:table-cell office:value-type="float" office:value="2014" calcext:value-type="float">
            <text:p>201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Kriegstetten</text:p>
          </table:table-cell>
          <table:table-cell office:value-type="float" office:value="2014" calcext:value-type="float">
            <text:p>201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Langendorf</text:p>
          </table:table-cell>
          <table:table-cell office:value-type="float" office:value="2014" calcext:value-type="float">
            <text:p>201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Laupersdorf</text:p>
          </table:table-cell>
          <table:table-cell office:value-type="float" office:value="2014" calcext:value-type="float">
            <text:p>201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Lohn-Ammannsegg</text:p>
          </table:table-cell>
          <table:table-cell office:value-type="float" office:value="2014" calcext:value-type="float">
            <text:p>20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Lommiswil</text:p>
          </table:table-cell>
          <table:table-cell office:value-type="float" office:value="2014" calcext:value-type="float">
            <text:p>201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Lostorf</text:p>
          </table:table-cell>
          <table:table-cell office:value-type="float" office:value="2014" calcext:value-type="float">
            <text:p>201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string" calcext:value-type="string">
            <text:p>Lüsslingen-Nennigkofen</text:p>
          </table:table-cell>
          <table:table-cell office:value-type="float" office:value="2014" calcext:value-type="float">
            <text:p>201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Luterbach</text:p>
          </table:table-cell>
          <table:table-cell office:value-type="float" office:value="2014" calcext:value-type="float">
            <text:p>201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Lüterkofen-Ichertswil</text:p>
          </table:table-cell>
          <table:table-cell office:value-type="float" office:value="2014" calcext:value-type="float">
            <text:p>201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Lüterswil-Gächliwil</text:p>
          </table:table-cell>
          <table:table-cell office:value-type="float" office:value="2014" calcext:value-type="float">
            <text:p>201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atzendorf</text:p>
          </table:table-cell>
          <table:table-cell office:value-type="float" office:value="2014" calcext:value-type="float">
            <text:p>201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Meltingen</text:p>
          </table:table-cell>
          <table:table-cell office:value-type="float" office:value="2014" calcext:value-type="float">
            <text:p>201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Messen</text:p>
          </table:table-cell>
          <table:table-cell office:value-type="float" office:value="2014" calcext:value-type="float">
            <text:p>201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Metzerlen-Mariastein</text:p>
          </table:table-cell>
          <table:table-cell office:value-type="float" office:value="2014" calcext:value-type="float">
            <text:p>201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Mümliswil-Ramiswil</text:p>
          </table:table-cell>
          <table:table-cell office:value-type="float" office:value="2014" calcext:value-type="float">
            <text:p>201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Neuendorf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iederbuchsiten</text:p>
          </table:table-cell>
          <table:table-cell office:value-type="float" office:value="2014" calcext:value-type="float">
            <text:p>201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Niedergösgen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uglar-St.Pantaleon</text:p>
          </table:table-cell>
          <table:table-cell office:value-type="float" office:value="2014" calcext:value-type="float">
            <text:p>201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Nunningen</text:p>
          </table:table-cell>
          <table:table-cell office:value-type="float" office:value="2014" calcext:value-type="float">
            <text:p>201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Oberbuchsiten</text:p>
          </table:table-cell>
          <table:table-cell office:value-type="float" office:value="2014" calcext:value-type="float">
            <text:p>201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Oberdorf (SO)</text:p>
          </table:table-cell>
          <table:table-cell office:value-type="float" office:value="2014" calcext:value-type="float">
            <text:p>201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Obergerlafingen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Obergösgen</text:p>
          </table:table-cell>
          <table:table-cell office:value-type="float" office:value="2014" calcext:value-type="float">
            <text:p>201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Oekingen</text:p>
          </table:table-cell>
          <table:table-cell office:value-type="float" office:value="2014" calcext:value-type="float">
            <text:p>201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Oensingen</text:p>
          </table:table-cell>
          <table:table-cell office:value-type="float" office:value="2014" calcext:value-type="float">
            <text:p>201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Olten</text:p>
          </table:table-cell>
          <table:table-cell office:value-type="float" office:value="2014" calcext:value-type="float">
            <text:p>201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Recherswil</text:p>
          </table:table-cell>
          <table:table-cell office:value-type="float" office:value="2014" calcext:value-type="float">
            <text:p>201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ickenbach</text:p>
          </table:table-cell>
          <table:table-cell office:value-type="float" office:value="2014" calcext:value-type="float">
            <text:p>201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Riedholz</text:p>
          </table:table-cell>
          <table:table-cell office:value-type="float" office:value="2014" calcext:value-type="float">
            <text:p>201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Rodersdorf</text:p>
          </table:table-cell>
          <table:table-cell office:value-type="float" office:value="2014" calcext:value-type="float">
            <text:p>201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Rüttenen</text:p>
          </table:table-cell>
          <table:table-cell office:value-type="float" office:value="2014" calcext:value-type="float">
            <text:p>201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chnottwil</text:p>
          </table:table-cell>
          <table:table-cell office:value-type="float" office:value="2014" calcext:value-type="float">
            <text:p>201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Schönenwerd (SO)</text:p>
          </table:table-cell>
          <table:table-cell office:value-type="float" office:value="2014" calcext:value-type="float">
            <text:p>201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eewen</text:p>
          </table:table-cell>
          <table:table-cell office:value-type="float" office:value="2014" calcext:value-type="float">
            <text:p>201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Selzach</text:p>
          </table:table-cell>
          <table:table-cell office:value-type="float" office:value="2014" calcext:value-type="float">
            <text:p>201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Solothurn</text:p>
          </table:table-cell>
          <table:table-cell office:value-type="float" office:value="2014" calcext:value-type="float">
            <text:p>201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tarrkirch-Wil</text:p>
          </table:table-cell>
          <table:table-cell office:value-type="float" office:value="2014" calcext:value-type="float">
            <text:p>201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tüsslingen (Rohr)</text:p>
          </table:table-cell>
          <table:table-cell office:value-type="float" office:value="2014" calcext:value-type="float">
            <text:p>201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ubingen</text:p>
          </table:table-cell>
          <table:table-cell office:value-type="float" office:value="2014" calcext:value-type="float">
            <text:p>201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Trimbach</text:p>
          </table:table-cell>
          <table:table-cell office:value-type="float" office:value="2014" calcext:value-type="float">
            <text:p>201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Unterramsern</text:p>
          </table:table-cell>
          <table:table-cell office:value-type="float" office:value="2014" calcext:value-type="float">
            <text:p>201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Walterswil (SO)</text:p>
          </table:table-cell>
          <table:table-cell office:value-type="float" office:value="2014" calcext:value-type="float">
            <text:p>201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Wangen bei Olten</text:p>
          </table:table-cell>
          <table:table-cell office:value-type="float" office:value="2014" calcext:value-type="float">
            <text:p>201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Welschenrohr</text:p>
          </table:table-cell>
          <table:table-cell office:value-type="float" office:value="2014" calcext:value-type="float">
            <text:p>201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Winznau</text:p>
          </table:table-cell>
          <table:table-cell office:value-type="float" office:value="2014" calcext:value-type="float">
            <text:p>201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Wisen (SO)</text:p>
          </table:table-cell>
          <table:table-cell office:value-type="float" office:value="2014" calcext:value-type="float">
            <text:p>201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Witterswil</text:p>
          </table:table-cell>
          <table:table-cell office:value-type="float" office:value="2014" calcext:value-type="float">
            <text:p>201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Wolfwil</text:p>
          </table:table-cell>
          <table:table-cell office:value-type="float" office:value="2014" calcext:value-type="float">
            <text:p>201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Zuchwil</text:p>
          </table:table-cell>
          <table:table-cell office:value-type="float" office:value="2014" calcext:value-type="float">
            <text:p>201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Zullwil</text:p>
          </table:table-cell>
          <table:table-cell office:value-type="float" office:value="2014" calcext:value-type="float">
            <text:p>201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edermannsdorf</text:p>
          </table:table-cell>
          <table:table-cell office:value-type="float" office:value="2015" calcext:value-type="float">
            <text:p>201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Aeschi (SO)</text:p>
          </table:table-cell>
          <table:table-cell office:value-type="float" office:value="2015" calcext:value-type="float">
            <text:p>201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Balm bei Günsberg</text:p>
          </table:table-cell>
          <table:table-cell office:value-type="float" office:value="2015" calcext:value-type="float">
            <text:p>201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Balsthal</text:p>
          </table:table-cell>
          <table:table-cell office:value-type="float" office:value="2015" calcext:value-type="float">
            <text:p>201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ärschwil</text:p>
          </table:table-cell>
          <table:table-cell office:value-type="float" office:value="2015" calcext:value-type="float">
            <text:p>201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Bättwil</text:p>
          </table:table-cell>
          <table:table-cell office:value-type="float" office:value="2015" calcext:value-type="float">
            <text:p>201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Beinwil (SO)</text:p>
          </table:table-cell>
          <table:table-cell office:value-type="float" office:value="2015" calcext:value-type="float">
            <text:p>201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Bellach</text:p>
          </table:table-cell>
          <table:table-cell office:value-type="float" office:value="2015" calcext:value-type="float">
            <text:p>201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ettlach</text:p>
          </table:table-cell>
          <table:table-cell office:value-type="float" office:value="2015" calcext:value-type="float">
            <text:p>201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iberist</text:p>
          </table:table-cell>
          <table:table-cell office:value-type="float" office:value="2015" calcext:value-type="float">
            <text:p>201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Biezwil</text:p>
          </table:table-cell>
          <table:table-cell office:value-type="float" office:value="2015" calcext:value-type="float">
            <text:p>201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olken</text:p>
          </table:table-cell>
          <table:table-cell office:value-type="float" office:value="2015" calcext:value-type="float">
            <text:p>201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Boningen</text:p>
          </table:table-cell>
          <table:table-cell office:value-type="float" office:value="2015" calcext:value-type="float">
            <text:p>201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Breitenbach</text:p>
          </table:table-cell>
          <table:table-cell office:value-type="float" office:value="2015" calcext:value-type="float">
            <text:p>201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string" calcext:value-type="string">
            <text:p>Buchegg</text:p>
          </table:table-cell>
          <table:table-cell office:value-type="float" office:value="2015" calcext:value-type="float">
            <text:p>201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Büren (SO)</text:p>
          </table:table-cell>
          <table:table-cell office:value-type="float" office:value="2015" calcext:value-type="float">
            <text:p>201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Büsserach</text:p>
          </table:table-cell>
          <table:table-cell office:value-type="float" office:value="2015" calcext:value-type="float">
            <text:p>201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Däniken</text:p>
          </table:table-cell>
          <table:table-cell office:value-type="float" office:value="2015" calcext:value-type="float">
            <text:p>20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Deitingen</text:p>
          </table:table-cell>
          <table:table-cell office:value-type="float" office:value="2015" calcext:value-type="float">
            <text:p>201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Derendingen</text:p>
          </table:table-cell>
          <table:table-cell office:value-type="float" office:value="2015" calcext:value-type="float">
            <text:p>201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Dornach</text:p>
          </table:table-cell>
          <table:table-cell office:value-type="float" office:value="2015" calcext:value-type="float">
            <text:p>201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string" calcext:value-type="string">
            <text:p>Drei Höfe</text:p>
          </table:table-cell>
          <table:table-cell office:value-type="float" office:value="2015" calcext:value-type="float">
            <text:p>201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Dulliken</text:p>
          </table:table-cell>
          <table:table-cell office:value-type="float" office:value="2015" calcext:value-type="float">
            <text:p>201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Egerkingen</text:p>
          </table:table-cell>
          <table:table-cell office:value-type="float" office:value="2015" calcext:value-type="float">
            <text:p>201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ppenberg-Wöschnau</text:p>
          </table:table-cell>
          <table:table-cell office:value-type="float" office:value="2015" calcext:value-type="float">
            <text:p>201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rlinsbach SO</text:p>
          </table:table-cell>
          <table:table-cell office:value-type="float" office:value="2015" calcext:value-type="float">
            <text:p>201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rschwil</text:p>
          </table:table-cell>
          <table:table-cell office:value-type="float" office:value="2015" calcext:value-type="float">
            <text:p>201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Etziken</text:p>
          </table:table-cell>
          <table:table-cell office:value-type="float" office:value="2015" calcext:value-type="float">
            <text:p>201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Fehren</text:p>
          </table:table-cell>
          <table:table-cell office:value-type="float" office:value="2015" calcext:value-type="float">
            <text:p>201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Feldbrunnen-St.Niklaus</text:p>
          </table:table-cell>
          <table:table-cell office:value-type="float" office:value="2015" calcext:value-type="float">
            <text:p>20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lumenthal</text:p>
          </table:table-cell>
          <table:table-cell office:value-type="float" office:value="2015" calcext:value-type="float">
            <text:p>201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Fulenbach</text:p>
          </table:table-cell>
          <table:table-cell office:value-type="float" office:value="2015" calcext:value-type="float">
            <text:p>201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Gempen</text:p>
          </table:table-cell>
          <table:table-cell office:value-type="float" office:value="2015" calcext:value-type="float">
            <text:p>201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Gerlafingen</text:p>
          </table:table-cell>
          <table:table-cell office:value-type="float" office:value="2015" calcext:value-type="float">
            <text:p>201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Grenchen</text:p>
          </table:table-cell>
          <table:table-cell office:value-type="float" office:value="2015" calcext:value-type="float">
            <text:p>201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Gretzenbach</text:p>
          </table:table-cell>
          <table:table-cell office:value-type="float" office:value="2015" calcext:value-type="float">
            <text:p>201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Grindel</text:p>
          </table:table-cell>
          <table:table-cell office:value-type="float" office:value="2015" calcext:value-type="float">
            <text:p>201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Günsberg</text:p>
          </table:table-cell>
          <table:table-cell office:value-type="float" office:value="2015" calcext:value-type="float">
            <text:p>201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Gunzgen</text:p>
          </table:table-cell>
          <table:table-cell office:value-type="float" office:value="2015" calcext:value-type="float">
            <text:p>201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Hägendorf</text:p>
          </table:table-cell>
          <table:table-cell office:value-type="float" office:value="2015" calcext:value-type="float">
            <text:p>201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Halten</text:p>
          </table:table-cell>
          <table:table-cell office:value-type="float" office:value="2015" calcext:value-type="float">
            <text:p>201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ärkingen</text:p>
          </table:table-cell>
          <table:table-cell office:value-type="float" office:value="2015" calcext:value-type="float">
            <text:p>201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Hauenstein-Ifenthal</text:p>
          </table:table-cell>
          <table:table-cell office:value-type="float" office:value="2015" calcext:value-type="float">
            <text:p>201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Herbetswil</text:p>
          </table:table-cell>
          <table:table-cell office:value-type="float" office:value="2015" calcext:value-type="float">
            <text:p>201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Himmelried</text:p>
          </table:table-cell>
          <table:table-cell office:value-type="float" office:value="2015" calcext:value-type="float">
            <text:p>201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Hochwald</text:p>
          </table:table-cell>
          <table:table-cell office:value-type="float" office:value="2015" calcext:value-type="float">
            <text:p>201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ofstetten-Flüh</text:p>
          </table:table-cell>
          <table:table-cell office:value-type="float" office:value="2015" calcext:value-type="float">
            <text:p>201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Holderbank (SO)</text:p>
          </table:table-cell>
          <table:table-cell office:value-type="float" office:value="2015" calcext:value-type="float">
            <text:p>201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Horriwil</text:p>
          </table:table-cell>
          <table:table-cell office:value-type="float" office:value="2015" calcext:value-type="float">
            <text:p>201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Hubersdorf</text:p>
          </table:table-cell>
          <table:table-cell office:value-type="float" office:value="2015" calcext:value-type="float">
            <text:p>201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Hüniken</text:p>
          </table:table-cell>
          <table:table-cell office:value-type="float" office:value="2015" calcext:value-type="float">
            <text:p>201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Kammersrohr</text:p>
          </table:table-cell>
          <table:table-cell office:value-type="float" office:value="2015" calcext:value-type="float">
            <text:p>20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Kappel (SO)</text:p>
          </table:table-cell>
          <table:table-cell office:value-type="float" office:value="2015" calcext:value-type="float">
            <text:p>201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estenholz</text:p>
          </table:table-cell>
          <table:table-cell office:value-type="float" office:value="2015" calcext:value-type="float">
            <text:p>201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Kienberg</text:p>
          </table:table-cell>
          <table:table-cell office:value-type="float" office:value="2015" calcext:value-type="float">
            <text:p>201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leinlützel</text:p>
          </table:table-cell>
          <table:table-cell office:value-type="float" office:value="2015" calcext:value-type="float">
            <text:p>201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Kriegstetten</text:p>
          </table:table-cell>
          <table:table-cell office:value-type="float" office:value="2015" calcext:value-type="float">
            <text:p>201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Langendorf</text:p>
          </table:table-cell>
          <table:table-cell office:value-type="float" office:value="2015" calcext:value-type="float">
            <text:p>201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Laupersdorf</text:p>
          </table:table-cell>
          <table:table-cell office:value-type="float" office:value="2015" calcext:value-type="float">
            <text:p>201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Lohn-Ammannsegg</text:p>
          </table:table-cell>
          <table:table-cell office:value-type="float" office:value="2015" calcext:value-type="float">
            <text:p>201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Lommiswil</text:p>
          </table:table-cell>
          <table:table-cell office:value-type="float" office:value="2015" calcext:value-type="float">
            <text:p>201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Lostorf</text:p>
          </table:table-cell>
          <table:table-cell office:value-type="float" office:value="2015" calcext:value-type="float">
            <text:p>201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string" calcext:value-type="string">
            <text:p>Lüsslingen-Nennigkofen</text:p>
          </table:table-cell>
          <table:table-cell office:value-type="float" office:value="2015" calcext:value-type="float">
            <text:p>201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Luterbach</text:p>
          </table:table-cell>
          <table:table-cell office:value-type="float" office:value="2015" calcext:value-type="float">
            <text:p>201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Lüterkofen-Ichertswil</text:p>
          </table:table-cell>
          <table:table-cell office:value-type="float" office:value="2015" calcext:value-type="float">
            <text:p>201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Lüterswil-Gächliwil</text:p>
          </table:table-cell>
          <table:table-cell office:value-type="float" office:value="2015" calcext:value-type="float">
            <text:p>201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atzendorf</text:p>
          </table:table-cell>
          <table:table-cell office:value-type="float" office:value="2015" calcext:value-type="float">
            <text:p>201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Meltingen</text:p>
          </table:table-cell>
          <table:table-cell office:value-type="float" office:value="2015" calcext:value-type="float">
            <text:p>201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Messen</text:p>
          </table:table-cell>
          <table:table-cell office:value-type="float" office:value="2015" calcext:value-type="float">
            <text:p>201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Metzerlen-Mariastein</text:p>
          </table:table-cell>
          <table:table-cell office:value-type="float" office:value="2015" calcext:value-type="float">
            <text:p>201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Mümliswil-Ramiswil</text:p>
          </table:table-cell>
          <table:table-cell office:value-type="float" office:value="2015" calcext:value-type="float">
            <text:p>201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Neuendorf</text:p>
          </table:table-cell>
          <table:table-cell office:value-type="float" office:value="2015" calcext:value-type="float">
            <text:p>201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Niederbuchsiten</text:p>
          </table:table-cell>
          <table:table-cell office:value-type="float" office:value="2015" calcext:value-type="float">
            <text:p>201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Niedergösgen</text:p>
          </table:table-cell>
          <table:table-cell office:value-type="float" office:value="2015" calcext:value-type="float">
            <text:p>201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Nuglar-St.Pantaleon</text:p>
          </table:table-cell>
          <table:table-cell office:value-type="float" office:value="2015" calcext:value-type="float">
            <text:p>201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Nunningen</text:p>
          </table:table-cell>
          <table:table-cell office:value-type="float" office:value="2015" calcext:value-type="float">
            <text:p>201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Oberbuchsiten</text:p>
          </table:table-cell>
          <table:table-cell office:value-type="float" office:value="2015" calcext:value-type="float">
            <text:p>201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Oberdorf (SO)</text:p>
          </table:table-cell>
          <table:table-cell office:value-type="float" office:value="2015" calcext:value-type="float">
            <text:p>201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Obergerlafingen</text:p>
          </table:table-cell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Obergösgen</text:p>
          </table:table-cell>
          <table:table-cell office:value-type="float" office:value="2015" calcext:value-type="float">
            <text:p>201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Oekingen</text:p>
          </table:table-cell>
          <table:table-cell office:value-type="float" office:value="2015" calcext:value-type="float">
            <text:p>201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Oensingen</text:p>
          </table:table-cell>
          <table:table-cell office:value-type="float" office:value="2015" calcext:value-type="float">
            <text:p>201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Olten</text:p>
          </table:table-cell>
          <table:table-cell office:value-type="float" office:value="2015" calcext:value-type="float">
            <text:p>201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Recherswil</text:p>
          </table:table-cell>
          <table:table-cell office:value-type="float" office:value="2015" calcext:value-type="float">
            <text:p>201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ickenbach</text:p>
          </table:table-cell>
          <table:table-cell office:value-type="float" office:value="2015" calcext:value-type="float">
            <text:p>201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Riedholz</text:p>
          </table:table-cell>
          <table:table-cell office:value-type="float" office:value="2015" calcext:value-type="float">
            <text:p>201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Rodersdorf</text:p>
          </table:table-cell>
          <table:table-cell office:value-type="float" office:value="2015" calcext:value-type="float">
            <text:p>201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Rüttenen</text:p>
          </table:table-cell>
          <table:table-cell office:value-type="float" office:value="2015" calcext:value-type="float">
            <text:p>201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chnottwil</text:p>
          </table:table-cell>
          <table:table-cell office:value-type="float" office:value="2015" calcext:value-type="float">
            <text:p>201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Schönenwerd (SO)</text:p>
          </table:table-cell>
          <table:table-cell office:value-type="float" office:value="2015" calcext:value-type="float">
            <text:p>201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eewen</text:p>
          </table:table-cell>
          <table:table-cell office:value-type="float" office:value="2015" calcext:value-type="float">
            <text:p>201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Selzach</text:p>
          </table:table-cell>
          <table:table-cell office:value-type="float" office:value="2015" calcext:value-type="float">
            <text:p>201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Solothurn</text:p>
          </table:table-cell>
          <table:table-cell office:value-type="float" office:value="2015" calcext:value-type="float">
            <text:p>201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tarrkirch-Wil</text:p>
          </table:table-cell>
          <table:table-cell office:value-type="float" office:value="2015" calcext:value-type="float">
            <text:p>201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tüsslingen (Rohr)</text:p>
          </table:table-cell>
          <table:table-cell office:value-type="float" office:value="2015" calcext:value-type="float">
            <text:p>201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ubingen</text:p>
          </table:table-cell>
          <table:table-cell office:value-type="float" office:value="2015" calcext:value-type="float">
            <text:p>201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Trimbach</text:p>
          </table:table-cell>
          <table:table-cell office:value-type="float" office:value="2015" calcext:value-type="float">
            <text:p>201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Unterramsern</text:p>
          </table:table-cell>
          <table:table-cell office:value-type="float" office:value="2015" calcext:value-type="float">
            <text:p>201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Walterswil (SO)</text:p>
          </table:table-cell>
          <table:table-cell office:value-type="float" office:value="2015" calcext:value-type="float">
            <text:p>201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Wangen bei Olten</text:p>
          </table:table-cell>
          <table:table-cell office:value-type="float" office:value="2015" calcext:value-type="float">
            <text:p>201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Welschenrohr</text:p>
          </table:table-cell>
          <table:table-cell office:value-type="float" office:value="2015" calcext:value-type="float">
            <text:p>201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Winznau</text:p>
          </table:table-cell>
          <table:table-cell office:value-type="float" office:value="2015" calcext:value-type="float">
            <text:p>201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Wisen (SO)</text:p>
          </table:table-cell>
          <table:table-cell office:value-type="float" office:value="2015" calcext:value-type="float">
            <text:p>201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Witterswil</text:p>
          </table:table-cell>
          <table:table-cell office:value-type="float" office:value="2015" calcext:value-type="float">
            <text:p>201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Wolfwil</text:p>
          </table:table-cell>
          <table:table-cell office:value-type="float" office:value="2015" calcext:value-type="float">
            <text:p>201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Zuchwil</text:p>
          </table:table-cell>
          <table:table-cell office:value-type="float" office:value="2015" calcext:value-type="float">
            <text:p>201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Zullwil</text:p>
          </table:table-cell>
          <table:table-cell office:value-type="float" office:value="2015" calcext:value-type="float">
            <text:p>201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edermannsdorf</text:p>
          </table:table-cell>
          <table:table-cell office:value-type="float" office:value="2016" calcext:value-type="float">
            <text:p>201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Aeschi (SO)</text:p>
          </table:table-cell>
          <table:table-cell office:value-type="float" office:value="2016" calcext:value-type="float">
            <text:p>20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Balm bei Günsberg</text:p>
          </table:table-cell>
          <table:table-cell office:value-type="float" office:value="2016" calcext:value-type="float">
            <text:p>201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Balsthal</text:p>
          </table:table-cell>
          <table:table-cell office:value-type="float" office:value="2016" calcext:value-type="float">
            <text:p>201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ärschwil</text:p>
          </table:table-cell>
          <table:table-cell office:value-type="float" office:value="2016" calcext:value-type="float">
            <text:p>201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Bättwil</text:p>
          </table:table-cell>
          <table:table-cell office:value-type="float" office:value="2016" calcext:value-type="float">
            <text:p>201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Beinwil (SO)</text:p>
          </table:table-cell>
          <table:table-cell office:value-type="float" office:value="2016" calcext:value-type="float">
            <text:p>201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Bellach</text:p>
          </table:table-cell>
          <table:table-cell office:value-type="float" office:value="2016" calcext:value-type="float">
            <text:p>201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ettlach</text:p>
          </table:table-cell>
          <table:table-cell office:value-type="float" office:value="2016" calcext:value-type="float">
            <text:p>201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iberist</text:p>
          </table:table-cell>
          <table:table-cell office:value-type="float" office:value="2016" calcext:value-type="float">
            <text:p>201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Biezwil</text:p>
          </table:table-cell>
          <table:table-cell office:value-type="float" office:value="2016" calcext:value-type="float">
            <text:p>201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olken</text:p>
          </table:table-cell>
          <table:table-cell office:value-type="float" office:value="2016" calcext:value-type="float">
            <text:p>201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Boningen</text:p>
          </table:table-cell>
          <table:table-cell office:value-type="float" office:value="2016" calcext:value-type="float">
            <text:p>20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Breitenbach</text:p>
          </table:table-cell>
          <table:table-cell office:value-type="float" office:value="2016" calcext:value-type="float">
            <text:p>20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string" calcext:value-type="string">
            <text:p>Buchegg</text:p>
          </table:table-cell>
          <table:table-cell office:value-type="float" office:value="2016" calcext:value-type="float">
            <text:p>20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Büren (SO)</text:p>
          </table:table-cell>
          <table:table-cell office:value-type="float" office:value="2016" calcext:value-type="float">
            <text:p>201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Büsserach</text:p>
          </table:table-cell>
          <table:table-cell office:value-type="float" office:value="2016" calcext:value-type="float">
            <text:p>201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Däniken</text:p>
          </table:table-cell>
          <table:table-cell office:value-type="float" office:value="2016" calcext:value-type="float">
            <text:p>20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Deitingen</text:p>
          </table:table-cell>
          <table:table-cell office:value-type="float" office:value="2016" calcext:value-type="float">
            <text:p>20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erendingen</text:p>
          </table:table-cell>
          <table:table-cell office:value-type="float" office:value="2016" calcext:value-type="float">
            <text:p>201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Dornach</text:p>
          </table:table-cell>
          <table:table-cell office:value-type="float" office:value="2016" calcext:value-type="float">
            <text:p>201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string" calcext:value-type="string">
            <text:p>Drei Höfe</text:p>
          </table:table-cell>
          <table:table-cell office:value-type="float" office:value="2016" calcext:value-type="float">
            <text:p>201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Dulliken</text:p>
          </table:table-cell>
          <table:table-cell office:value-type="float" office:value="2016" calcext:value-type="float">
            <text:p>201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gerkingen</text:p>
          </table:table-cell>
          <table:table-cell office:value-type="float" office:value="2016" calcext:value-type="float">
            <text:p>201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ppenberg-Wöschnau</text:p>
          </table:table-cell>
          <table:table-cell office:value-type="float" office:value="2016" calcext:value-type="float">
            <text:p>201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rlinsbach SO</text:p>
          </table:table-cell>
          <table:table-cell office:value-type="float" office:value="2016" calcext:value-type="float">
            <text:p>20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rschwil</text:p>
          </table:table-cell>
          <table:table-cell office:value-type="float" office:value="2016" calcext:value-type="float">
            <text:p>201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Etziken</text:p>
          </table:table-cell>
          <table:table-cell office:value-type="float" office:value="2016" calcext:value-type="float">
            <text:p>201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Fehren</text:p>
          </table:table-cell>
          <table:table-cell office:value-type="float" office:value="2016" calcext:value-type="float">
            <text:p>201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Feldbrunnen-St.Niklaus</text:p>
          </table:table-cell>
          <table:table-cell office:value-type="float" office:value="2016" calcext:value-type="float">
            <text:p>201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Flumenthal</text:p>
          </table:table-cell>
          <table:table-cell office:value-type="float" office:value="2016" calcext:value-type="float">
            <text:p>201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Fulenbach</text:p>
          </table:table-cell>
          <table:table-cell office:value-type="float" office:value="2016" calcext:value-type="float">
            <text:p>201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Gempen</text:p>
          </table:table-cell>
          <table:table-cell office:value-type="float" office:value="2016" calcext:value-type="float">
            <text:p>20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Gerlafingen</text:p>
          </table:table-cell>
          <table:table-cell office:value-type="float" office:value="2016" calcext:value-type="float">
            <text:p>201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Grenchen</text:p>
          </table:table-cell>
          <table:table-cell office:value-type="float" office:value="2016" calcext:value-type="float">
            <text:p>201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Gretzenbach</text:p>
          </table:table-cell>
          <table:table-cell office:value-type="float" office:value="2016" calcext:value-type="float">
            <text:p>20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Grindel</text:p>
          </table:table-cell>
          <table:table-cell office:value-type="float" office:value="2016" calcext:value-type="float">
            <text:p>201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Günsberg</text:p>
          </table:table-cell>
          <table:table-cell office:value-type="float" office:value="2016" calcext:value-type="float">
            <text:p>201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Gunzgen</text:p>
          </table:table-cell>
          <table:table-cell office:value-type="float" office:value="2016" calcext:value-type="float">
            <text:p>201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Hägendorf</text:p>
          </table:table-cell>
          <table:table-cell office:value-type="float" office:value="2016" calcext:value-type="float">
            <text:p>201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Halten</text:p>
          </table:table-cell>
          <table:table-cell office:value-type="float" office:value="2016" calcext:value-type="float">
            <text:p>20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ärkingen</text:p>
          </table:table-cell>
          <table:table-cell office:value-type="float" office:value="2016" calcext:value-type="float">
            <text:p>201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Hauenstein-Ifenthal</text:p>
          </table:table-cell>
          <table:table-cell office:value-type="float" office:value="2016" calcext:value-type="float">
            <text:p>201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Herbetswil</text:p>
          </table:table-cell>
          <table:table-cell office:value-type="float" office:value="2016" calcext:value-type="float">
            <text:p>201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Himmelried</text:p>
          </table:table-cell>
          <table:table-cell office:value-type="float" office:value="2016" calcext:value-type="float">
            <text:p>201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Hochwald</text:p>
          </table:table-cell>
          <table:table-cell office:value-type="float" office:value="2016" calcext:value-type="float">
            <text:p>20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ofstetten-Flüh</text:p>
          </table:table-cell>
          <table:table-cell office:value-type="float" office:value="2016" calcext:value-type="float">
            <text:p>201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Holderbank (SO)</text:p>
          </table:table-cell>
          <table:table-cell office:value-type="float" office:value="2016" calcext:value-type="float">
            <text:p>20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Horriwil</text:p>
          </table:table-cell>
          <table:table-cell office:value-type="float" office:value="2016" calcext:value-type="float">
            <text:p>201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Hubersdorf</text:p>
          </table:table-cell>
          <table:table-cell office:value-type="float" office:value="2016" calcext:value-type="float">
            <text:p>201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Hüniken</text:p>
          </table:table-cell>
          <table:table-cell office:value-type="float" office:value="2016" calcext:value-type="float">
            <text:p>201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Kammersrohr</text:p>
          </table:table-cell>
          <table:table-cell office:value-type="float" office:value="2016" calcext:value-type="float">
            <text:p>20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Kappel (SO)</text:p>
          </table:table-cell>
          <table:table-cell office:value-type="float" office:value="2016" calcext:value-type="float">
            <text:p>20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estenholz</text:p>
          </table:table-cell>
          <table:table-cell office:value-type="float" office:value="2016" calcext:value-type="float">
            <text:p>201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Kienberg</text:p>
          </table:table-cell>
          <table:table-cell office:value-type="float" office:value="2016" calcext:value-type="float">
            <text:p>201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leinlützel</text:p>
          </table:table-cell>
          <table:table-cell office:value-type="float" office:value="2016" calcext:value-type="float">
            <text:p>201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riegstetten</text:p>
          </table:table-cell>
          <table:table-cell office:value-type="float" office:value="2016" calcext:value-type="float">
            <text:p>201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Langendorf</text:p>
          </table:table-cell>
          <table:table-cell office:value-type="float" office:value="2016" calcext:value-type="float">
            <text:p>20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Laupersdorf</text:p>
          </table:table-cell>
          <table:table-cell office:value-type="float" office:value="2016" calcext:value-type="float">
            <text:p>201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Lohn-Ammannsegg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ommiswil</text:p>
          </table:table-cell>
          <table:table-cell office:value-type="float" office:value="2016" calcext:value-type="float">
            <text:p>201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Lostorf</text:p>
          </table:table-cell>
          <table:table-cell office:value-type="float" office:value="2016" calcext:value-type="float">
            <text:p>201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string" calcext:value-type="string">
            <text:p>Lüsslingen-Nennigkofen</text:p>
          </table:table-cell>
          <table:table-cell office:value-type="float" office:value="2016" calcext:value-type="float">
            <text:p>20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Luterbach</text:p>
          </table:table-cell>
          <table:table-cell office:value-type="float" office:value="2016" calcext:value-type="float">
            <text:p>201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Lüterkofen-Ichertswil</text:p>
          </table:table-cell>
          <table:table-cell office:value-type="float" office:value="2016" calcext:value-type="float">
            <text:p>20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Lüterswil-Gächliwil</text:p>
          </table:table-cell>
          <table:table-cell office:value-type="float" office:value="2016" calcext:value-type="float">
            <text:p>20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atzendorf</text:p>
          </table:table-cell>
          <table:table-cell office:value-type="float" office:value="2016" calcext:value-type="float">
            <text:p>201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Meltingen</text:p>
          </table:table-cell>
          <table:table-cell office:value-type="float" office:value="2016" calcext:value-type="float">
            <text:p>201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Messen</text:p>
          </table:table-cell>
          <table:table-cell office:value-type="float" office:value="2016" calcext:value-type="float">
            <text:p>201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Metzerlen-Mariastein</text:p>
          </table:table-cell>
          <table:table-cell office:value-type="float" office:value="2016" calcext:value-type="float">
            <text:p>201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Mümliswil-Ramiswil</text:p>
          </table:table-cell>
          <table:table-cell office:value-type="float" office:value="2016" calcext:value-type="float">
            <text:p>201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Neuendorf</text:p>
          </table:table-cell>
          <table:table-cell office:value-type="float" office:value="2016" calcext:value-type="float">
            <text:p>201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Niederbuchsiten</text:p>
          </table:table-cell>
          <table:table-cell office:value-type="float" office:value="2016" calcext:value-type="float">
            <text:p>201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Niedergösgen</text:p>
          </table:table-cell>
          <table:table-cell office:value-type="float" office:value="2016" calcext:value-type="float">
            <text:p>201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Nuglar-St.Pantaleon</text:p>
          </table:table-cell>
          <table:table-cell office:value-type="float" office:value="2016" calcext:value-type="float">
            <text:p>201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Nunningen</text:p>
          </table:table-cell>
          <table:table-cell office:value-type="float" office:value="2016" calcext:value-type="float">
            <text:p>201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Oberbuchsiten</text:p>
          </table:table-cell>
          <table:table-cell office:value-type="float" office:value="2016" calcext:value-type="float">
            <text:p>20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Oberdorf (SO)</text:p>
          </table:table-cell>
          <table:table-cell office:value-type="float" office:value="2016" calcext:value-type="float">
            <text:p>201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Obergerlafingen</text:p>
          </table:table-cell>
          <table:table-cell office:value-type="float" office:value="2016" calcext:value-type="float">
            <text:p>201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Obergösgen</text:p>
          </table:table-cell>
          <table:table-cell office:value-type="float" office:value="2016" calcext:value-type="float">
            <text:p>20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Oekingen</text:p>
          </table:table-cell>
          <table:table-cell office:value-type="float" office:value="2016" calcext:value-type="float">
            <text:p>201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Oensingen</text:p>
          </table:table-cell>
          <table:table-cell office:value-type="float" office:value="2016" calcext:value-type="float">
            <text:p>201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Olten</text:p>
          </table:table-cell>
          <table:table-cell office:value-type="float" office:value="2016" calcext:value-type="float">
            <text:p>201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Recherswil</text:p>
          </table:table-cell>
          <table:table-cell office:value-type="float" office:value="2016" calcext:value-type="float">
            <text:p>20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ickenbach</text:p>
          </table:table-cell>
          <table:table-cell office:value-type="float" office:value="2016" calcext:value-type="float">
            <text:p>201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Riedholz</text:p>
          </table:table-cell>
          <table:table-cell office:value-type="float" office:value="2016" calcext:value-type="float">
            <text:p>20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Rodersdorf</text:p>
          </table:table-cell>
          <table:table-cell office:value-type="float" office:value="2016" calcext:value-type="float">
            <text:p>201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Rüttenen</text:p>
          </table:table-cell>
          <table:table-cell office:value-type="float" office:value="2016" calcext:value-type="float">
            <text:p>201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chnottwil</text:p>
          </table:table-cell>
          <table:table-cell office:value-type="float" office:value="2016" calcext:value-type="float">
            <text:p>201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Schönenwerd (SO)</text:p>
          </table:table-cell>
          <table:table-cell office:value-type="float" office:value="2016" calcext:value-type="float">
            <text:p>20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eewen</text:p>
          </table:table-cell>
          <table:table-cell office:value-type="float" office:value="2016" calcext:value-type="float">
            <text:p>201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Selzach</text:p>
          </table:table-cell>
          <table:table-cell office:value-type="float" office:value="2016" calcext:value-type="float">
            <text:p>201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Solothurn</text:p>
          </table:table-cell>
          <table:table-cell office:value-type="float" office:value="2016" calcext:value-type="float">
            <text:p>20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tarrkirch-Wil</text:p>
          </table:table-cell>
          <table:table-cell office:value-type="float" office:value="2016" calcext:value-type="float">
            <text:p>20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tüsslingen (Rohr)</text:p>
          </table:table-cell>
          <table:table-cell office:value-type="float" office:value="2016" calcext:value-type="float">
            <text:p>201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Subingen</text:p>
          </table:table-cell>
          <table:table-cell office:value-type="float" office:value="2016" calcext:value-type="float">
            <text:p>201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Trimbach</text:p>
          </table:table-cell>
          <table:table-cell office:value-type="float" office:value="2016" calcext:value-type="float">
            <text:p>201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Unterramsern</text:p>
          </table:table-cell>
          <table:table-cell office:value-type="float" office:value="2016" calcext:value-type="float">
            <text:p>20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Walterswil (SO)</text:p>
          </table:table-cell>
          <table:table-cell office:value-type="float" office:value="2016" calcext:value-type="float">
            <text:p>201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Wangen bei Olten</text:p>
          </table:table-cell>
          <table:table-cell office:value-type="float" office:value="2016" calcext:value-type="float">
            <text:p>201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Welschenrohr</text:p>
          </table:table-cell>
          <table:table-cell office:value-type="float" office:value="2016" calcext:value-type="float">
            <text:p>201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Winznau</text:p>
          </table:table-cell>
          <table:table-cell office:value-type="float" office:value="2016" calcext:value-type="float">
            <text:p>201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Wisen (SO)</text:p>
          </table:table-cell>
          <table:table-cell office:value-type="float" office:value="2016" calcext:value-type="float">
            <text:p>201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Witterswil</text:p>
          </table:table-cell>
          <table:table-cell office:value-type="float" office:value="2016" calcext:value-type="float">
            <text:p>201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Wolfwil</text:p>
          </table:table-cell>
          <table:table-cell office:value-type="float" office:value="2016" calcext:value-type="float">
            <text:p>20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Zuchwil</text:p>
          </table:table-cell>
          <table:table-cell office:value-type="float" office:value="2016" calcext:value-type="float">
            <text:p>201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Zullwil</text:p>
          </table:table-cell>
          <table:table-cell office:value-type="float" office:value="2016" calcext:value-type="float">
            <text:p>201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edermannsdorf</text:p>
          </table:table-cell>
          <table:table-cell office:value-type="float" office:value="2017" calcext:value-type="float">
            <text:p>201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Aeschi (SO)</text:p>
          </table:table-cell>
          <table:table-cell office:value-type="float" office:value="2017" calcext:value-type="float">
            <text:p>201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Balm bei Günsberg</text:p>
          </table:table-cell>
          <table:table-cell office:value-type="float" office:value="2017" calcext:value-type="float">
            <text:p>201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Balsthal</text:p>
          </table:table-cell>
          <table:table-cell office:value-type="float" office:value="2017" calcext:value-type="float">
            <text:p>201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ärschwil</text:p>
          </table:table-cell>
          <table:table-cell office:value-type="float" office:value="2017" calcext:value-type="float">
            <text:p>201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ättwil</text:p>
          </table:table-cell>
          <table:table-cell office:value-type="float" office:value="2017" calcext:value-type="float">
            <text:p>201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Beinwil (SO)</text:p>
          </table:table-cell>
          <table:table-cell office:value-type="float" office:value="2017" calcext:value-type="float">
            <text:p>201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Bellach</text:p>
          </table:table-cell>
          <table:table-cell office:value-type="float" office:value="2017" calcext:value-type="float">
            <text:p>201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ettlach</text:p>
          </table:table-cell>
          <table:table-cell office:value-type="float" office:value="2017" calcext:value-type="float">
            <text:p>201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iberist</text:p>
          </table:table-cell>
          <table:table-cell office:value-type="float" office:value="2017" calcext:value-type="float">
            <text:p>201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Biezwil</text:p>
          </table:table-cell>
          <table:table-cell office:value-type="float" office:value="2017" calcext:value-type="float">
            <text:p>201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olken</text:p>
          </table:table-cell>
          <table:table-cell office:value-type="float" office:value="2017" calcext:value-type="float">
            <text:p>201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Boningen</text:p>
          </table:table-cell>
          <table:table-cell office:value-type="float" office:value="2017" calcext:value-type="float">
            <text:p>201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Breitenbach</text:p>
          </table:table-cell>
          <table:table-cell office:value-type="float" office:value="2017" calcext:value-type="float">
            <text:p>201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string" calcext:value-type="string">
            <text:p>Buchegg</text:p>
          </table:table-cell>
          <table:table-cell office:value-type="float" office:value="2017" calcext:value-type="float">
            <text:p>201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Büren (SO)</text:p>
          </table:table-cell>
          <table:table-cell office:value-type="float" office:value="2017" calcext:value-type="float">
            <text:p>201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Büsserach</text:p>
          </table:table-cell>
          <table:table-cell office:value-type="float" office:value="2017" calcext:value-type="float">
            <text:p>201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Däniken</text:p>
          </table:table-cell>
          <table:table-cell office:value-type="float" office:value="2017" calcext:value-type="float">
            <text:p>201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eitingen</text:p>
          </table:table-cell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erendingen</text:p>
          </table:table-cell>
          <table:table-cell office:value-type="float" office:value="2017" calcext:value-type="float">
            <text:p>201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Dornach</text:p>
          </table:table-cell>
          <table:table-cell office:value-type="float" office:value="2017" calcext:value-type="float">
            <text:p>201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string" calcext:value-type="string">
            <text:p>Drei Höfe</text:p>
          </table:table-cell>
          <table:table-cell office:value-type="float" office:value="2017" calcext:value-type="float">
            <text:p>201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Dulliken</text:p>
          </table:table-cell>
          <table:table-cell office:value-type="float" office:value="2017" calcext:value-type="float">
            <text:p>201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gerkingen</text:p>
          </table:table-cell>
          <table:table-cell office:value-type="float" office:value="2017" calcext:value-type="float">
            <text:p>201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ppenberg-Wöschnau</text:p>
          </table:table-cell>
          <table:table-cell office:value-type="float" office:value="2017" calcext:value-type="float">
            <text:p>201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rlinsbach SO</text:p>
          </table:table-cell>
          <table:table-cell office:value-type="float" office:value="2017" calcext:value-type="float">
            <text:p>201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rschwil</text:p>
          </table:table-cell>
          <table:table-cell office:value-type="float" office:value="2017" calcext:value-type="float">
            <text:p>201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Etziken</text:p>
          </table:table-cell>
          <table:table-cell office:value-type="float" office:value="2017" calcext:value-type="float">
            <text:p>201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Fehren</text:p>
          </table:table-cell>
          <table:table-cell office:value-type="float" office:value="2017" calcext:value-type="float">
            <text:p>201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Feldbrunnen-St.Niklaus</text:p>
          </table:table-cell>
          <table:table-cell office:value-type="float" office:value="2017" calcext:value-type="float">
            <text:p>201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Flumenthal</text:p>
          </table:table-cell>
          <table:table-cell office:value-type="float" office:value="2017" calcext:value-type="float">
            <text:p>201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Fulenbach</text:p>
          </table:table-cell>
          <table:table-cell office:value-type="float" office:value="2017" calcext:value-type="float">
            <text:p>201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Gempen</text:p>
          </table:table-cell>
          <table:table-cell office:value-type="float" office:value="2017" calcext:value-type="float">
            <text:p>201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Gerlafingen</text:p>
          </table:table-cell>
          <table:table-cell office:value-type="float" office:value="2017" calcext:value-type="float">
            <text:p>201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Grenchen</text:p>
          </table:table-cell>
          <table:table-cell office:value-type="float" office:value="2017" calcext:value-type="float">
            <text:p>201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Gretzenbach</text:p>
          </table:table-cell>
          <table:table-cell office:value-type="float" office:value="2017" calcext:value-type="float">
            <text:p>201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Grindel</text:p>
          </table:table-cell>
          <table:table-cell office:value-type="float" office:value="2017" calcext:value-type="float">
            <text:p>201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Günsberg</text:p>
          </table:table-cell>
          <table:table-cell office:value-type="float" office:value="2017" calcext:value-type="float">
            <text:p>201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Gunzgen</text:p>
          </table:table-cell>
          <table:table-cell office:value-type="float" office:value="2017" calcext:value-type="float">
            <text:p>201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Hägendorf</text:p>
          </table:table-cell>
          <table:table-cell office:value-type="float" office:value="2017" calcext:value-type="float">
            <text:p>201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Halten</text:p>
          </table:table-cell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ärkingen</text:p>
          </table:table-cell>
          <table:table-cell office:value-type="float" office:value="2017" calcext:value-type="float">
            <text:p>201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Hauenstein-Ifenthal</text:p>
          </table:table-cell>
          <table:table-cell office:value-type="float" office:value="2017" calcext:value-type="float">
            <text:p>201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Herbetswil</text:p>
          </table:table-cell>
          <table:table-cell office:value-type="float" office:value="2017" calcext:value-type="float">
            <text:p>201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Himmelried</text:p>
          </table:table-cell>
          <table:table-cell office:value-type="float" office:value="2017" calcext:value-type="float">
            <text:p>201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Hochwald</text:p>
          </table:table-cell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ofstetten-Flüh</text:p>
          </table:table-cell>
          <table:table-cell office:value-type="float" office:value="2017" calcext:value-type="float">
            <text:p>201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Holderbank (SO)</text:p>
          </table:table-cell>
          <table:table-cell office:value-type="float" office:value="2017" calcext:value-type="float">
            <text:p>201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Horriwil</text:p>
          </table:table-cell>
          <table:table-cell office:value-type="float" office:value="2017" calcext:value-type="float">
            <text:p>201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Hubersdorf</text:p>
          </table:table-cell>
          <table:table-cell office:value-type="float" office:value="2017" calcext:value-type="float">
            <text:p>201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Hüniken</text:p>
          </table:table-cell>
          <table:table-cell office:value-type="float" office:value="2017" calcext:value-type="float">
            <text:p>201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Kammersrohr</text:p>
          </table:table-cell>
          <table:table-cell office:value-type="float" office:value="2017" calcext:value-type="float">
            <text:p>201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Kappel (SO)</text:p>
          </table:table-cell>
          <table:table-cell office:value-type="float" office:value="2017" calcext:value-type="float">
            <text:p>201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estenholz</text:p>
          </table:table-cell>
          <table:table-cell office:value-type="float" office:value="2017" calcext:value-type="float">
            <text:p>201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Kienberg</text:p>
          </table:table-cell>
          <table:table-cell office:value-type="float" office:value="2017" calcext:value-type="float">
            <text:p>201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leinlützel</text:p>
          </table:table-cell>
          <table:table-cell office:value-type="float" office:value="2017" calcext:value-type="float">
            <text:p>201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riegstetten</text:p>
          </table:table-cell>
          <table:table-cell office:value-type="float" office:value="2017" calcext:value-type="float">
            <text:p>201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Langendorf</text:p>
          </table:table-cell>
          <table:table-cell office:value-type="float" office:value="2017" calcext:value-type="float">
            <text:p>201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Laupersdorf</text:p>
          </table:table-cell>
          <table:table-cell office:value-type="float" office:value="2017" calcext:value-type="float">
            <text:p>201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Lohn-Ammannsegg</text:p>
          </table:table-cell>
          <table:table-cell office:value-type="float" office:value="2017" calcext:value-type="float">
            <text:p>20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ommiswil</text:p>
          </table:table-cell>
          <table:table-cell office:value-type="float" office:value="2017" calcext:value-type="float">
            <text:p>201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Lostorf</text:p>
          </table:table-cell>
          <table:table-cell office:value-type="float" office:value="2017" calcext:value-type="float">
            <text:p>201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string" calcext:value-type="string">
            <text:p>Lüsslingen-Nennigkofen</text:p>
          </table:table-cell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Luterbach</text:p>
          </table:table-cell>
          <table:table-cell office:value-type="float" office:value="2017" calcext:value-type="float">
            <text:p>201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Lüterkofen-Ichertswil</text:p>
          </table:table-cell>
          <table:table-cell office:value-type="float" office:value="2017" calcext:value-type="float">
            <text:p>201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Lüterswil-Gächliwil</text:p>
          </table:table-cell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atzendorf</text:p>
          </table:table-cell>
          <table:table-cell office:value-type="float" office:value="2017" calcext:value-type="float">
            <text:p>201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Meltingen</text:p>
          </table:table-cell>
          <table:table-cell office:value-type="float" office:value="2017" calcext:value-type="float">
            <text:p>201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Messen</text:p>
          </table:table-cell>
          <table:table-cell office:value-type="float" office:value="2017" calcext:value-type="float">
            <text:p>201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Metzerlen-Mariastein</text:p>
          </table:table-cell>
          <table:table-cell office:value-type="float" office:value="2017" calcext:value-type="float">
            <text:p>201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Mümliswil-Ramiswil</text:p>
          </table:table-cell>
          <table:table-cell office:value-type="float" office:value="2017" calcext:value-type="float">
            <text:p>201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Neuendorf</text:p>
          </table:table-cell>
          <table:table-cell office:value-type="float" office:value="2017" calcext:value-type="float">
            <text:p>201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Niederbuchsiten</text:p>
          </table:table-cell>
          <table:table-cell office:value-type="float" office:value="2017" calcext:value-type="float">
            <text:p>201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Niedergösgen</text:p>
          </table:table-cell>
          <table:table-cell office:value-type="float" office:value="2017" calcext:value-type="float">
            <text:p>201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Nuglar-St.Pantaleon</text:p>
          </table:table-cell>
          <table:table-cell office:value-type="float" office:value="2017" calcext:value-type="float">
            <text:p>201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Nunningen</text:p>
          </table:table-cell>
          <table:table-cell office:value-type="float" office:value="2017" calcext:value-type="float">
            <text:p>201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Oberbuchsiten</text:p>
          </table:table-cell>
          <table:table-cell office:value-type="float" office:value="2017" calcext:value-type="float">
            <text:p>201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Oberdorf (SO)</text:p>
          </table:table-cell>
          <table:table-cell office:value-type="float" office:value="2017" calcext:value-type="float">
            <text:p>201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Obergerlafingen</text:p>
          </table:table-cell>
          <table:table-cell office:value-type="float" office:value="2017" calcext:value-type="float">
            <text:p>201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Obergösgen</text:p>
          </table:table-cell>
          <table:table-cell office:value-type="float" office:value="2017" calcext:value-type="float">
            <text:p>201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Oekingen</text:p>
          </table:table-cell>
          <table:table-cell office:value-type="float" office:value="2017" calcext:value-type="float">
            <text:p>201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Oensingen</text:p>
          </table:table-cell>
          <table:table-cell office:value-type="float" office:value="2017" calcext:value-type="float">
            <text:p>201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Olten</text:p>
          </table:table-cell>
          <table:table-cell office:value-type="float" office:value="2017" calcext:value-type="float">
            <text:p>201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Recherswil</text:p>
          </table:table-cell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ickenbach</text:p>
          </table:table-cell>
          <table:table-cell office:value-type="float" office:value="2017" calcext:value-type="float">
            <text:p>201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Riedholz</text:p>
          </table:table-cell>
          <table:table-cell office:value-type="float" office:value="2017" calcext:value-type="float">
            <text:p>201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Rodersdorf</text:p>
          </table:table-cell>
          <table:table-cell office:value-type="float" office:value="2017" calcext:value-type="float">
            <text:p>201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Rüttenen</text:p>
          </table:table-cell>
          <table:table-cell office:value-type="float" office:value="2017" calcext:value-type="float">
            <text:p>201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chnottwil</text:p>
          </table:table-cell>
          <table:table-cell office:value-type="float" office:value="2017" calcext:value-type="float">
            <text:p>201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Schönenwerd (SO)</text:p>
          </table:table-cell>
          <table:table-cell office:value-type="float" office:value="2017" calcext:value-type="float">
            <text:p>201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eewen</text:p>
          </table:table-cell>
          <table:table-cell office:value-type="float" office:value="2017" calcext:value-type="float">
            <text:p>201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Selzach</text:p>
          </table:table-cell>
          <table:table-cell office:value-type="float" office:value="2017" calcext:value-type="float">
            <text:p>201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Solothurn</text:p>
          </table:table-cell>
          <table:table-cell office:value-type="float" office:value="2017" calcext:value-type="float">
            <text:p>201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tarrkirch-Wil</text:p>
          </table:table-cell>
          <table:table-cell office:value-type="float" office:value="2017" calcext:value-type="float">
            <text:p>201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tüsslingen (Rohr)</text:p>
          </table:table-cell>
          <table:table-cell office:value-type="float" office:value="2017" calcext:value-type="float">
            <text:p>201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Subingen</text:p>
          </table:table-cell>
          <table:table-cell office:value-type="float" office:value="2017" calcext:value-type="float">
            <text:p>201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Trimbach</text:p>
          </table:table-cell>
          <table:table-cell office:value-type="float" office:value="2017" calcext:value-type="float">
            <text:p>201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Unterramsern</text:p>
          </table:table-cell>
          <table:table-cell office:value-type="float" office:value="2017" calcext:value-type="float">
            <text:p>201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Walterswil (SO)</text:p>
          </table:table-cell>
          <table:table-cell office:value-type="float" office:value="2017" calcext:value-type="float">
            <text:p>201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Wangen bei Olten</text:p>
          </table:table-cell>
          <table:table-cell office:value-type="float" office:value="2017" calcext:value-type="float">
            <text:p>201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Welschenrohr</text:p>
          </table:table-cell>
          <table:table-cell office:value-type="float" office:value="2017" calcext:value-type="float">
            <text:p>201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Winznau</text:p>
          </table:table-cell>
          <table:table-cell office:value-type="float" office:value="2017" calcext:value-type="float">
            <text:p>201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Wisen (SO)</text:p>
          </table:table-cell>
          <table:table-cell office:value-type="float" office:value="2017" calcext:value-type="float">
            <text:p>201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Witterswil</text:p>
          </table:table-cell>
          <table:table-cell office:value-type="float" office:value="2017" calcext:value-type="float">
            <text:p>20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Wolfwil</text:p>
          </table:table-cell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Zuchwil</text:p>
          </table:table-cell>
          <table:table-cell office:value-type="float" office:value="2017" calcext:value-type="float">
            <text:p>201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Zullwil</text:p>
          </table:table-cell>
          <table:table-cell office:value-type="float" office:value="2017" calcext:value-type="float">
            <text:p>201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Aedermannsdorf</text:p>
          </table:table-cell>
          <table:table-cell office:value-type="float" office:value="2018" calcext:value-type="float">
            <text:p>201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Aeschi (SO)</text:p>
          </table:table-cell>
          <table:table-cell office:value-type="float" office:value="2018" calcext:value-type="float">
            <text:p>20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Balm bei Günsberg</text:p>
          </table:table-cell>
          <table:table-cell office:value-type="float" office:value="2018" calcext:value-type="float">
            <text:p>20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lsthal</text:p>
          </table:table-cell>
          <table:table-cell office:value-type="float" office:value="2018" calcext:value-type="float">
            <text:p>201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ärschwil</text:p>
          </table:table-cell>
          <table:table-cell office:value-type="float" office:value="2018" calcext:value-type="float">
            <text:p>201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ättwil</text:p>
          </table:table-cell>
          <table:table-cell office:value-type="float" office:value="2018" calcext:value-type="float">
            <text:p>201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Beinwil (SO)</text:p>
          </table:table-cell>
          <table:table-cell office:value-type="float" office:value="2018" calcext:value-type="float">
            <text:p>2018</text:p>
          </table:table-cell>
          <table:table-cell table:style-name="ce5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Bellach</text:p>
          </table:table-cell>
          <table:table-cell office:value-type="float" office:value="2018" calcext:value-type="float">
            <text:p>201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ettlach</text:p>
          </table:table-cell>
          <table:table-cell office:value-type="float" office:value="2018" calcext:value-type="float">
            <text:p>201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iberist</text:p>
          </table:table-cell>
          <table:table-cell office:value-type="float" office:value="2018" calcext:value-type="float">
            <text:p>201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iezwil</text:p>
          </table:table-cell>
          <table:table-cell office:value-type="float" office:value="2018" calcext:value-type="float">
            <text:p>201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olken</text:p>
          </table:table-cell>
          <table:table-cell office:value-type="float" office:value="2018" calcext:value-type="float">
            <text:p>201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Boningen</text:p>
          </table:table-cell>
          <table:table-cell office:value-type="float" office:value="2018" calcext:value-type="float">
            <text:p>201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reitenbach</text:p>
          </table:table-cell>
          <table:table-cell office:value-type="float" office:value="2018" calcext:value-type="float">
            <text:p>201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string" calcext:value-type="string">
            <text:p>Buchegg</text:p>
          </table:table-cell>
          <table:table-cell office:value-type="float" office:value="2018" calcext:value-type="float">
            <text:p>20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Büren (SO)</text:p>
          </table:table-cell>
          <table:table-cell office:value-type="float" office:value="2018" calcext:value-type="float">
            <text:p>201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üsserach</text:p>
          </table:table-cell>
          <table:table-cell office:value-type="float" office:value="2018" calcext:value-type="float">
            <text:p>201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Däniken</text:p>
          </table:table-cell>
          <table:table-cell office:value-type="float" office:value="2018" calcext:value-type="float">
            <text:p>201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eitingen</text:p>
          </table:table-cell>
          <table:table-cell office:value-type="float" office:value="2018" calcext:value-type="float">
            <text:p>20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erendingen</text:p>
          </table:table-cell>
          <table:table-cell office:value-type="float" office:value="2018" calcext:value-type="float">
            <text:p>201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Dornach</text:p>
          </table:table-cell>
          <table:table-cell office:value-type="float" office:value="2018" calcext:value-type="float">
            <text:p>201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ce2" office:value-type="string" calcext:value-type="string">
            <text:p>Drei Höfe</text:p>
          </table:table-cell>
          <table:table-cell office:value-type="float" office:value="2018" calcext:value-type="float">
            <text:p>201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Dulliken</text:p>
          </table:table-cell>
          <table:table-cell office:value-type="float" office:value="2018" calcext:value-type="float">
            <text:p>201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gerkingen</text:p>
          </table:table-cell>
          <table:table-cell office:value-type="float" office:value="2018" calcext:value-type="float">
            <text:p>201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ppenberg-Wöschnau</text:p>
          </table:table-cell>
          <table:table-cell office:value-type="float" office:value="2018" calcext:value-type="float">
            <text:p>201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rlinsbach SO</text:p>
          </table:table-cell>
          <table:table-cell office:value-type="float" office:value="2018" calcext:value-type="float">
            <text:p>201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rschwil</text:p>
          </table:table-cell>
          <table:table-cell office:value-type="float" office:value="2018" calcext:value-type="float">
            <text:p>201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Etziken</text:p>
          </table:table-cell>
          <table:table-cell office:value-type="float" office:value="2018" calcext:value-type="float">
            <text:p>201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Fehren</text:p>
          </table:table-cell>
          <table:table-cell office:value-type="float" office:value="2018" calcext:value-type="float">
            <text:p>201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Feldbrunnen-St.Niklaus</text:p>
          </table:table-cell>
          <table:table-cell office:value-type="float" office:value="2018" calcext:value-type="float">
            <text:p>201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Flumenthal</text:p>
          </table:table-cell>
          <table:table-cell office:value-type="float" office:value="2018" calcext:value-type="float">
            <text:p>201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Fulenbach</text:p>
          </table:table-cell>
          <table:table-cell office:value-type="float" office:value="2018" calcext:value-type="float">
            <text:p>201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Gempen</text:p>
          </table:table-cell>
          <table:table-cell office:value-type="float" office:value="2018" calcext:value-type="float">
            <text:p>201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Gerlafingen</text:p>
          </table:table-cell>
          <table:table-cell office:value-type="float" office:value="2018" calcext:value-type="float">
            <text:p>201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Grenchen</text:p>
          </table:table-cell>
          <table:table-cell office:value-type="float" office:value="2018" calcext:value-type="float">
            <text:p>201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Gretzenbach</text:p>
          </table:table-cell>
          <table:table-cell office:value-type="float" office:value="2018" calcext:value-type="float">
            <text:p>20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Grindel</text:p>
          </table:table-cell>
          <table:table-cell office:value-type="float" office:value="2018" calcext:value-type="float">
            <text:p>201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Günsberg</text:p>
          </table:table-cell>
          <table:table-cell office:value-type="float" office:value="2018" calcext:value-type="float">
            <text:p>201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Gunzgen</text:p>
          </table:table-cell>
          <table:table-cell office:value-type="float" office:value="2018" calcext:value-type="float">
            <text:p>201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Hägendorf</text:p>
          </table:table-cell>
          <table:table-cell office:value-type="float" office:value="2018" calcext:value-type="float">
            <text:p>201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Halten</text:p>
          </table:table-cell>
          <table:table-cell office:value-type="float" office:value="2018" calcext:value-type="float">
            <text:p>20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ärkingen</text:p>
          </table:table-cell>
          <table:table-cell office:value-type="float" office:value="2018" calcext:value-type="float">
            <text:p>201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Hauenstein-Ifenthal</text:p>
          </table:table-cell>
          <table:table-cell office:value-type="float" office:value="2018" calcext:value-type="float">
            <text:p>201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Herbetswil</text:p>
          </table:table-cell>
          <table:table-cell office:value-type="float" office:value="2018" calcext:value-type="float">
            <text:p>201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Himmelried</text:p>
          </table:table-cell>
          <table:table-cell office:value-type="float" office:value="2018" calcext:value-type="float">
            <text:p>201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Hochwald</text:p>
          </table:table-cell>
          <table:table-cell office:value-type="float" office:value="2018" calcext:value-type="float">
            <text:p>20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ofstetten-Flüh</text:p>
          </table:table-cell>
          <table:table-cell office:value-type="float" office:value="2018" calcext:value-type="float">
            <text:p>201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Holderbank (SO)</text:p>
          </table:table-cell>
          <table:table-cell office:value-type="float" office:value="2018" calcext:value-type="float">
            <text:p>201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Horriwil</text:p>
          </table:table-cell>
          <table:table-cell office:value-type="float" office:value="2018" calcext:value-type="float">
            <text:p>201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Hubersdorf</text:p>
          </table:table-cell>
          <table:table-cell office:value-type="float" office:value="2018" calcext:value-type="float">
            <text:p>201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Hüniken</text:p>
          </table:table-cell>
          <table:table-cell office:value-type="float" office:value="2018" calcext:value-type="float">
            <text:p>201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Kammersrohr</text:p>
          </table:table-cell>
          <table:table-cell office:value-type="float" office:value="2018" calcext:value-type="float">
            <text:p>201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Kappel (SO)</text:p>
          </table:table-cell>
          <table:table-cell office:value-type="float" office:value="2018" calcext:value-type="float">
            <text:p>201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estenholz</text:p>
          </table:table-cell>
          <table:table-cell office:value-type="float" office:value="2018" calcext:value-type="float">
            <text:p>201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Kienberg</text:p>
          </table:table-cell>
          <table:table-cell office:value-type="float" office:value="2018" calcext:value-type="float">
            <text:p>201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leinlützel</text:p>
          </table:table-cell>
          <table:table-cell office:value-type="float" office:value="2018" calcext:value-type="float">
            <text:p>201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riegstetten</text:p>
          </table:table-cell>
          <table:table-cell office:value-type="float" office:value="2018" calcext:value-type="float">
            <text:p>201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Langendorf</text:p>
          </table:table-cell>
          <table:table-cell office:value-type="float" office:value="2018" calcext:value-type="float">
            <text:p>201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Laupersdorf</text:p>
          </table:table-cell>
          <table:table-cell office:value-type="float" office:value="2018" calcext:value-type="float">
            <text:p>201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Lohn-Ammannsegg</text:p>
          </table:table-cell>
          <table:table-cell office:value-type="float" office:value="2018" calcext:value-type="float">
            <text:p>20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ommiswil</text:p>
          </table:table-cell>
          <table:table-cell office:value-type="float" office:value="2018" calcext:value-type="float">
            <text:p>201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Lostorf</text:p>
          </table:table-cell>
          <table:table-cell office:value-type="float" office:value="2018" calcext:value-type="float">
            <text:p>201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string" calcext:value-type="string">
            <text:p>Lüsslingen-Nennigkofen</text:p>
          </table:table-cell>
          <table:table-cell office:value-type="float" office:value="2018" calcext:value-type="float">
            <text:p>20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Luterbach</text:p>
          </table:table-cell>
          <table:table-cell office:value-type="float" office:value="2018" calcext:value-type="float">
            <text:p>201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Lüterkofen-Ichertswil</text:p>
          </table:table-cell>
          <table:table-cell office:value-type="float" office:value="2018" calcext:value-type="float">
            <text:p>20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Lüterswil-Gächliwil</text:p>
          </table:table-cell>
          <table:table-cell office:value-type="float" office:value="2018" calcext:value-type="float">
            <text:p>20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atzendorf</text:p>
          </table:table-cell>
          <table:table-cell office:value-type="float" office:value="2018" calcext:value-type="float">
            <text:p>201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Meltingen</text:p>
          </table:table-cell>
          <table:table-cell office:value-type="float" office:value="2018" calcext:value-type="float">
            <text:p>201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Messen</text:p>
          </table:table-cell>
          <table:table-cell office:value-type="float" office:value="2018" calcext:value-type="float">
            <text:p>20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etzerlen-Mariastein</text:p>
          </table:table-cell>
          <table:table-cell office:value-type="float" office:value="2018" calcext:value-type="float">
            <text:p>201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Mümliswil-Ramiswil</text:p>
          </table:table-cell>
          <table:table-cell office:value-type="float" office:value="2018" calcext:value-type="float">
            <text:p>201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Neuendorf</text:p>
          </table:table-cell>
          <table:table-cell office:value-type="float" office:value="2018" calcext:value-type="float">
            <text:p>201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Niederbuchsiten</text:p>
          </table:table-cell>
          <table:table-cell office:value-type="float" office:value="2018" calcext:value-type="float">
            <text:p>201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Niedergösgen</text:p>
          </table:table-cell>
          <table:table-cell office:value-type="float" office:value="2018" calcext:value-type="float">
            <text:p>201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Nuglar-St.Pantaleon</text:p>
          </table:table-cell>
          <table:table-cell office:value-type="float" office:value="2018" calcext:value-type="float">
            <text:p>201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Nunningen</text:p>
          </table:table-cell>
          <table:table-cell office:value-type="float" office:value="2018" calcext:value-type="float">
            <text:p>201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Oberbuchsiten</text:p>
          </table:table-cell>
          <table:table-cell office:value-type="float" office:value="2018" calcext:value-type="float">
            <text:p>20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Oberdorf (SO)</text:p>
          </table:table-cell>
          <table:table-cell office:value-type="float" office:value="2018" calcext:value-type="float">
            <text:p>201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Obergerlafingen</text:p>
          </table:table-cell>
          <table:table-cell office:value-type="float" office:value="2018" calcext:value-type="float">
            <text:p>201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Obergösgen</text:p>
          </table:table-cell>
          <table:table-cell office:value-type="float" office:value="2018" calcext:value-type="float">
            <text:p>201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Oekingen</text:p>
          </table:table-cell>
          <table:table-cell office:value-type="float" office:value="2018" calcext:value-type="float">
            <text:p>201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Oensingen</text:p>
          </table:table-cell>
          <table:table-cell office:value-type="float" office:value="2018" calcext:value-type="float">
            <text:p>201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Olten</text:p>
          </table:table-cell>
          <table:table-cell office:value-type="float" office:value="2018" calcext:value-type="float">
            <text:p>201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Recherswil</text:p>
          </table:table-cell>
          <table:table-cell office:value-type="float" office:value="2018" calcext:value-type="float">
            <text:p>20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ickenbach</text:p>
          </table:table-cell>
          <table:table-cell office:value-type="float" office:value="2018" calcext:value-type="float">
            <text:p>201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Riedholz</text:p>
          </table:table-cell>
          <table:table-cell office:value-type="float" office:value="2018" calcext:value-type="float">
            <text:p>20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Rodersdorf</text:p>
          </table:table-cell>
          <table:table-cell office:value-type="float" office:value="2018" calcext:value-type="float">
            <text:p>201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Rüttenen</text:p>
          </table:table-cell>
          <table:table-cell office:value-type="float" office:value="2018" calcext:value-type="float">
            <text:p>201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chnottwil</text:p>
          </table:table-cell>
          <table:table-cell office:value-type="float" office:value="2018" calcext:value-type="float">
            <text:p>201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Schönenwerd (SO)</text:p>
          </table:table-cell>
          <table:table-cell office:value-type="float" office:value="2018" calcext:value-type="float">
            <text:p>20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eewen</text:p>
          </table:table-cell>
          <table:table-cell office:value-type="float" office:value="2018" calcext:value-type="float">
            <text:p>201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Selzach</text:p>
          </table:table-cell>
          <table:table-cell office:value-type="float" office:value="2018" calcext:value-type="float">
            <text:p>201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Solothurn</text:p>
          </table:table-cell>
          <table:table-cell office:value-type="float" office:value="2018" calcext:value-type="float">
            <text:p>201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Starrkirch-Wil</text:p>
          </table:table-cell>
          <table:table-cell office:value-type="float" office:value="2018" calcext:value-type="float">
            <text:p>20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tüsslingen (Rohr)</text:p>
          </table:table-cell>
          <table:table-cell office:value-type="float" office:value="2018" calcext:value-type="float">
            <text:p>20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Subingen</text:p>
          </table:table-cell>
          <table:table-cell office:value-type="float" office:value="2018" calcext:value-type="float">
            <text:p>201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Trimbach</text:p>
          </table:table-cell>
          <table:table-cell office:value-type="float" office:value="2018" calcext:value-type="float">
            <text:p>201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Unterramsern</text:p>
          </table:table-cell>
          <table:table-cell office:value-type="float" office:value="2018" calcext:value-type="float">
            <text:p>20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Walterswil (SO)</text:p>
          </table:table-cell>
          <table:table-cell office:value-type="float" office:value="2018" calcext:value-type="float">
            <text:p>201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Wangen bei Olten</text:p>
          </table:table-cell>
          <table:table-cell office:value-type="float" office:value="2018" calcext:value-type="float">
            <text:p>201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Welschenrohr</text:p>
          </table:table-cell>
          <table:table-cell office:value-type="float" office:value="2018" calcext:value-type="float">
            <text:p>201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Winznau</text:p>
          </table:table-cell>
          <table:table-cell office:value-type="float" office:value="2018" calcext:value-type="float">
            <text:p>20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Wisen (SO)</text:p>
          </table:table-cell>
          <table:table-cell office:value-type="float" office:value="2018" calcext:value-type="float">
            <text:p>201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Witterswil</text:p>
          </table:table-cell>
          <table:table-cell office:value-type="float" office:value="2018" calcext:value-type="float">
            <text:p>20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Wolfwil</text:p>
          </table:table-cell>
          <table:table-cell office:value-type="float" office:value="2018" calcext:value-type="float">
            <text:p>20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Zuchwil</text:p>
          </table:table-cell>
          <table:table-cell office:value-type="float" office:value="2018" calcext:value-type="float">
            <text:p>201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Zullwil</text:p>
          </table:table-cell>
          <table:table-cell office:value-type="float" office:value="2018" calcext:value-type="float">
            <text:p>201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Aedermannsdorf</text:p>
          </table:table-cell>
          <table:table-cell office:value-type="float" office:value="2019" calcext:value-type="float">
            <text:p>201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Aeschi (SO)</text:p>
          </table:table-cell>
          <table:table-cell office:value-type="float" office:value="2019" calcext:value-type="float">
            <text:p>201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Balm bei Günsberg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lsthal</text:p>
          </table:table-cell>
          <table:table-cell office:value-type="float" office:value="2019" calcext:value-type="float">
            <text:p>20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ärschwil</text:p>
          </table:table-cell>
          <table:table-cell office:value-type="float" office:value="2019" calcext:value-type="float">
            <text:p>20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ättwil</text:p>
          </table:table-cell>
          <table:table-cell office:value-type="float" office:value="2019" calcext:value-type="float">
            <text:p>20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Beinwil (SO)</text:p>
          </table:table-cell>
          <table:table-cell office:value-type="float" office:value="2019" calcext:value-type="float">
            <text:p>201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Bellach</text:p>
          </table:table-cell>
          <table:table-cell office:value-type="float" office:value="2019" calcext:value-type="float">
            <text:p>20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ettlach</text:p>
          </table:table-cell>
          <table:table-cell office:value-type="float" office:value="2019" calcext:value-type="float">
            <text:p>201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iberist</text:p>
          </table:table-cell>
          <table:table-cell office:value-type="float" office:value="2019" calcext:value-type="float">
            <text:p>20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iezwil</text:p>
          </table:table-cell>
          <table:table-cell office:value-type="float" office:value="2019" calcext:value-type="float">
            <text:p>20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olken</text:p>
          </table:table-cell>
          <table:table-cell office:value-type="float" office:value="2019" calcext:value-type="float">
            <text:p>201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Boningen</text:p>
          </table:table-cell>
          <table:table-cell office:value-type="float" office:value="2019" calcext:value-type="float">
            <text:p>20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reitenbach</text:p>
          </table:table-cell>
          <table:table-cell office:value-type="float" office:value="2019" calcext:value-type="float">
            <text:p>201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string" calcext:value-type="string">
            <text:p>Buchegg</text:p>
          </table:table-cell>
          <table:table-cell office:value-type="float" office:value="2019" calcext:value-type="float">
            <text:p>201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Büren (SO)</text:p>
          </table:table-cell>
          <table:table-cell office:value-type="float" office:value="2019" calcext:value-type="float">
            <text:p>20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üsserach</text:p>
          </table:table-cell>
          <table:table-cell office:value-type="float" office:value="2019" calcext:value-type="float">
            <text:p>201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Däniken</text:p>
          </table:table-cell>
          <table:table-cell office:value-type="float" office:value="2019" calcext:value-type="float">
            <text:p>201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eitingen</text:p>
          </table:table-cell>
          <table:table-cell office:value-type="float" office:value="2019" calcext:value-type="float">
            <text:p>20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Derendingen</text:p>
          </table:table-cell>
          <table:table-cell office:value-type="float" office:value="2019" calcext:value-type="float">
            <text:p>201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Dornach</text:p>
          </table:table-cell>
          <table:table-cell office:value-type="float" office:value="2019" calcext:value-type="float">
            <text:p>201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ce2" office:value-type="string" calcext:value-type="string">
            <text:p>Drei Höfe</text:p>
          </table:table-cell>
          <table:table-cell office:value-type="float" office:value="2019" calcext:value-type="float">
            <text:p>201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Dulliken</text:p>
          </table:table-cell>
          <table:table-cell office:value-type="float" office:value="2019" calcext:value-type="float">
            <text:p>201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gerkingen</text:p>
          </table:table-cell>
          <table:table-cell office:value-type="float" office:value="2019" calcext:value-type="float">
            <text:p>201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ppenberg-Wöschnau</text:p>
          </table:table-cell>
          <table:table-cell office:value-type="float" office:value="2019" calcext:value-type="float">
            <text:p>201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rlinsbach SO</text:p>
          </table:table-cell>
          <table:table-cell office:value-type="float" office:value="2019" calcext:value-type="float">
            <text:p>201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rschwil</text:p>
          </table:table-cell>
          <table:table-cell office:value-type="float" office:value="2019" calcext:value-type="float">
            <text:p>201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Etziken</text:p>
          </table:table-cell>
          <table:table-cell office:value-type="float" office:value="2019" calcext:value-type="float">
            <text:p>201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Fehren</text:p>
          </table:table-cell>
          <table:table-cell office:value-type="float" office:value="2019" calcext:value-type="float">
            <text:p>201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Feldbrunnen-St.Niklaus</text:p>
          </table:table-cell>
          <table:table-cell office:value-type="float" office:value="2019" calcext:value-type="float">
            <text:p>201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Flumenthal</text:p>
          </table:table-cell>
          <table:table-cell office:value-type="float" office:value="2019" calcext:value-type="float">
            <text:p>20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Fulenbach</text:p>
          </table:table-cell>
          <table:table-cell office:value-type="float" office:value="2019" calcext:value-type="float">
            <text:p>201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Gempen</text:p>
          </table:table-cell>
          <table:table-cell office:value-type="float" office:value="2019" calcext:value-type="float">
            <text:p>201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Gerlafingen</text:p>
          </table:table-cell>
          <table:table-cell office:value-type="float" office:value="2019" calcext:value-type="float">
            <text:p>201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Grenchen</text:p>
          </table:table-cell>
          <table:table-cell office:value-type="float" office:value="2019" calcext:value-type="float">
            <text:p>201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Gretzenbach</text:p>
          </table:table-cell>
          <table:table-cell office:value-type="float" office:value="2019" calcext:value-type="float">
            <text:p>201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Grindel</text:p>
          </table:table-cell>
          <table:table-cell office:value-type="float" office:value="2019" calcext:value-type="float">
            <text:p>201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Günsberg</text:p>
          </table:table-cell>
          <table:table-cell office:value-type="float" office:value="2019" calcext:value-type="float">
            <text:p>201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Gunzgen</text:p>
          </table:table-cell>
          <table:table-cell office:value-type="float" office:value="2019" calcext:value-type="float">
            <text:p>201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Hägendorf</text:p>
          </table:table-cell>
          <table:table-cell office:value-type="float" office:value="2019" calcext:value-type="float">
            <text:p>201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Halten</text:p>
          </table:table-cell>
          <table:table-cell office:value-type="float" office:value="2019" calcext:value-type="float">
            <text:p>20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ärkingen</text:p>
          </table:table-cell>
          <table:table-cell office:value-type="float" office:value="2019" calcext:value-type="float">
            <text:p>201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Hauenstein-Ifenthal</text:p>
          </table:table-cell>
          <table:table-cell office:value-type="float" office:value="2019" calcext:value-type="float">
            <text:p>201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Herbetswil</text:p>
          </table:table-cell>
          <table:table-cell office:value-type="float" office:value="2019" calcext:value-type="float">
            <text:p>201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Himmelried</text:p>
          </table:table-cell>
          <table:table-cell office:value-type="float" office:value="2019" calcext:value-type="float">
            <text:p>201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Hochwald</text:p>
          </table:table-cell>
          <table:table-cell office:value-type="float" office:value="2019" calcext:value-type="float">
            <text:p>201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Hofstetten-Flüh</text:p>
          </table:table-cell>
          <table:table-cell office:value-type="float" office:value="2019" calcext:value-type="float">
            <text:p>201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Holderbank (SO)</text:p>
          </table:table-cell>
          <table:table-cell office:value-type="float" office:value="2019" calcext:value-type="float">
            <text:p>201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Horriwil</text:p>
          </table:table-cell>
          <table:table-cell office:value-type="float" office:value="2019" calcext:value-type="float">
            <text:p>20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Hubersdorf</text:p>
          </table:table-cell>
          <table:table-cell office:value-type="float" office:value="2019" calcext:value-type="float">
            <text:p>201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Hüniken</text:p>
          </table:table-cell>
          <table:table-cell office:value-type="float" office:value="2019" calcext:value-type="float">
            <text:p>201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Kammersrohr</text:p>
          </table:table-cell>
          <table:table-cell office:value-type="float" office:value="2019" calcext:value-type="float">
            <text:p>201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Kappel (SO)</text:p>
          </table:table-cell>
          <table:table-cell office:value-type="float" office:value="2019" calcext:value-type="float">
            <text:p>20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estenholz</text:p>
          </table:table-cell>
          <table:table-cell office:value-type="float" office:value="2019" calcext:value-type="float">
            <text:p>201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Kienberg</text:p>
          </table:table-cell>
          <table:table-cell office:value-type="float" office:value="2019" calcext:value-type="float">
            <text:p>201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leinlützel</text:p>
          </table:table-cell>
          <table:table-cell office:value-type="float" office:value="2019" calcext:value-type="float">
            <text:p>201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riegstetten</text:p>
          </table:table-cell>
          <table:table-cell office:value-type="float" office:value="2019" calcext:value-type="float">
            <text:p>201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Langendorf</text:p>
          </table:table-cell>
          <table:table-cell office:value-type="float" office:value="2019" calcext:value-type="float">
            <text:p>201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Laupersdorf</text:p>
          </table:table-cell>
          <table:table-cell office:value-type="float" office:value="2019" calcext:value-type="float">
            <text:p>20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Lohn-Ammannsegg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ommiswil</text:p>
          </table:table-cell>
          <table:table-cell office:value-type="float" office:value="2019" calcext:value-type="float">
            <text:p>201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Lostorf</text:p>
          </table:table-cell>
          <table:table-cell office:value-type="float" office:value="2019" calcext:value-type="float">
            <text:p>201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string" calcext:value-type="string">
            <text:p>Lüsslingen-Nennigkofen</text:p>
          </table:table-cell>
          <table:table-cell office:value-type="float" office:value="2019" calcext:value-type="float">
            <text:p>201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Luterbach</text:p>
          </table:table-cell>
          <table:table-cell office:value-type="float" office:value="2019" calcext:value-type="float">
            <text:p>201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Lüterkofen-Ichertswil</text:p>
          </table:table-cell>
          <table:table-cell office:value-type="float" office:value="2019" calcext:value-type="float">
            <text:p>201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Lüterswil-Gächliwil</text:p>
          </table:table-cell>
          <table:table-cell office:value-type="float" office:value="2019" calcext:value-type="float">
            <text:p>20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atzendorf</text:p>
          </table:table-cell>
          <table:table-cell office:value-type="float" office:value="2019" calcext:value-type="float">
            <text:p>201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Meltingen</text:p>
          </table:table-cell>
          <table:table-cell office:value-type="float" office:value="2019" calcext:value-type="float">
            <text:p>201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Messen</text:p>
          </table:table-cell>
          <table:table-cell office:value-type="float" office:value="2019" calcext:value-type="float">
            <text:p>201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Metzerlen-Mariastein</text:p>
          </table:table-cell>
          <table:table-cell office:value-type="float" office:value="2019" calcext:value-type="float">
            <text:p>201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Mümliswil-Ramiswil</text:p>
          </table:table-cell>
          <table:table-cell office:value-type="float" office:value="2019" calcext:value-type="float">
            <text:p>201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Neuendorf</text:p>
          </table:table-cell>
          <table:table-cell office:value-type="float" office:value="2019" calcext:value-type="float">
            <text:p>201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Niederbuchsiten</text:p>
          </table:table-cell>
          <table:table-cell office:value-type="float" office:value="2019" calcext:value-type="float">
            <text:p>201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Niedergösgen</text:p>
          </table:table-cell>
          <table:table-cell office:value-type="float" office:value="2019" calcext:value-type="float">
            <text:p>201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Nuglar-St.Pantaleon</text:p>
          </table:table-cell>
          <table:table-cell office:value-type="float" office:value="2019" calcext:value-type="float">
            <text:p>20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Nunningen</text:p>
          </table:table-cell>
          <table:table-cell office:value-type="float" office:value="2019" calcext:value-type="float">
            <text:p>201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Oberbuchsiten</text:p>
          </table:table-cell>
          <table:table-cell office:value-type="float" office:value="2019" calcext:value-type="float">
            <text:p>201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Oberdorf (SO)</text:p>
          </table:table-cell>
          <table:table-cell office:value-type="float" office:value="2019" calcext:value-type="float">
            <text:p>20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Obergerlafingen</text:p>
          </table:table-cell>
          <table:table-cell office:value-type="float" office:value="2019" calcext:value-type="float">
            <text:p>201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Obergösgen</text:p>
          </table:table-cell>
          <table:table-cell office:value-type="float" office:value="2019" calcext:value-type="float">
            <text:p>20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Oekingen</text:p>
          </table:table-cell>
          <table:table-cell office:value-type="float" office:value="2019" calcext:value-type="float">
            <text:p>201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Oensingen</text:p>
          </table:table-cell>
          <table:table-cell office:value-type="float" office:value="2019" calcext:value-type="float">
            <text:p>201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Olten</text:p>
          </table:table-cell>
          <table:table-cell office:value-type="float" office:value="2019" calcext:value-type="float">
            <text:p>201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Recherswil</text:p>
          </table:table-cell>
          <table:table-cell office:value-type="float" office:value="2019" calcext:value-type="float">
            <text:p>20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ickenbach</text:p>
          </table:table-cell>
          <table:table-cell office:value-type="float" office:value="2019" calcext:value-type="float">
            <text:p>201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Riedholz</text:p>
          </table:table-cell>
          <table:table-cell office:value-type="float" office:value="2019" calcext:value-type="float">
            <text:p>201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Rodersdorf</text:p>
          </table:table-cell>
          <table:table-cell office:value-type="float" office:value="2019" calcext:value-type="float">
            <text:p>20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Rüttenen</text:p>
          </table:table-cell>
          <table:table-cell office:value-type="float" office:value="2019" calcext:value-type="float">
            <text:p>201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chnottwil</text:p>
          </table:table-cell>
          <table:table-cell office:value-type="float" office:value="2019" calcext:value-type="float">
            <text:p>201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Schönenwerd (SO)</text:p>
          </table:table-cell>
          <table:table-cell office:value-type="float" office:value="2019" calcext:value-type="float">
            <text:p>201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eewen</text:p>
          </table:table-cell>
          <table:table-cell office:value-type="float" office:value="2019" calcext:value-type="float">
            <text:p>201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Selzach</text:p>
          </table:table-cell>
          <table:table-cell office:value-type="float" office:value="2019" calcext:value-type="float">
            <text:p>201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Solothurn</text:p>
          </table:table-cell>
          <table:table-cell office:value-type="float" office:value="2019" calcext:value-type="float">
            <text:p>201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Starrkirch-Wil</text:p>
          </table:table-cell>
          <table:table-cell office:value-type="float" office:value="2019" calcext:value-type="float">
            <text:p>201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tüsslingen (Rohr)</text:p>
          </table:table-cell>
          <table:table-cell office:value-type="float" office:value="2019" calcext:value-type="float">
            <text:p>20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Subingen</text:p>
          </table:table-cell>
          <table:table-cell office:value-type="float" office:value="2019" calcext:value-type="float">
            <text:p>201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Trimbach</text:p>
          </table:table-cell>
          <table:table-cell office:value-type="float" office:value="2019" calcext:value-type="float">
            <text:p>20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Unterramsern</text:p>
          </table:table-cell>
          <table:table-cell office:value-type="float" office:value="2019" calcext:value-type="float">
            <text:p>201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Walterswil (SO)</text:p>
          </table:table-cell>
          <table:table-cell office:value-type="float" office:value="2019" calcext:value-type="float">
            <text:p>20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Wangen bei Olten</text:p>
          </table:table-cell>
          <table:table-cell office:value-type="float" office:value="2019" calcext:value-type="float">
            <text:p>201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Welschenrohr</text:p>
          </table:table-cell>
          <table:table-cell office:value-type="float" office:value="2019" calcext:value-type="float">
            <text:p>201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Winznau</text:p>
          </table:table-cell>
          <table:table-cell office:value-type="float" office:value="2019" calcext:value-type="float">
            <text:p>20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Wisen (SO)</text:p>
          </table:table-cell>
          <table:table-cell office:value-type="float" office:value="2019" calcext:value-type="float">
            <text:p>201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Witterswil</text:p>
          </table:table-cell>
          <table:table-cell office:value-type="float" office:value="2019" calcext:value-type="float">
            <text:p>201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Wolfwil</text:p>
          </table:table-cell>
          <table:table-cell office:value-type="float" office:value="2019" calcext:value-type="float">
            <text:p>20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Zuchwil</text:p>
          </table:table-cell>
          <table:table-cell office:value-type="float" office:value="2019" calcext:value-type="float">
            <text:p>20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Zullwil</text:p>
          </table:table-cell>
          <table:table-cell office:value-type="float" office:value="2019" calcext:value-type="float">
            <text:p>201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Aedermannsdorf</text:p>
          </table:table-cell>
          <table:table-cell office:value-type="float" office:value="2020" calcext:value-type="float">
            <text:p>202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Aeschi (SO)</text:p>
          </table:table-cell>
          <table:table-cell office:value-type="float" office:value="2020" calcext:value-type="float">
            <text:p>202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Balm bei Günsberg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lsthal</text:p>
          </table:table-cell>
          <table:table-cell office:value-type="float" office:value="2020" calcext:value-type="float">
            <text:p>202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ärschwil</text:p>
          </table:table-cell>
          <table:table-cell office:value-type="float" office:value="2020" calcext:value-type="float">
            <text:p>202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ättwil</text:p>
          </table:table-cell>
          <table:table-cell office:value-type="float" office:value="2020" calcext:value-type="float">
            <text:p>202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Beinwil (SO)</text:p>
          </table:table-cell>
          <table:table-cell office:value-type="float" office:value="2020" calcext:value-type="float">
            <text:p>202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Bellach</text:p>
          </table:table-cell>
          <table:table-cell office:value-type="float" office:value="2020" calcext:value-type="float">
            <text:p>202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ettlach</text:p>
          </table:table-cell>
          <table:table-cell office:value-type="float" office:value="2020" calcext:value-type="float">
            <text:p>202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iberist</text:p>
          </table:table-cell>
          <table:table-cell office:value-type="float" office:value="2020" calcext:value-type="float">
            <text:p>202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iezwil</text:p>
          </table:table-cell>
          <table:table-cell office:value-type="float" office:value="2020" calcext:value-type="float">
            <text:p>202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olken</text:p>
          </table:table-cell>
          <table:table-cell office:value-type="float" office:value="2020" calcext:value-type="float">
            <text:p>202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Boningen</text:p>
          </table:table-cell>
          <table:table-cell office:value-type="float" office:value="2020" calcext:value-type="float">
            <text:p>202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reitenbach</text:p>
          </table:table-cell>
          <table:table-cell office:value-type="float" office:value="2020" calcext:value-type="float">
            <text:p>202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string" calcext:value-type="string">
            <text:p>Buchegg</text:p>
          </table:table-cell>
          <table:table-cell office:value-type="float" office:value="2020" calcext:value-type="float">
            <text:p>202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Büren (SO)</text:p>
          </table:table-cell>
          <table:table-cell office:value-type="float" office:value="2020" calcext:value-type="float">
            <text:p>202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üsserach</text:p>
          </table:table-cell>
          <table:table-cell office:value-type="float" office:value="2020" calcext:value-type="float">
            <text:p>202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Däniken</text:p>
          </table:table-cell>
          <table:table-cell office:value-type="float" office:value="2020" calcext:value-type="float">
            <text:p>202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eitingen</text:p>
          </table:table-cell>
          <table:table-cell office:value-type="float" office:value="2020" calcext:value-type="float">
            <text:p>202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Derendingen</text:p>
          </table:table-cell>
          <table:table-cell office:value-type="float" office:value="2020" calcext:value-type="float">
            <text:p>202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Dornach</text:p>
          </table:table-cell>
          <table:table-cell office:value-type="float" office:value="2020" calcext:value-type="float">
            <text:p>202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ce2" office:value-type="string" calcext:value-type="string">
            <text:p>Drei Höfe</text:p>
          </table:table-cell>
          <table:table-cell office:value-type="float" office:value="2020" calcext:value-type="float">
            <text:p>202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Dulliken</text:p>
          </table:table-cell>
          <table:table-cell office:value-type="float" office:value="2020" calcext:value-type="float">
            <text:p>202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gerkingen</text:p>
          </table:table-cell>
          <table:table-cell office:value-type="float" office:value="2020" calcext:value-type="float">
            <text:p>202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ppenberg-Wöschnau</text:p>
          </table:table-cell>
          <table:table-cell office:value-type="float" office:value="2020" calcext:value-type="float">
            <text:p>202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rlinsbach SO</text:p>
          </table:table-cell>
          <table:table-cell office:value-type="float" office:value="2020" calcext:value-type="float">
            <text:p>202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rschwil</text:p>
          </table:table-cell>
          <table:table-cell office:value-type="float" office:value="2020" calcext:value-type="float">
            <text:p>202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tziken</text:p>
          </table:table-cell>
          <table:table-cell office:value-type="float" office:value="2020" calcext:value-type="float">
            <text:p>20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Fehren</text:p>
          </table:table-cell>
          <table:table-cell office:value-type="float" office:value="2020" calcext:value-type="float">
            <text:p>20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Feldbrunnen-St.Niklaus</text:p>
          </table:table-cell>
          <table:table-cell office:value-type="float" office:value="2020" calcext:value-type="float">
            <text:p>20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Flumenthal</text:p>
          </table:table-cell>
          <table:table-cell office:value-type="float" office:value="2020" calcext:value-type="float">
            <text:p>202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Fulenbach</text:p>
          </table:table-cell>
          <table:table-cell office:value-type="float" office:value="2020" calcext:value-type="float">
            <text:p>202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Gempen</text:p>
          </table:table-cell>
          <table:table-cell office:value-type="float" office:value="2020" calcext:value-type="float">
            <text:p>202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Gerlafingen</text:p>
          </table:table-cell>
          <table:table-cell office:value-type="float" office:value="2020" calcext:value-type="float">
            <text:p>202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Grenchen</text:p>
          </table:table-cell>
          <table:table-cell office:value-type="float" office:value="2020" calcext:value-type="float">
            <text:p>202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Gretzenbach</text:p>
          </table:table-cell>
          <table:table-cell office:value-type="float" office:value="2020" calcext:value-type="float">
            <text:p>202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Grindel</text:p>
          </table:table-cell>
          <table:table-cell office:value-type="float" office:value="2020" calcext:value-type="float">
            <text:p>20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Günsberg</text:p>
          </table:table-cell>
          <table:table-cell office:value-type="float" office:value="2020" calcext:value-type="float">
            <text:p>202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Gunzgen</text:p>
          </table:table-cell>
          <table:table-cell office:value-type="float" office:value="2020" calcext:value-type="float">
            <text:p>20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Hägendorf</text:p>
          </table:table-cell>
          <table:table-cell office:value-type="float" office:value="2020" calcext:value-type="float">
            <text:p>202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Halten</text:p>
          </table:table-cell>
          <table:table-cell office:value-type="float" office:value="2020" calcext:value-type="float">
            <text:p>202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ärkingen</text:p>
          </table:table-cell>
          <table:table-cell office:value-type="float" office:value="2020" calcext:value-type="float">
            <text:p>202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Hauenstein-Ifenthal</text:p>
          </table:table-cell>
          <table:table-cell office:value-type="float" office:value="2020" calcext:value-type="float">
            <text:p>20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Herbetswil</text:p>
          </table:table-cell>
          <table:table-cell office:value-type="float" office:value="2020" calcext:value-type="float">
            <text:p>202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Himmelried</text:p>
          </table:table-cell>
          <table:table-cell office:value-type="float" office:value="2020" calcext:value-type="float">
            <text:p>202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Hochwald</text:p>
          </table:table-cell>
          <table:table-cell office:value-type="float" office:value="2020" calcext:value-type="float">
            <text:p>202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Hofstetten-Flüh</text:p>
          </table:table-cell>
          <table:table-cell office:value-type="float" office:value="2020" calcext:value-type="float">
            <text:p>202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Holderbank (SO)</text:p>
          </table:table-cell>
          <table:table-cell office:value-type="float" office:value="2020" calcext:value-type="float">
            <text:p>202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Horriwil</text:p>
          </table:table-cell>
          <table:table-cell office:value-type="float" office:value="2020" calcext:value-type="float">
            <text:p>202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Hubersdorf</text:p>
          </table:table-cell>
          <table:table-cell office:value-type="float" office:value="2020" calcext:value-type="float">
            <text:p>202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Hüniken</text:p>
          </table:table-cell>
          <table:table-cell office:value-type="float" office:value="2020" calcext:value-type="float">
            <text:p>202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Kammersrohr</text:p>
          </table:table-cell>
          <table:table-cell office:value-type="float" office:value="2020" calcext:value-type="float">
            <text:p>202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Kappel (SO)</text:p>
          </table:table-cell>
          <table:table-cell office:value-type="float" office:value="2020" calcext:value-type="float">
            <text:p>202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estenholz</text:p>
          </table:table-cell>
          <table:table-cell office:value-type="float" office:value="2020" calcext:value-type="float">
            <text:p>202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Kienberg</text:p>
          </table:table-cell>
          <table:table-cell office:value-type="float" office:value="2020" calcext:value-type="float">
            <text:p>202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Kleinlützel</text:p>
          </table:table-cell>
          <table:table-cell office:value-type="float" office:value="2020" calcext:value-type="float">
            <text:p>202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Kriegstetten</text:p>
          </table:table-cell>
          <table:table-cell office:value-type="float" office:value="2020" calcext:value-type="float">
            <text:p>202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Langendorf</text:p>
          </table:table-cell>
          <table:table-cell office:value-type="float" office:value="2020" calcext:value-type="float">
            <text:p>202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Laupersdorf</text:p>
          </table:table-cell>
          <table:table-cell office:value-type="float" office:value="2020" calcext:value-type="float">
            <text:p>202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Lohn-Ammannsegg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ommiswil</text:p>
          </table:table-cell>
          <table:table-cell office:value-type="float" office:value="2020" calcext:value-type="float">
            <text:p>202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Lostorf</text:p>
          </table:table-cell>
          <table:table-cell office:value-type="float" office:value="2020" calcext:value-type="float">
            <text:p>202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string" calcext:value-type="string">
            <text:p>Lüsslingen-Nennigkofen</text:p>
          </table:table-cell>
          <table:table-cell office:value-type="float" office:value="2020" calcext:value-type="float">
            <text:p>202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Luterbach</text:p>
          </table:table-cell>
          <table:table-cell office:value-type="float" office:value="2020" calcext:value-type="float">
            <text:p>202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Lüterkofen-Ichertswil</text:p>
          </table:table-cell>
          <table:table-cell office:value-type="float" office:value="2020" calcext:value-type="float">
            <text:p>202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Lüterswil-Gächliwil</text:p>
          </table:table-cell>
          <table:table-cell office:value-type="float" office:value="2020" calcext:value-type="float">
            <text:p>202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atzendorf</text:p>
          </table:table-cell>
          <table:table-cell office:value-type="float" office:value="2020" calcext:value-type="float">
            <text:p>202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Meltingen</text:p>
          </table:table-cell>
          <table:table-cell office:value-type="float" office:value="2020" calcext:value-type="float">
            <text:p>202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Messen</text:p>
          </table:table-cell>
          <table:table-cell office:value-type="float" office:value="2020" calcext:value-type="float">
            <text:p>202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Metzerlen-Mariastein</text:p>
          </table:table-cell>
          <table:table-cell office:value-type="float" office:value="2020" calcext:value-type="float">
            <text:p>202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Mümliswil-Ramiswil</text:p>
          </table:table-cell>
          <table:table-cell office:value-type="float" office:value="2020" calcext:value-type="float">
            <text:p>202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Neuendorf</text:p>
          </table:table-cell>
          <table:table-cell office:value-type="float" office:value="2020" calcext:value-type="float">
            <text:p>202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Niederbuchsiten</text:p>
          </table:table-cell>
          <table:table-cell office:value-type="float" office:value="2020" calcext:value-type="float">
            <text:p>202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Niedergösgen</text:p>
          </table:table-cell>
          <table:table-cell office:value-type="float" office:value="2020" calcext:value-type="float">
            <text:p>202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Nuglar-St.Pantaleon</text:p>
          </table:table-cell>
          <table:table-cell office:value-type="float" office:value="2020" calcext:value-type="float">
            <text:p>202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Nunningen</text:p>
          </table:table-cell>
          <table:table-cell office:value-type="float" office:value="2020" calcext:value-type="float">
            <text:p>202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Oberbuchsiten</text:p>
          </table:table-cell>
          <table:table-cell office:value-type="float" office:value="2020" calcext:value-type="float">
            <text:p>202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Oberdorf (SO)</text:p>
          </table:table-cell>
          <table:table-cell office:value-type="float" office:value="2020" calcext:value-type="float">
            <text:p>202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Obergerlafingen</text:p>
          </table:table-cell>
          <table:table-cell office:value-type="float" office:value="2020" calcext:value-type="float">
            <text:p>202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Obergösgen</text:p>
          </table:table-cell>
          <table:table-cell office:value-type="float" office:value="2020" calcext:value-type="float">
            <text:p>202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Oekingen</text:p>
          </table:table-cell>
          <table:table-cell office:value-type="float" office:value="2020" calcext:value-type="float">
            <text:p>202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Oensingen</text:p>
          </table:table-cell>
          <table:table-cell office:value-type="float" office:value="2020" calcext:value-type="float">
            <text:p>202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Olten</text:p>
          </table:table-cell>
          <table:table-cell office:value-type="float" office:value="2020" calcext:value-type="float">
            <text:p>20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Recherswil</text:p>
          </table:table-cell>
          <table:table-cell office:value-type="float" office:value="2020" calcext:value-type="float">
            <text:p>202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ickenbach</text:p>
          </table:table-cell>
          <table:table-cell office:value-type="float" office:value="2020" calcext:value-type="float">
            <text:p>202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Riedholz</text:p>
          </table:table-cell>
          <table:table-cell office:value-type="float" office:value="2020" calcext:value-type="float">
            <text:p>202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Rodersdorf</text:p>
          </table:table-cell>
          <table:table-cell office:value-type="float" office:value="2020" calcext:value-type="float">
            <text:p>202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üttenen</text:p>
          </table:table-cell>
          <table:table-cell office:value-type="float" office:value="2020" calcext:value-type="float">
            <text:p>202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chnottwil</text:p>
          </table:table-cell>
          <table:table-cell office:value-type="float" office:value="2020" calcext:value-type="float">
            <text:p>20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Schönenwerd (SO)</text:p>
          </table:table-cell>
          <table:table-cell office:value-type="float" office:value="2020" calcext:value-type="float">
            <text:p>202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eewen</text:p>
          </table:table-cell>
          <table:table-cell office:value-type="float" office:value="2020" calcext:value-type="float">
            <text:p>202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Selzach</text:p>
          </table:table-cell>
          <table:table-cell office:value-type="float" office:value="2020" calcext:value-type="float">
            <text:p>20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Solothurn</text:p>
          </table:table-cell>
          <table:table-cell office:value-type="float" office:value="2020" calcext:value-type="float">
            <text:p>202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tarrkirch-Wil</text:p>
          </table:table-cell>
          <table:table-cell office:value-type="float" office:value="2020" calcext:value-type="float">
            <text:p>202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tüsslingen (Rohr)</text:p>
          </table:table-cell>
          <table:table-cell office:value-type="float" office:value="2020" calcext:value-type="float">
            <text:p>202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Subingen</text:p>
          </table:table-cell>
          <table:table-cell office:value-type="float" office:value="2020" calcext:value-type="float">
            <text:p>202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Trimbach</text:p>
          </table:table-cell>
          <table:table-cell office:value-type="float" office:value="2020" calcext:value-type="float">
            <text:p>202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Unterramsern</text:p>
          </table:table-cell>
          <table:table-cell office:value-type="float" office:value="2020" calcext:value-type="float">
            <text:p>202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Walterswil (SO)</text:p>
          </table:table-cell>
          <table:table-cell office:value-type="float" office:value="2020" calcext:value-type="float">
            <text:p>202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Wangen bei Olten</text:p>
          </table:table-cell>
          <table:table-cell office:value-type="float" office:value="2020" calcext:value-type="float">
            <text:p>202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Welschenrohr</text:p>
          </table:table-cell>
          <table:table-cell office:value-type="float" office:value="2020" calcext:value-type="float">
            <text:p>202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Winznau</text:p>
          </table:table-cell>
          <table:table-cell office:value-type="float" office:value="2020" calcext:value-type="float">
            <text:p>202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Wisen (SO)</text:p>
          </table:table-cell>
          <table:table-cell office:value-type="float" office:value="2020" calcext:value-type="float">
            <text:p>202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Witterswil</text:p>
          </table:table-cell>
          <table:table-cell office:value-type="float" office:value="2020" calcext:value-type="float">
            <text:p>202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Wolfwil</text:p>
          </table:table-cell>
          <table:table-cell office:value-type="float" office:value="2020" calcext:value-type="float">
            <text:p>202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Zuchwil</text:p>
          </table:table-cell>
          <table:table-cell office:value-type="float" office:value="2020" calcext:value-type="float">
            <text:p>202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Zullwil</text:p>
          </table:table-cell>
          <table:table-cell office:value-type="float" office:value="2020" calcext:value-type="float">
            <text:p>202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Aedermannsdorf</text:p>
          </table:table-cell>
          <table:table-cell office:value-type="float" office:value="2021" calcext:value-type="float">
            <text:p>202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Aeschi (SO)</text:p>
          </table:table-cell>
          <table:table-cell office:value-type="float" office:value="2021" calcext:value-type="float">
            <text:p>202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Balm bei Günsberg</text:p>
          </table:table-cell>
          <table:table-cell office:value-type="float" office:value="2021" calcext:value-type="float">
            <text:p>20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lsthal</text:p>
          </table:table-cell>
          <table:table-cell office:value-type="float" office:value="2021" calcext:value-type="float">
            <text:p>20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ärschwil</text:p>
          </table:table-cell>
          <table:table-cell office:value-type="float" office:value="2021" calcext:value-type="float">
            <text:p>20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ättwil</text:p>
          </table:table-cell>
          <table:table-cell office:value-type="float" office:value="2021" calcext:value-type="float">
            <text:p>202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Beinwil (SO)</text:p>
          </table:table-cell>
          <table:table-cell office:value-type="float" office:value="2021" calcext:value-type="float">
            <text:p>20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ellach</text:p>
          </table:table-cell>
          <table:table-cell office:value-type="float" office:value="2021" calcext:value-type="float">
            <text:p>20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ettlach</text:p>
          </table:table-cell>
          <table:table-cell office:value-type="float" office:value="2021" calcext:value-type="float">
            <text:p>202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iberist</text:p>
          </table:table-cell>
          <table:table-cell office:value-type="float" office:value="2021" calcext:value-type="float">
            <text:p>20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iezwil</text:p>
          </table:table-cell>
          <table:table-cell office:value-type="float" office:value="2021" calcext:value-type="float">
            <text:p>20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olken</text:p>
          </table:table-cell>
          <table:table-cell office:value-type="float" office:value="2021" calcext:value-type="float">
            <text:p>202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Boningen</text:p>
          </table:table-cell>
          <table:table-cell office:value-type="float" office:value="2021" calcext:value-type="float">
            <text:p>20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reitenbach</text:p>
          </table:table-cell>
          <table:table-cell office:value-type="float" office:value="2021" calcext:value-type="float">
            <text:p>202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string" calcext:value-type="string">
            <text:p>Buchegg</text:p>
          </table:table-cell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Büren (SO)</text:p>
          </table:table-cell>
          <table:table-cell office:value-type="float" office:value="2021" calcext:value-type="float">
            <text:p>20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üsserach</text:p>
          </table:table-cell>
          <table:table-cell office:value-type="float" office:value="2021" calcext:value-type="float">
            <text:p>202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Däniken</text:p>
          </table:table-cell>
          <table:table-cell office:value-type="float" office:value="2021" calcext:value-type="float">
            <text:p>202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eitingen</text:p>
          </table:table-cell>
          <table:table-cell office:value-type="float" office:value="2021" calcext:value-type="float">
            <text:p>20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Derendingen</text:p>
          </table:table-cell>
          <table:table-cell office:value-type="float" office:value="2021" calcext:value-type="float">
            <text:p>202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Dornach</text:p>
          </table:table-cell>
          <table:table-cell office:value-type="float" office:value="2021" calcext:value-type="float">
            <text:p>202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ce2" office:value-type="string" calcext:value-type="string">
            <text:p>Drei Höfe</text:p>
          </table:table-cell>
          <table:table-cell office:value-type="float" office:value="2021" calcext:value-type="float">
            <text:p>202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Dulliken</text:p>
          </table:table-cell>
          <table:table-cell office:value-type="float" office:value="2021" calcext:value-type="float">
            <text:p>202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gerkingen</text:p>
          </table:table-cell>
          <table:table-cell office:value-type="float" office:value="2021" calcext:value-type="float">
            <text:p>202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ppenberg-Wöschnau</text:p>
          </table:table-cell>
          <table:table-cell office:value-type="float" office:value="2021" calcext:value-type="float">
            <text:p>202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rlinsbach SO</text:p>
          </table:table-cell>
          <table:table-cell office:value-type="float" office:value="2021" calcext:value-type="float">
            <text:p>202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rschwil</text:p>
          </table:table-cell>
          <table:table-cell office:value-type="float" office:value="2021" calcext:value-type="float">
            <text:p>202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tziken</text:p>
          </table:table-cell>
          <table:table-cell office:value-type="float" office:value="2021" calcext:value-type="float">
            <text:p>20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Fehren</text:p>
          </table:table-cell>
          <table:table-cell office:value-type="float" office:value="2021" calcext:value-type="float">
            <text:p>202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Feldbrunnen-St.Niklaus</text:p>
          </table:table-cell>
          <table:table-cell office:value-type="float" office:value="2021" calcext:value-type="float">
            <text:p>202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Flumenthal</text:p>
          </table:table-cell>
          <table:table-cell office:value-type="float" office:value="2021" calcext:value-type="float">
            <text:p>20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Fulenbach</text:p>
          </table:table-cell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Gempen</text:p>
          </table:table-cell>
          <table:table-cell office:value-type="float" office:value="2021" calcext:value-type="float">
            <text:p>202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Gerlafingen</text:p>
          </table:table-cell>
          <table:table-cell office:value-type="float" office:value="2021" calcext:value-type="float">
            <text:p>20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Grenchen</text:p>
          </table:table-cell>
          <table:table-cell office:value-type="float" office:value="2021" calcext:value-type="float">
            <text:p>202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Gretzenbach</text:p>
          </table:table-cell>
          <table:table-cell office:value-type="float" office:value="2021" calcext:value-type="float">
            <text:p>202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Grindel</text:p>
          </table:table-cell>
          <table:table-cell office:value-type="float" office:value="2021" calcext:value-type="float">
            <text:p>202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Günsberg</text:p>
          </table:table-cell>
          <table:table-cell office:value-type="float" office:value="2021" calcext:value-type="float">
            <text:p>202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Gunzgen</text:p>
          </table:table-cell>
          <table:table-cell office:value-type="float" office:value="2021" calcext:value-type="float">
            <text:p>202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Hägendorf</text:p>
          </table:table-cell>
          <table:table-cell office:value-type="float" office:value="2021" calcext:value-type="float">
            <text:p>202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Halten</text:p>
          </table:table-cell>
          <table:table-cell office:value-type="float" office:value="2021" calcext:value-type="float">
            <text:p>202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ärkingen</text:p>
          </table:table-cell>
          <table:table-cell office:value-type="float" office:value="2021" calcext:value-type="float">
            <text:p>202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Hauenstein-Ifenthal</text:p>
          </table:table-cell>
          <table:table-cell office:value-type="float" office:value="2021" calcext:value-type="float">
            <text:p>202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Herbetswil</text:p>
          </table:table-cell>
          <table:table-cell office:value-type="float" office:value="2021" calcext:value-type="float">
            <text:p>202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Himmelried</text:p>
          </table:table-cell>
          <table:table-cell office:value-type="float" office:value="2021" calcext:value-type="float">
            <text:p>202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Hochwald</text:p>
          </table:table-cell>
          <table:table-cell office:value-type="float" office:value="2021" calcext:value-type="float">
            <text:p>202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Hofstetten-Flüh</text:p>
          </table:table-cell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Holderbank (SO)</text:p>
          </table:table-cell>
          <table:table-cell office:value-type="float" office:value="2021" calcext:value-type="float">
            <text:p>202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Horriwil</text:p>
          </table:table-cell>
          <table:table-cell office:value-type="float" office:value="2021" calcext:value-type="float">
            <text:p>202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Hubersdorf</text:p>
          </table:table-cell>
          <table:table-cell office:value-type="float" office:value="2021" calcext:value-type="float">
            <text:p>202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Hüniken</text:p>
          </table:table-cell>
          <table:table-cell office:value-type="float" office:value="2021" calcext:value-type="float">
            <text:p>202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Kammersrohr</text:p>
          </table:table-cell>
          <table:table-cell office:value-type="float" office:value="2021" calcext:value-type="float">
            <text:p>202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Kappel (SO)</text:p>
          </table:table-cell>
          <table:table-cell office:value-type="float" office:value="2021" calcext:value-type="float">
            <text:p>202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estenholz</text:p>
          </table:table-cell>
          <table:table-cell office:value-type="float" office:value="2021" calcext:value-type="float">
            <text:p>202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Kienberg</text:p>
          </table:table-cell>
          <table:table-cell office:value-type="float" office:value="2021" calcext:value-type="float">
            <text:p>202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Kleinlützel</text:p>
          </table:table-cell>
          <table:table-cell office:value-type="float" office:value="2021" calcext:value-type="float">
            <text:p>202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Kriegstetten</text:p>
          </table:table-cell>
          <table:table-cell office:value-type="float" office:value="2021" calcext:value-type="float">
            <text:p>202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Langendorf</text:p>
          </table:table-cell>
          <table:table-cell office:value-type="float" office:value="2021" calcext:value-type="float">
            <text:p>202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Laupersdorf</text:p>
          </table:table-cell>
          <table:table-cell office:value-type="float" office:value="2021" calcext:value-type="float">
            <text:p>202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Lohn-Ammannsegg</text:p>
          </table:table-cell>
          <table:table-cell office:value-type="float" office:value="2021" calcext:value-type="float">
            <text:p>20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ommiswil</text:p>
          </table:table-cell>
          <table:table-cell office:value-type="float" office:value="2021" calcext:value-type="float">
            <text:p>202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Lostorf</text:p>
          </table:table-cell>
          <table:table-cell office:value-type="float" office:value="2021" calcext:value-type="float">
            <text:p>202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string" calcext:value-type="string">
            <text:p>Lüsslingen-Nennigkofen</text:p>
          </table:table-cell>
          <table:table-cell office:value-type="float" office:value="2021" calcext:value-type="float">
            <text:p>202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Luterbach</text:p>
          </table:table-cell>
          <table:table-cell office:value-type="float" office:value="2021" calcext:value-type="float">
            <text:p>20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Lüterkofen-Ichertswil</text:p>
          </table:table-cell>
          <table:table-cell office:value-type="float" office:value="2021" calcext:value-type="float">
            <text:p>202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Lüterswil-Gächliwil</text:p>
          </table:table-cell>
          <table:table-cell office:value-type="float" office:value="2021" calcext:value-type="float">
            <text:p>202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atzendorf</text:p>
          </table:table-cell>
          <table:table-cell office:value-type="float" office:value="2021" calcext:value-type="float">
            <text:p>202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Meltingen</text:p>
          </table:table-cell>
          <table:table-cell office:value-type="float" office:value="2021" calcext:value-type="float">
            <text:p>20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Messen</text:p>
          </table:table-cell>
          <table:table-cell office:value-type="float" office:value="2021" calcext:value-type="float">
            <text:p>202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Metzerlen-Mariastein</text:p>
          </table:table-cell>
          <table:table-cell office:value-type="float" office:value="2021" calcext:value-type="float">
            <text:p>202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Mümliswil-Ramiswil</text:p>
          </table:table-cell>
          <table:table-cell office:value-type="float" office:value="2021" calcext:value-type="float">
            <text:p>20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Neuendorf</text:p>
          </table:table-cell>
          <table:table-cell office:value-type="float" office:value="2021" calcext:value-type="float">
            <text:p>202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Niederbuchsiten</text:p>
          </table:table-cell>
          <table:table-cell office:value-type="float" office:value="2021" calcext:value-type="float">
            <text:p>202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Niedergösgen</text:p>
          </table:table-cell>
          <table:table-cell office:value-type="float" office:value="2021" calcext:value-type="float">
            <text:p>202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Nuglar-St.Pantaleon</text:p>
          </table:table-cell>
          <table:table-cell office:value-type="float" office:value="2021" calcext:value-type="float">
            <text:p>202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Nunningen</text:p>
          </table:table-cell>
          <table:table-cell office:value-type="float" office:value="2021" calcext:value-type="float">
            <text:p>202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Oberbuchsiten</text:p>
          </table:table-cell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Oberdorf (SO)</text:p>
          </table:table-cell>
          <table:table-cell office:value-type="float" office:value="2021" calcext:value-type="float">
            <text:p>202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Obergerlafingen</text:p>
          </table:table-cell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Obergösgen</text:p>
          </table:table-cell>
          <table:table-cell office:value-type="float" office:value="2021" calcext:value-type="float">
            <text:p>202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Oekingen</text:p>
          </table:table-cell>
          <table:table-cell office:value-type="float" office:value="2021" calcext:value-type="float">
            <text:p>202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Oensingen</text:p>
          </table:table-cell>
          <table:table-cell office:value-type="float" office:value="2021" calcext:value-type="float">
            <text:p>202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Olten</text:p>
          </table:table-cell>
          <table:table-cell office:value-type="float" office:value="2021" calcext:value-type="float">
            <text:p>202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Recherswil</text:p>
          </table:table-cell>
          <table:table-cell office:value-type="float" office:value="2021" calcext:value-type="float">
            <text:p>202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ickenbach</text:p>
          </table:table-cell>
          <table:table-cell office:value-type="float" office:value="2021" calcext:value-type="float">
            <text:p>202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Riedholz</text:p>
          </table:table-cell>
          <table:table-cell office:value-type="float" office:value="2021" calcext:value-type="float">
            <text:p>202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Rodersdorf</text:p>
          </table:table-cell>
          <table:table-cell office:value-type="float" office:value="2021" calcext:value-type="float">
            <text:p>202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üttenen</text:p>
          </table:table-cell>
          <table:table-cell office:value-type="float" office:value="2021" calcext:value-type="float">
            <text:p>202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chnottwil</text:p>
          </table:table-cell>
          <table:table-cell office:value-type="float" office:value="2021" calcext:value-type="float">
            <text:p>202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Schönenwerd (SO)</text:p>
          </table:table-cell>
          <table:table-cell office:value-type="float" office:value="2021" calcext:value-type="float">
            <text:p>202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eewen</text:p>
          </table:table-cell>
          <table:table-cell office:value-type="float" office:value="2021" calcext:value-type="float">
            <text:p>20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Selzach</text:p>
          </table:table-cell>
          <table:table-cell office:value-type="float" office:value="2021" calcext:value-type="float">
            <text:p>202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Solothurn</text:p>
          </table:table-cell>
          <table:table-cell office:value-type="float" office:value="2021" calcext:value-type="float">
            <text:p>202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tarrkirch-Wil</text:p>
          </table:table-cell>
          <table:table-cell office:value-type="float" office:value="2021" calcext:value-type="float">
            <text:p>202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tüsslingen (Rohr)</text:p>
          </table:table-cell>
          <table:table-cell office:value-type="float" office:value="2021" calcext:value-type="float">
            <text:p>202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Subingen</text:p>
          </table:table-cell>
          <table:table-cell office:value-type="float" office:value="2021" calcext:value-type="float">
            <text:p>202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Trimbach</text:p>
          </table:table-cell>
          <table:table-cell office:value-type="float" office:value="2021" calcext:value-type="float">
            <text:p>20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Unterramsern</text:p>
          </table:table-cell>
          <table:table-cell office:value-type="float" office:value="2021" calcext:value-type="float">
            <text:p>202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Walterswil (SO)</text:p>
          </table:table-cell>
          <table:table-cell office:value-type="float" office:value="2021" calcext:value-type="float">
            <text:p>20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Wangen bei Olten</text:p>
          </table:table-cell>
          <table:table-cell office:value-type="float" office:value="2021" calcext:value-type="float">
            <text:p>202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Welschenrohr</text:p>
          </table:table-cell>
          <table:table-cell office:value-type="float" office:value="2021" calcext:value-type="float">
            <text:p>202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Winznau</text:p>
          </table:table-cell>
          <table:table-cell office:value-type="float" office:value="2021" calcext:value-type="float">
            <text:p>202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Wisen (SO)</text:p>
          </table:table-cell>
          <table:table-cell office:value-type="float" office:value="2021" calcext:value-type="float">
            <text:p>20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Witterswil</text:p>
          </table:table-cell>
          <table:table-cell office:value-type="float" office:value="2021" calcext:value-type="float">
            <text:p>202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Wolfwil</text:p>
          </table:table-cell>
          <table:table-cell office:value-type="float" office:value="2021" calcext:value-type="float">
            <text:p>202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Zuchwil</text:p>
          </table:table-cell>
          <table:table-cell office:value-type="float" office:value="2021" calcext:value-type="float">
            <text:p>202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Zullwil</text:p>
          </table:table-cell>
          <table:table-cell office:value-type="float" office:value="2021" calcext:value-type="float">
            <text:p>202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Aedermannsdorf</text:p>
          </table:table-cell>
          <table:table-cell office:value-type="float" office:value="2022" calcext:value-type="float">
            <text:p>202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Aeschi (SO)</text:p>
          </table:table-cell>
          <table:table-cell office:value-type="float" office:value="2022" calcext:value-type="float">
            <text:p>202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Balm bei Günsberg</text:p>
          </table:table-cell>
          <table:table-cell office:value-type="float" office:value="2022" calcext:value-type="float">
            <text:p>20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lsthal</text:p>
          </table:table-cell>
          <table:table-cell office:value-type="float" office:value="2022" calcext:value-type="float">
            <text:p>202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ärschwil</text:p>
          </table:table-cell>
          <table:table-cell office:value-type="float" office:value="2022" calcext:value-type="float">
            <text:p>202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ättwil</text:p>
          </table:table-cell>
          <table:table-cell office:value-type="float" office:value="2022" calcext:value-type="float">
            <text:p>202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Beinwil (SO)</text:p>
          </table:table-cell>
          <table:table-cell office:value-type="float" office:value="2022" calcext:value-type="float">
            <text:p>202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ellach</text:p>
          </table:table-cell>
          <table:table-cell office:value-type="float" office:value="2022" calcext:value-type="float">
            <text:p>202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ettlach</text:p>
          </table:table-cell>
          <table:table-cell office:value-type="float" office:value="2022" calcext:value-type="float">
            <text:p>202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iberist</text:p>
          </table:table-cell>
          <table:table-cell office:value-type="float" office:value="2022" calcext:value-type="float">
            <text:p>202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iezwil</text:p>
          </table:table-cell>
          <table:table-cell office:value-type="float" office:value="2022" calcext:value-type="float">
            <text:p>202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olken</text:p>
          </table:table-cell>
          <table:table-cell office:value-type="float" office:value="2022" calcext:value-type="float">
            <text:p>202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Boningen</text:p>
          </table:table-cell>
          <table:table-cell office:value-type="float" office:value="2022" calcext:value-type="float">
            <text:p>202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reitenbach</text:p>
          </table:table-cell>
          <table:table-cell office:value-type="float" office:value="2022" calcext:value-type="float">
            <text:p>202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string" calcext:value-type="string">
            <text:p>Buchegg</text:p>
          </table:table-cell>
          <table:table-cell office:value-type="float" office:value="2022" calcext:value-type="float">
            <text:p>202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Büren (SO)</text:p>
          </table:table-cell>
          <table:table-cell office:value-type="float" office:value="2022" calcext:value-type="float">
            <text:p>202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üsserach</text:p>
          </table:table-cell>
          <table:table-cell office:value-type="float" office:value="2022" calcext:value-type="float">
            <text:p>202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Däniken</text:p>
          </table:table-cell>
          <table:table-cell office:value-type="float" office:value="2022" calcext:value-type="float">
            <text:p>202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eitingen</text:p>
          </table:table-cell>
          <table:table-cell office:value-type="float" office:value="2022" calcext:value-type="float">
            <text:p>202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Derendingen</text:p>
          </table:table-cell>
          <table:table-cell office:value-type="float" office:value="2022" calcext:value-type="float">
            <text:p>202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Dornach</text:p>
          </table:table-cell>
          <table:table-cell office:value-type="float" office:value="2022" calcext:value-type="float">
            <text:p>202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ce2" office:value-type="string" calcext:value-type="string">
            <text:p>Drei Höfe</text:p>
          </table:table-cell>
          <table:table-cell office:value-type="float" office:value="2022" calcext:value-type="float">
            <text:p>202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Dulliken</text:p>
          </table:table-cell>
          <table:table-cell office:value-type="float" office:value="2022" calcext:value-type="float">
            <text:p>202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gerkingen</text:p>
          </table:table-cell>
          <table:table-cell office:value-type="float" office:value="2022" calcext:value-type="float">
            <text:p>202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ppenberg-Wöschnau</text:p>
          </table:table-cell>
          <table:table-cell office:value-type="float" office:value="2022" calcext:value-type="float">
            <text:p>202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rlinsbach SO</text:p>
          </table:table-cell>
          <table:table-cell office:value-type="float" office:value="2022" calcext:value-type="float">
            <text:p>20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rschwil</text:p>
          </table:table-cell>
          <table:table-cell office:value-type="float" office:value="2022" calcext:value-type="float">
            <text:p>202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tziken</text:p>
          </table:table-cell>
          <table:table-cell office:value-type="float" office:value="2022" calcext:value-type="float">
            <text:p>202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Fehren</text:p>
          </table:table-cell>
          <table:table-cell office:value-type="float" office:value="2022" calcext:value-type="float">
            <text:p>202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Feldbrunnen-St.Niklaus</text:p>
          </table:table-cell>
          <table:table-cell office:value-type="float" office:value="2022" calcext:value-type="float">
            <text:p>202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Flumenthal</text:p>
          </table:table-cell>
          <table:table-cell office:value-type="float" office:value="2022" calcext:value-type="float">
            <text:p>202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Fulenbach</text:p>
          </table:table-cell>
          <table:table-cell office:value-type="float" office:value="2022" calcext:value-type="float">
            <text:p>202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Gempen</text:p>
          </table:table-cell>
          <table:table-cell office:value-type="float" office:value="2022" calcext:value-type="float">
            <text:p>202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Gerlafingen</text:p>
          </table:table-cell>
          <table:table-cell office:value-type="float" office:value="2022" calcext:value-type="float">
            <text:p>202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Grenchen</text:p>
          </table:table-cell>
          <table:table-cell office:value-type="float" office:value="2022" calcext:value-type="float">
            <text:p>202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Gretzenbach</text:p>
          </table:table-cell>
          <table:table-cell office:value-type="float" office:value="2022" calcext:value-type="float">
            <text:p>202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Grindel</text:p>
          </table:table-cell>
          <table:table-cell office:value-type="float" office:value="2022" calcext:value-type="float">
            <text:p>202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Günsberg</text:p>
          </table:table-cell>
          <table:table-cell office:value-type="float" office:value="2022" calcext:value-type="float">
            <text:p>202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Gunzgen</text:p>
          </table:table-cell>
          <table:table-cell office:value-type="float" office:value="2022" calcext:value-type="float">
            <text:p>202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Hägendorf</text:p>
          </table:table-cell>
          <table:table-cell office:value-type="float" office:value="2022" calcext:value-type="float">
            <text:p>202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Halten</text:p>
          </table:table-cell>
          <table:table-cell office:value-type="float" office:value="2022" calcext:value-type="float">
            <text:p>202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ärkingen</text:p>
          </table:table-cell>
          <table:table-cell office:value-type="float" office:value="2022" calcext:value-type="float">
            <text:p>202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Hauenstein-Ifenthal</text:p>
          </table:table-cell>
          <table:table-cell office:value-type="float" office:value="2022" calcext:value-type="float">
            <text:p>202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Herbetswil</text:p>
          </table:table-cell>
          <table:table-cell office:value-type="float" office:value="2022" calcext:value-type="float">
            <text:p>202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Himmelried</text:p>
          </table:table-cell>
          <table:table-cell office:value-type="float" office:value="2022" calcext:value-type="float">
            <text:p>202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Hochwald</text:p>
          </table:table-cell>
          <table:table-cell office:value-type="float" office:value="2022" calcext:value-type="float">
            <text:p>202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Hofstetten-Flüh</text:p>
          </table:table-cell>
          <table:table-cell office:value-type="float" office:value="2022" calcext:value-type="float">
            <text:p>202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Holderbank (SO)</text:p>
          </table:table-cell>
          <table:table-cell office:value-type="float" office:value="2022" calcext:value-type="float">
            <text:p>202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Horriwil</text:p>
          </table:table-cell>
          <table:table-cell office:value-type="float" office:value="2022" calcext:value-type="float">
            <text:p>202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Hubersdorf</text:p>
          </table:table-cell>
          <table:table-cell office:value-type="float" office:value="2022" calcext:value-type="float">
            <text:p>202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Hüniken</text:p>
          </table:table-cell>
          <table:table-cell office:value-type="float" office:value="2022" calcext:value-type="float">
            <text:p>202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Kammersrohr</text:p>
          </table:table-cell>
          <table:table-cell office:value-type="float" office:value="2022" calcext:value-type="float">
            <text:p>202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Kappel (SO)</text:p>
          </table:table-cell>
          <table:table-cell office:value-type="float" office:value="2022" calcext:value-type="float">
            <text:p>202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estenholz</text:p>
          </table:table-cell>
          <table:table-cell office:value-type="float" office:value="2022" calcext:value-type="float">
            <text:p>202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Kienberg</text:p>
          </table:table-cell>
          <table:table-cell office:value-type="float" office:value="2022" calcext:value-type="float">
            <text:p>202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Kleinlützel</text:p>
          </table:table-cell>
          <table:table-cell office:value-type="float" office:value="2022" calcext:value-type="float">
            <text:p>202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Kriegstetten</text:p>
          </table:table-cell>
          <table:table-cell office:value-type="float" office:value="2022" calcext:value-type="float">
            <text:p>202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Langendorf</text:p>
          </table:table-cell>
          <table:table-cell office:value-type="float" office:value="2022" calcext:value-type="float">
            <text:p>202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Laupersdorf</text:p>
          </table:table-cell>
          <table:table-cell office:value-type="float" office:value="2022" calcext:value-type="float">
            <text:p>20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Lohn-Ammannsegg</text:p>
          </table:table-cell>
          <table:table-cell office:value-type="float" office:value="2022" calcext:value-type="float">
            <text:p>202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Lommiswil</text:p>
          </table:table-cell>
          <table:table-cell office:value-type="float" office:value="2022" calcext:value-type="float">
            <text:p>202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Lostorf</text:p>
          </table:table-cell>
          <table:table-cell office:value-type="float" office:value="2022" calcext:value-type="float">
            <text:p>202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string" calcext:value-type="string">
            <text:p>Lüsslingen-Nennigkofen</text:p>
          </table:table-cell>
          <table:table-cell office:value-type="float" office:value="2022" calcext:value-type="float">
            <text:p>202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Luterbach</text:p>
          </table:table-cell>
          <table:table-cell office:value-type="float" office:value="2022" calcext:value-type="float">
            <text:p>202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Lüterkofen-Ichertswil</text:p>
          </table:table-cell>
          <table:table-cell office:value-type="float" office:value="2022" calcext:value-type="float">
            <text:p>202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Lüterswil-Gächliwil</text:p>
          </table:table-cell>
          <table:table-cell office:value-type="float" office:value="2022" calcext:value-type="float">
            <text:p>202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atzendorf</text:p>
          </table:table-cell>
          <table:table-cell office:value-type="float" office:value="2022" calcext:value-type="float">
            <text:p>202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Meltingen</text:p>
          </table:table-cell>
          <table:table-cell office:value-type="float" office:value="2022" calcext:value-type="float">
            <text:p>20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Messen</text:p>
          </table:table-cell>
          <table:table-cell office:value-type="float" office:value="2022" calcext:value-type="float">
            <text:p>202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Metzerlen-Mariastein</text:p>
          </table:table-cell>
          <table:table-cell office:value-type="float" office:value="2022" calcext:value-type="float">
            <text:p>202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Mümliswil-Ramiswil</text:p>
          </table:table-cell>
          <table:table-cell office:value-type="float" office:value="2022" calcext:value-type="float">
            <text:p>20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Neuendorf</text:p>
          </table:table-cell>
          <table:table-cell office:value-type="float" office:value="2022" calcext:value-type="float">
            <text:p>202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Niederbuchsiten</text:p>
          </table:table-cell>
          <table:table-cell office:value-type="float" office:value="2022" calcext:value-type="float">
            <text:p>20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Niedergösgen</text:p>
          </table:table-cell>
          <table:table-cell office:value-type="float" office:value="2022" calcext:value-type="float">
            <text:p>202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Nuglar-St.Pantaleon</text:p>
          </table:table-cell>
          <table:table-cell office:value-type="float" office:value="2022" calcext:value-type="float">
            <text:p>202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Nunningen</text:p>
          </table:table-cell>
          <table:table-cell office:value-type="float" office:value="2022" calcext:value-type="float">
            <text:p>202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Oberbuchsiten</text:p>
          </table:table-cell>
          <table:table-cell office:value-type="float" office:value="2022" calcext:value-type="float">
            <text:p>202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Oberdorf (SO)</text:p>
          </table:table-cell>
          <table:table-cell office:value-type="float" office:value="2022" calcext:value-type="float">
            <text:p>202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Obergerlafingen</text:p>
          </table:table-cell>
          <table:table-cell office:value-type="float" office:value="2022" calcext:value-type="float">
            <text:p>202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Obergösgen</text:p>
          </table:table-cell>
          <table:table-cell office:value-type="float" office:value="2022" calcext:value-type="float">
            <text:p>202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Oekingen</text:p>
          </table:table-cell>
          <table:table-cell office:value-type="float" office:value="2022" calcext:value-type="float">
            <text:p>202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Oensingen</text:p>
          </table:table-cell>
          <table:table-cell office:value-type="float" office:value="2022" calcext:value-type="float">
            <text:p>202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Olten</text:p>
          </table:table-cell>
          <table:table-cell office:value-type="float" office:value="2022" calcext:value-type="float">
            <text:p>202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Recherswil</text:p>
          </table:table-cell>
          <table:table-cell office:value-type="float" office:value="2022" calcext:value-type="float">
            <text:p>202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ickenbach</text:p>
          </table:table-cell>
          <table:table-cell office:value-type="float" office:value="2022" calcext:value-type="float">
            <text:p>202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Riedholz</text:p>
          </table:table-cell>
          <table:table-cell office:value-type="float" office:value="2022" calcext:value-type="float">
            <text:p>202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Rodersdorf</text:p>
          </table:table-cell>
          <table:table-cell office:value-type="float" office:value="2022" calcext:value-type="float">
            <text:p>202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üttenen</text:p>
          </table:table-cell>
          <table:table-cell office:value-type="float" office:value="2022" calcext:value-type="float">
            <text:p>20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chnottwil</text:p>
          </table:table-cell>
          <table:table-cell office:value-type="float" office:value="2022" calcext:value-type="float">
            <text:p>202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Schönenwerd (SO)</text:p>
          </table:table-cell>
          <table:table-cell office:value-type="float" office:value="2022" calcext:value-type="float">
            <text:p>202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eewen</text:p>
          </table:table-cell>
          <table:table-cell office:value-type="float" office:value="2022" calcext:value-type="float">
            <text:p>202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Selzach</text:p>
          </table:table-cell>
          <table:table-cell office:value-type="float" office:value="2022" calcext:value-type="float">
            <text:p>202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Solothurn</text:p>
          </table:table-cell>
          <table:table-cell office:value-type="float" office:value="2022" calcext:value-type="float">
            <text:p>202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tarrkirch-Wil</text:p>
          </table:table-cell>
          <table:table-cell office:value-type="float" office:value="2022" calcext:value-type="float">
            <text:p>202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Stüsslingen (Rohr)</text:p>
          </table:table-cell>
          <table:table-cell office:value-type="float" office:value="2022" calcext:value-type="float">
            <text:p>202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Subingen</text:p>
          </table:table-cell>
          <table:table-cell office:value-type="float" office:value="2022" calcext:value-type="float">
            <text:p>202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Trimbach</text:p>
          </table:table-cell>
          <table:table-cell office:value-type="float" office:value="2022" calcext:value-type="float">
            <text:p>202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Unterramsern</text:p>
          </table:table-cell>
          <table:table-cell office:value-type="float" office:value="2022" calcext:value-type="float">
            <text:p>202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Walterswil (SO)</text:p>
          </table:table-cell>
          <table:table-cell office:value-type="float" office:value="2022" calcext:value-type="float">
            <text:p>202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Wangen bei Olten</text:p>
          </table:table-cell>
          <table:table-cell office:value-type="float" office:value="2022" calcext:value-type="float">
            <text:p>202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Welschenrohr</text:p>
          </table:table-cell>
          <table:table-cell office:value-type="float" office:value="2022" calcext:value-type="float">
            <text:p>202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Winznau</text:p>
          </table:table-cell>
          <table:table-cell office:value-type="float" office:value="2022" calcext:value-type="float">
            <text:p>202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Wisen (SO)</text:p>
          </table:table-cell>
          <table:table-cell office:value-type="float" office:value="2022" calcext:value-type="float">
            <text:p>202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Witterswil</text:p>
          </table:table-cell>
          <table:table-cell office:value-type="float" office:value="2022" calcext:value-type="float">
            <text:p>202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Wolfwil</text:p>
          </table:table-cell>
          <table:table-cell office:value-type="float" office:value="2022" calcext:value-type="float">
            <text:p>202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Zuchwil</text:p>
          </table:table-cell>
          <table:table-cell office:value-type="float" office:value="2022" calcext:value-type="float">
            <text:p>202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Zullwil</text:p>
          </table:table-cell>
          <table:table-cell office:value-type="float" office:value="2022" calcext:value-type="float">
            <text:p>2022</text:p>
          </table:table-cell>
          <table:table-cell office:value-type="float" office:value="139" calcext:value-type="float">
            <text:p>1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7:27:13.928009358</meta:creation-date>
    <dc:date>2023-06-11T17:40:27.539435325</dc:date>
    <meta:editing-duration>PT13M13S</meta:editing-duration>
    <meta:editing-cycles>2</meta:editing-cycles>
    <meta:generator>LibreOffice/7.5.4.2$MacOSX_AARCH64 LibreOffice_project/36ccfdc35048b057fd9854c757a8b67ec53977b6</meta:generator>
    <meta:document-statistic meta:table-count="1" meta:cell-count="7385" meta:object-count="0"/>
  </office:meta>
</office:document-meta>
</file>